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6.61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data_raw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eal</text:p>
          </table:table-cell>
          <table:covered-table-cell/>
          <table:table-cell/>
          <table:table-cell office:value-type="string" calcext:value-type="string">
            <text:p>x raw</text:p>
          </table:table-cell>
          <table:table-cell office:value-type="string" calcext:value-type="string">
            <text:p>y ra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 calib</text:p>
          </table:table-cell>
          <table:table-cell office:value-type="string" calcext:value-type="string">
            <text:p>y calib</text:p>
          </table:table-cell>
        </table:table-row>
        <table:table-row table:style-name="ro1">
          <table:table-cell office:value-type="string" calcext:value-type="string">
            <text:p>x initial</text:p>
          </table:table-cell>
          <table:table-cell office:value-type="float" office:value="0.96812" calcext:value-type="float">
            <text:p>0.96812</text:p>
          </table:table-cell>
          <table:table-cell/>
          <table:table-cell office:value-type="float" office:value="57.401935" calcext:value-type="float">
            <text:p>57.401935</text:p>
          </table:table-cell>
          <table:table-cell office:value-type="float" office:value="129.47059" calcext:value-type="float">
            <text:p>129.47059</text:p>
          </table:table-cell>
          <table:table-cell office:value-type="float" office:value="57.401935" calcext:value-type="float">
            <text:p>57.401935</text:p>
          </table:table-cell>
          <table:table-cell office:value-type="float" office:value="129.47059" calcext:value-type="float">
            <text:p>129.47059</text:p>
          </table:table-cell>
          <table:table-cell table:formula="of:=[.F2]*[.B$10]" office:value-type="float" office:value="7.97981690005905" calcext:value-type="float">
            <text:p>7.97981690005905</text:p>
          </table:table-cell>
          <table:table-cell table:formula="of:=[.G2]*[.B$14]" office:value-type="float" office:value="1.87837628357348" calcext:value-type="float">
            <text:p>1.87837628357348</text:p>
          </table:table-cell>
        </table:table-row>
        <table:table-row table:style-name="ro1">
          <table:table-cell office:value-type="string" calcext:value-type="string">
            <text:p>x final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436542" calcext:value-type="float">
            <text:p>0.436542</text:p>
          </table:table-cell>
          <table:table-cell office:value-type="float" office:value="1.26478" calcext:value-type="float">
            <text:p>1.26478</text:p>
          </table:table-cell>
          <table:table-cell table:formula="of:=[.D3]+[.F2]" office:value-type="float" office:value="57.838477" calcext:value-type="float">
            <text:p>57.838477</text:p>
          </table:table-cell>
          <table:table-cell table:formula="of:=[.E3]+[.G2]" office:value-type="float" office:value="130.73537" calcext:value-type="float">
            <text:p>130.73537</text:p>
          </table:table-cell>
          <table:table-cell table:formula="of:=[.F3]*[.B$10]" office:value-type="float" office:value="8.04050344710987" calcext:value-type="float">
            <text:p>8.04050344710987</text:p>
          </table:table-cell>
          <table:table-cell table:formula="of:=[.G3]*[.B$14]" office:value-type="float" office:value="1.89672587753099" calcext:value-type="float">
            <text:p>1.89672587753099</text:p>
          </table:table-cell>
        </table:table-row>
        <table:table-row table:style-name="ro1">
          <table:table-cell office:value-type="string" calcext:value-type="string">
            <text:p>y initial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float" office:value="0.436542" calcext:value-type="float">
            <text:p>0.436542</text:p>
          </table:table-cell>
          <table:table-cell office:value-type="float" office:value="1.26479" calcext:value-type="float">
            <text:p>1.26479</text:p>
          </table:table-cell>
          <table:table-cell table:formula="of:=[.D4]+[.F3]" office:value-type="float" office:value="58.275019" calcext:value-type="float">
            <text:p>58.275019</text:p>
          </table:table-cell>
          <table:table-cell table:formula="of:=[.E4]+[.G3]" office:value-type="float" office:value="132.00016" calcext:value-type="float">
            <text:p>132.00016</text:p>
          </table:table-cell>
          <table:table-cell table:formula="of:=[.F4]*[.B$10]" office:value-type="float" office:value="8.10118999416069" calcext:value-type="float">
            <text:p>8.10118999416069</text:p>
          </table:table-cell>
          <table:table-cell table:formula="of:=[.G4]*[.B$14]" office:value-type="float" office:value="1.9150756165698" calcext:value-type="float">
            <text:p>1.9150756165698</text:p>
          </table:table-cell>
        </table:table-row>
        <table:table-row table:style-name="ro1">
          <table:table-cell office:value-type="string" calcext:value-type="string">
            <text:p>y fina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36542" calcext:value-type="float">
            <text:p>0.436542</text:p>
          </table:table-cell>
          <table:table-cell office:value-type="float" office:value="1.26478" calcext:value-type="float">
            <text:p>1.26478</text:p>
          </table:table-cell>
          <table:table-cell table:formula="of:=[.D5]+[.F4]" office:value-type="float" office:value="58.711561" calcext:value-type="float">
            <text:p>58.711561</text:p>
          </table:table-cell>
          <table:table-cell table:formula="of:=[.E5]+[.G4]" office:value-type="float" office:value="133.26494" calcext:value-type="float">
            <text:p>133.26494</text:p>
          </table:table-cell>
          <table:table-cell table:formula="of:=[.F5]*[.B$10]" office:value-type="float" office:value="8.16187654121151" calcext:value-type="float">
            <text:p>8.16187654121151</text:p>
          </table:table-cell>
          <table:table-cell table:formula="of:=[.G5]*[.B$14]" office:value-type="float" office:value="1.9334252105273" calcext:value-type="float">
            <text:p>1.9334252105273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1.26479" calcext:value-type="float">
            <text:p>1.26479</text:p>
          </table:table-cell>
          <table:table-cell table:formula="of:=[.D6]+[.F5]" office:value-type="float" office:value="59.148103" calcext:value-type="float">
            <text:p>59.148103</text:p>
          </table:table-cell>
          <table:table-cell table:formula="of:=[.E6]+[.G5]" office:value-type="float" office:value="134.52973" calcext:value-type="float">
            <text:p>134.52973</text:p>
          </table:table-cell>
          <table:table-cell table:formula="of:=[.F6]*[.B$10]" office:value-type="float" office:value="8.22256308826233" calcext:value-type="float">
            <text:p>8.22256308826233</text:p>
          </table:table-cell>
          <table:table-cell table:formula="of:=[.G6]*[.B$14]" office:value-type="float" office:value="1.95177494956611" calcext:value-type="float">
            <text:p>1.95177494956611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0.38757" calcext:value-type="float">
            <text:p>0.38757</text:p>
          </table:table-cell>
          <table:table-cell table:formula="of:=[.D7]+[.F6]" office:value-type="float" office:value="59.584645" calcext:value-type="float">
            <text:p>59.584645</text:p>
          </table:table-cell>
          <table:table-cell table:formula="of:=[.E7]+[.G6]" office:value-type="float" office:value="134.9173" calcext:value-type="float">
            <text:p>134.9173</text:p>
          </table:table-cell>
          <table:table-cell table:formula="of:=[.F7]*[.B$10]" office:value-type="float" office:value="8.28324963531315" calcext:value-type="float">
            <text:p>8.28324963531315</text:p>
          </table:table-cell>
          <table:table-cell table:formula="of:=[.G7]*[.B$14]" office:value-type="float" office:value="1.95739786590738" calcext:value-type="float">
            <text:p>1.95739786590738</text:p>
          </table:table-cell>
        </table:table-row>
        <table:table-row table:style-name="ro1">
          <table:table-cell office:value-type="string" calcext:value-type="string">
            <text:p>x diff real</text:p>
          </table:table-cell>
          <table:table-cell table:formula="of:=[.B3]-[.B2]" office:value-type="float" office:value="24.03188" calcext:value-type="float">
            <text:p>24.03188</text:p>
          </table:table-cell>
          <table:table-cell/>
          <table:table-cell office:value-type="float" office:value="0.436542" calcext:value-type="float">
            <text:p>0.436542</text:p>
          </table:table-cell>
          <table:table-cell office:value-type="float" office:value="0.38757" calcext:value-type="float">
            <text:p>0.38757</text:p>
          </table:table-cell>
          <table:table-cell table:formula="of:=[.D8]+[.F7]" office:value-type="float" office:value="60.021187" calcext:value-type="float">
            <text:p>60.021187</text:p>
          </table:table-cell>
          <table:table-cell table:formula="of:=[.E8]+[.G7]" office:value-type="float" office:value="135.30487" calcext:value-type="float">
            <text:p>135.30487</text:p>
          </table:table-cell>
          <table:table-cell table:formula="of:=[.F8]*[.B$10]" office:value-type="float" office:value="8.34393618236397" calcext:value-type="float">
            <text:p>8.34393618236397</text:p>
          </table:table-cell>
          <table:table-cell table:formula="of:=[.G8]*[.B$14]" office:value-type="float" office:value="1.96302078224864" calcext:value-type="float">
            <text:p>1.96302078224864</text:p>
          </table:table-cell>
        </table:table-row>
        <table:table-row table:style-name="ro1">
          <table:table-cell office:value-type="string" calcext:value-type="string">
            <text:p>x diff draw</text:p>
          </table:table-cell>
          <table:table-cell table:formula="of:=[.F398]-[.F2]" office:value-type="float" office:value="172.870685000002" calcext:value-type="float">
            <text:p>172.870685000002</text:p>
          </table:table-cell>
          <table:table-cell/>
          <table:table-cell office:value-type="float" office:value="0.436543" calcext:value-type="float">
            <text:p>0.436543</text:p>
          </table:table-cell>
          <table:table-cell office:value-type="float" office:value="0.38756" calcext:value-type="float">
            <text:p>0.38756</text:p>
          </table:table-cell>
          <table:table-cell table:formula="of:=[.D9]+[.F8]" office:value-type="float" office:value="60.45773" calcext:value-type="float">
            <text:p>60.45773</text:p>
          </table:table-cell>
          <table:table-cell table:formula="of:=[.E9]+[.G8]" office:value-type="float" office:value="135.69243" calcext:value-type="float">
            <text:p>135.69243</text:p>
          </table:table-cell>
          <table:table-cell table:formula="of:=[.F9]*[.B$10]" office:value-type="float" office:value="8.40462286843131" calcext:value-type="float">
            <text:p>8.40462286843131</text:p>
          </table:table-cell>
          <table:table-cell table:formula="of:=[.G9]*[.B$14]" office:value-type="float" office:value="1.9686435535086" calcext:value-type="float">
            <text:p>1.9686435535086</text:p>
          </table:table-cell>
        </table:table-row>
        <table:table-row table:style-name="ro1">
          <table:table-cell office:value-type="string" calcext:value-type="string">
            <text:p>x calib factor</text:p>
          </table:table-cell>
          <table:table-cell table:formula="of:=[.B8]/[.B9]" office:value-type="float" office:value="0.139016513991367" calcext:value-type="float">
            <text:p>0.139016513991367</text:p>
          </table:table-cell>
          <table:table-cell/>
          <table:table-cell office:value-type="float" office:value="0.436542" calcext:value-type="float">
            <text:p>0.436542</text:p>
          </table:table-cell>
          <table:table-cell office:value-type="float" office:value="0.38757" calcext:value-type="float">
            <text:p>0.38757</text:p>
          </table:table-cell>
          <table:table-cell table:formula="of:=[.D10]+[.F9]" office:value-type="float" office:value="60.894272" calcext:value-type="float">
            <text:p>60.894272</text:p>
          </table:table-cell>
          <table:table-cell table:formula="of:=[.E10]+[.G9]" office:value-type="float" office:value="136.08" calcext:value-type="float">
            <text:p>136.08</text:p>
          </table:table-cell>
          <table:table-cell table:formula="of:=[.F10]*[.B$10]" office:value-type="float" office:value="8.46530941548213" calcext:value-type="float">
            <text:p>8.46530941548213</text:p>
          </table:table-cell>
          <table:table-cell table:formula="of:=[.G10]*[.B$14]" office:value-type="float" office:value="1.97426646984987" calcext:value-type="float">
            <text:p>1.97426646984987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0.47048" calcext:value-type="float">
            <text:p>-0.47048</text:p>
          </table:table-cell>
          <table:table-cell table:formula="of:=[.D11]+[.F10]" office:value-type="float" office:value="61.330814" calcext:value-type="float">
            <text:p>61.330814</text:p>
          </table:table-cell>
          <table:table-cell table:formula="of:=[.E11]+[.G10]" office:value-type="float" office:value="135.60952" calcext:value-type="float">
            <text:p>135.60952</text:p>
          </table:table-cell>
          <table:table-cell table:formula="of:=[.F11]*[.B$10]" office:value-type="float" office:value="8.52599596253295" calcext:value-type="float">
            <text:p>8.52599596253295</text:p>
          </table:table-cell>
          <table:table-cell table:formula="of:=[.G11]*[.B$14]" office:value-type="float" office:value="1.96744068436534" calcext:value-type="float">
            <text:p>1.96744068436534</text:p>
          </table:table-cell>
        </table:table-row>
        <table:table-row table:style-name="ro1">
          <table:table-cell office:value-type="string" calcext:value-type="string">
            <text:p>y diff real</text:p>
          </table:table-cell>
          <table:table-cell table:formula="of:=[.B5]-[.B4]" office:value-type="float" office:value="-0.76" calcext:value-type="float">
            <text:p>-0.76</text:p>
          </table:table-cell>
          <table:table-cell/>
          <table:table-cell office:value-type="float" office:value="0.436542" calcext:value-type="float">
            <text:p>0.436542</text:p>
          </table:table-cell>
          <table:table-cell office:value-type="float" office:value="-0.47048" calcext:value-type="float">
            <text:p>-0.47048</text:p>
          </table:table-cell>
          <table:table-cell table:formula="of:=[.D12]+[.F11]" office:value-type="float" office:value="61.767356" calcext:value-type="float">
            <text:p>61.767356</text:p>
          </table:table-cell>
          <table:table-cell table:formula="of:=[.E12]+[.G11]" office:value-type="float" office:value="135.13904" calcext:value-type="float">
            <text:p>135.13904</text:p>
          </table:table-cell>
          <table:table-cell table:formula="of:=[.F12]*[.B$10]" office:value-type="float" office:value="8.58668250958377" calcext:value-type="float">
            <text:p>8.58668250958377</text:p>
          </table:table-cell>
          <table:table-cell table:formula="of:=[.G12]*[.B$14]" office:value-type="float" office:value="1.96061489888081" calcext:value-type="float">
            <text:p>1.96061489888081</text:p>
          </table:table-cell>
        </table:table-row>
        <table:table-row table:style-name="ro1">
          <table:table-cell office:value-type="string" calcext:value-type="string">
            <text:p>y diff draw</text:p>
          </table:table-cell>
          <table:table-cell table:formula="of:=[.G398]-[.G2]" office:value-type="float" office:value="-52.384418" calcext:value-type="float">
            <text:p>-52.384418</text:p>
          </table:table-cell>
          <table:table-cell/>
          <table:table-cell office:value-type="float" office:value="0.436542" calcext:value-type="float">
            <text:p>0.436542</text:p>
          </table:table-cell>
          <table:table-cell office:value-type="float" office:value="-0.47048" calcext:value-type="float">
            <text:p>-0.47048</text:p>
          </table:table-cell>
          <table:table-cell table:formula="of:=[.D13]+[.F12]" office:value-type="float" office:value="62.203898" calcext:value-type="float">
            <text:p>62.203898</text:p>
          </table:table-cell>
          <table:table-cell table:formula="of:=[.E13]+[.G12]" office:value-type="float" office:value="134.66856" calcext:value-type="float">
            <text:p>134.66856</text:p>
          </table:table-cell>
          <table:table-cell table:formula="of:=[.F13]*[.B$10]" office:value-type="float" office:value="8.64736905663459" calcext:value-type="float">
            <text:p>8.64736905663459</text:p>
          </table:table-cell>
          <table:table-cell table:formula="of:=[.G13]*[.B$14]" office:value-type="float" office:value="1.95378911339628" calcext:value-type="float">
            <text:p>1.95378911339628</text:p>
          </table:table-cell>
        </table:table-row>
        <table:table-row table:style-name="ro1">
          <table:table-cell office:value-type="string" calcext:value-type="string">
            <text:p>y calib factor</text:p>
          </table:table-cell>
          <table:table-cell table:formula="of:=[.B12]/[.B13]" office:value-type="float" office:value="0.0145081310247639" calcext:value-type="float">
            <text:p>0.014508131024764</text:p>
          </table:table-cell>
          <table:table-cell/>
          <table:table-cell office:value-type="float" office:value="0.436542" calcext:value-type="float">
            <text:p>0.436542</text:p>
          </table:table-cell>
          <table:table-cell office:value-type="float" office:value="-0.47048" calcext:value-type="float">
            <text:p>-0.47048</text:p>
          </table:table-cell>
          <table:table-cell table:formula="of:=[.D14]+[.F13]" office:value-type="float" office:value="62.64044" calcext:value-type="float">
            <text:p>62.64044</text:p>
          </table:table-cell>
          <table:table-cell table:formula="of:=[.E14]+[.G13]" office:value-type="float" office:value="134.19808" calcext:value-type="float">
            <text:p>134.19808</text:p>
          </table:table-cell>
          <table:table-cell table:formula="of:=[.F14]*[.B$10]" office:value-type="float" office:value="8.70805560368541" calcext:value-type="float">
            <text:p>8.70805560368541</text:p>
          </table:table-cell>
          <table:table-cell table:formula="of:=[.G14]*[.B$14]" office:value-type="float" office:value="1.94696332791175" calcext:value-type="float">
            <text:p>1.94696332791175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1.26079" calcext:value-type="float">
            <text:p>-1.26079</text:p>
          </table:table-cell>
          <table:table-cell table:formula="of:=[.D15]+[.F14]" office:value-type="float" office:value="63.076982" calcext:value-type="float">
            <text:p>63.076982</text:p>
          </table:table-cell>
          <table:table-cell table:formula="of:=[.E15]+[.G14]" office:value-type="float" office:value="132.93729" calcext:value-type="float">
            <text:p>132.93729</text:p>
          </table:table-cell>
          <table:table-cell table:formula="of:=[.F15]*[.B$10]" office:value-type="float" office:value="8.76874215073623" calcext:value-type="float">
            <text:p>8.76874215073623</text:p>
          </table:table-cell>
          <table:table-cell table:formula="of:=[.G15]*[.B$14]" office:value-type="float" office:value="1.92867162139703" calcext:value-type="float">
            <text:p>1.92867162139703</text:p>
          </table:table-cell>
        </table:table-row>
        <table:table-row table:style-name="ro1">
          <table:table-cell table:number-columns-repeated="3"/>
          <table:table-cell office:value-type="float" office:value="0.436543" calcext:value-type="float">
            <text:p>0.436543</text:p>
          </table:table-cell>
          <table:table-cell office:value-type="float" office:value="-1.26079" calcext:value-type="float">
            <text:p>-1.26079</text:p>
          </table:table-cell>
          <table:table-cell table:formula="of:=[.D16]+[.F15]" office:value-type="float" office:value="63.513525" calcext:value-type="float">
            <text:p>63.513525</text:p>
          </table:table-cell>
          <table:table-cell table:formula="of:=[.E16]+[.G15]" office:value-type="float" office:value="131.6765" calcext:value-type="float">
            <text:p>131.6765</text:p>
          </table:table-cell>
          <table:table-cell table:formula="of:=[.F16]*[.B$10]" office:value-type="float" office:value="8.82942883680356" calcext:value-type="float">
            <text:p>8.82942883680356</text:p>
          </table:table-cell>
          <table:table-cell table:formula="of:=[.G16]*[.B$14]" office:value-type="float" office:value="1.91037991488232" calcext:value-type="float">
            <text:p>1.91037991488232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1.26079" calcext:value-type="float">
            <text:p>-1.26079</text:p>
          </table:table-cell>
          <table:table-cell table:formula="of:=[.D17]+[.F16]" office:value-type="float" office:value="63.950067" calcext:value-type="float">
            <text:p>63.950067</text:p>
          </table:table-cell>
          <table:table-cell table:formula="of:=[.E17]+[.G16]" office:value-type="float" office:value="130.41571" calcext:value-type="float">
            <text:p>130.41571</text:p>
          </table:table-cell>
          <table:table-cell table:formula="of:=[.F17]*[.B$10]" office:value-type="float" office:value="8.89011538385438" calcext:value-type="float">
            <text:p>8.89011538385438</text:p>
          </table:table-cell>
          <table:table-cell table:formula="of:=[.G17]*[.B$14]" office:value-type="float" office:value="1.89208820836761" calcext:value-type="float">
            <text:p>1.89208820836761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1.26079" calcext:value-type="float">
            <text:p>-1.26079</text:p>
          </table:table-cell>
          <table:table-cell table:formula="of:=[.D18]+[.F17]" office:value-type="float" office:value="64.386609" calcext:value-type="float">
            <text:p>64.386609</text:p>
          </table:table-cell>
          <table:table-cell table:formula="of:=[.E18]+[.G17]" office:value-type="float" office:value="129.15492" calcext:value-type="float">
            <text:p>129.15492</text:p>
          </table:table-cell>
          <table:table-cell table:formula="of:=[.F18]*[.B$10]" office:value-type="float" office:value="8.9508019309052" calcext:value-type="float">
            <text:p>8.9508019309052</text:p>
          </table:table-cell>
          <table:table-cell table:formula="of:=[.G18]*[.B$14]" office:value-type="float" office:value="1.8737965018529" calcext:value-type="float">
            <text:p>1.8737965018529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1.94101" calcext:value-type="float">
            <text:p>-1.94101</text:p>
          </table:table-cell>
          <table:table-cell table:formula="of:=[.D19]+[.F18]" office:value-type="float" office:value="64.823151" calcext:value-type="float">
            <text:p>64.823151</text:p>
          </table:table-cell>
          <table:table-cell table:formula="of:=[.E19]+[.G18]" office:value-type="float" office:value="127.21391" calcext:value-type="float">
            <text:p>127.21391</text:p>
          </table:table-cell>
          <table:table-cell table:formula="of:=[.F19]*[.B$10]" office:value-type="float" office:value="9.01148847795602" calcext:value-type="float">
            <text:p>9.01148847795602</text:p>
          </table:table-cell>
          <table:table-cell table:formula="of:=[.G19]*[.B$14]" office:value-type="float" office:value="1.84563607445252" calcext:value-type="float">
            <text:p>1.84563607445252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1.941" calcext:value-type="float">
            <text:p>-1.941</text:p>
          </table:table-cell>
          <table:table-cell table:formula="of:=[.D20]+[.F19]" office:value-type="float" office:value="65.259693" calcext:value-type="float">
            <text:p>65.259693</text:p>
          </table:table-cell>
          <table:table-cell table:formula="of:=[.E20]+[.G19]" office:value-type="float" office:value="125.27291" calcext:value-type="float">
            <text:p>125.27291</text:p>
          </table:table-cell>
          <table:table-cell table:formula="of:=[.F20]*[.B$10]" office:value-type="float" office:value="9.07217502500684" calcext:value-type="float">
            <text:p>9.07217502500684</text:p>
          </table:table-cell>
          <table:table-cell table:formula="of:=[.G20]*[.B$14]" office:value-type="float" office:value="1.81747579213345" calcext:value-type="float">
            <text:p>1.81747579213345</text:p>
          </table:table-cell>
        </table:table-row>
        <table:table-row table:style-name="ro1">
          <table:table-cell table:number-columns-repeated="3"/>
          <table:table-cell office:value-type="float" office:value="0.436543" calcext:value-type="float">
            <text:p>0.436543</text:p>
          </table:table-cell>
          <table:table-cell office:value-type="float" office:value="-1.94101" calcext:value-type="float">
            <text:p>-1.94101</text:p>
          </table:table-cell>
          <table:table-cell table:formula="of:=[.D21]+[.F20]" office:value-type="float" office:value="65.696236" calcext:value-type="float">
            <text:p>65.696236</text:p>
          </table:table-cell>
          <table:table-cell table:formula="of:=[.E21]+[.G20]" office:value-type="float" office:value="123.3319" calcext:value-type="float">
            <text:p>123.3319</text:p>
          </table:table-cell>
          <table:table-cell table:formula="of:=[.F21]*[.B$10]" office:value-type="float" office:value="9.13286171107417" calcext:value-type="float">
            <text:p>9.13286171107417</text:p>
          </table:table-cell>
          <table:table-cell table:formula="of:=[.G21]*[.B$14]" office:value-type="float" office:value="1.78931536473308" calcext:value-type="float">
            <text:p>1.78931536473308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1.94101" calcext:value-type="float">
            <text:p>-1.94101</text:p>
          </table:table-cell>
          <table:table-cell table:formula="of:=[.D22]+[.F21]" office:value-type="float" office:value="66.132778" calcext:value-type="float">
            <text:p>66.132778</text:p>
          </table:table-cell>
          <table:table-cell table:formula="of:=[.E22]+[.G21]" office:value-type="float" office:value="121.39089" calcext:value-type="float">
            <text:p>121.39089</text:p>
          </table:table-cell>
          <table:table-cell table:formula="of:=[.F22]*[.B$10]" office:value-type="float" office:value="9.19354825812499" calcext:value-type="float">
            <text:p>9.19354825812499</text:p>
          </table:table-cell>
          <table:table-cell table:formula="of:=[.G22]*[.B$14]" office:value-type="float" office:value="1.7611549373327" calcext:value-type="float">
            <text:p>1.7611549373327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2.47712" calcext:value-type="float">
            <text:p>-2.47712</text:p>
          </table:table-cell>
          <table:table-cell table:formula="of:=[.D23]+[.F22]" office:value-type="float" office:value="66.5693200000001" calcext:value-type="float">
            <text:p>66.5693200000001</text:p>
          </table:table-cell>
          <table:table-cell table:formula="of:=[.E23]+[.G22]" office:value-type="float" office:value="118.91377" calcext:value-type="float">
            <text:p>118.91377</text:p>
          </table:table-cell>
          <table:table-cell table:formula="of:=[.F23]*[.B$10]" office:value-type="float" office:value="9.25423480517581" calcext:value-type="float">
            <text:p>9.25423480517581</text:p>
          </table:table-cell>
          <table:table-cell table:formula="of:=[.G23]*[.B$14]" office:value-type="float" office:value="1.72521655580864" calcext:value-type="float">
            <text:p>1.72521655580864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2.47712" calcext:value-type="float">
            <text:p>-2.47712</text:p>
          </table:table-cell>
          <table:table-cell table:formula="of:=[.D24]+[.F23]" office:value-type="float" office:value="67.0058620000001" calcext:value-type="float">
            <text:p>67.0058620000001</text:p>
          </table:table-cell>
          <table:table-cell table:formula="of:=[.E24]+[.G23]" office:value-type="float" office:value="116.43665" calcext:value-type="float">
            <text:p>116.43665</text:p>
          </table:table-cell>
          <table:table-cell table:formula="of:=[.F24]*[.B$10]" office:value-type="float" office:value="9.31492135222663" calcext:value-type="float">
            <text:p>9.31492135222663</text:p>
          </table:table-cell>
          <table:table-cell table:formula="of:=[.G24]*[.B$14]" office:value-type="float" office:value="1.68927817428457" calcext:value-type="float">
            <text:p>1.68927817428457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2.47712" calcext:value-type="float">
            <text:p>-2.47712</text:p>
          </table:table-cell>
          <table:table-cell table:formula="of:=[.D25]+[.F24]" office:value-type="float" office:value="67.4424040000001" calcext:value-type="float">
            <text:p>67.4424040000001</text:p>
          </table:table-cell>
          <table:table-cell table:formula="of:=[.E25]+[.G24]" office:value-type="float" office:value="113.95953" calcext:value-type="float">
            <text:p>113.95953</text:p>
          </table:table-cell>
          <table:table-cell table:formula="of:=[.F25]*[.B$10]" office:value-type="float" office:value="9.37560789927745" calcext:value-type="float">
            <text:p>9.37560789927745</text:p>
          </table:table-cell>
          <table:table-cell table:formula="of:=[.G25]*[.B$14]" office:value-type="float" office:value="1.65333979276051" calcext:value-type="float">
            <text:p>1.65333979276051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2.47712" calcext:value-type="float">
            <text:p>-2.47712</text:p>
          </table:table-cell>
          <table:table-cell table:formula="of:=[.D26]+[.F25]" office:value-type="float" office:value="67.8789460000001" calcext:value-type="float">
            <text:p>67.8789460000001</text:p>
          </table:table-cell>
          <table:table-cell table:formula="of:=[.E26]+[.G25]" office:value-type="float" office:value="111.48241" calcext:value-type="float">
            <text:p>111.48241</text:p>
          </table:table-cell>
          <table:table-cell table:formula="of:=[.F26]*[.B$10]" office:value-type="float" office:value="9.43629444632827" calcext:value-type="float">
            <text:p>9.43629444632827</text:p>
          </table:table-cell>
          <table:table-cell table:formula="of:=[.G26]*[.B$14]" office:value-type="float" office:value="1.61740141123645" calcext:value-type="float">
            <text:p>1.61740141123645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2.84504" calcext:value-type="float">
            <text:p>-2.84504</text:p>
          </table:table-cell>
          <table:table-cell table:formula="of:=[.D27]+[.F26]" office:value-type="float" office:value="68.3154880000001" calcext:value-type="float">
            <text:p>68.3154880000001</text:p>
          </table:table-cell>
          <table:table-cell table:formula="of:=[.E27]+[.G26]" office:value-type="float" office:value="108.63737" calcext:value-type="float">
            <text:p>108.63737</text:p>
          </table:table-cell>
          <table:table-cell table:formula="of:=[.F27]*[.B$10]" office:value-type="float" office:value="9.49698099337909" calcext:value-type="float">
            <text:p>9.49698099337909</text:p>
          </table:table-cell>
          <table:table-cell table:formula="of:=[.G27]*[.B$14]" office:value-type="float" office:value="1.57612519814575" calcext:value-type="float">
            <text:p>1.57612519814575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2.84504" calcext:value-type="float">
            <text:p>-2.84504</text:p>
          </table:table-cell>
          <table:table-cell table:formula="of:=[.D28]+[.F27]" office:value-type="float" office:value="68.7520300000001" calcext:value-type="float">
            <text:p>68.7520300000001</text:p>
          </table:table-cell>
          <table:table-cell table:formula="of:=[.E28]+[.G27]" office:value-type="float" office:value="105.79233" calcext:value-type="float">
            <text:p>105.79233</text:p>
          </table:table-cell>
          <table:table-cell table:formula="of:=[.F28]*[.B$10]" office:value-type="float" office:value="9.55766754042991" calcext:value-type="float">
            <text:p>9.55766754042991</text:p>
          </table:table-cell>
          <table:table-cell table:formula="of:=[.G28]*[.B$14]" office:value-type="float" office:value="1.53484898505506" calcext:value-type="float">
            <text:p>1.53484898505506</text:p>
          </table:table-cell>
        </table:table-row>
        <table:table-row table:style-name="ro1">
          <table:table-cell table:number-columns-repeated="3"/>
          <table:table-cell office:value-type="float" office:value="0.436543" calcext:value-type="float">
            <text:p>0.436543</text:p>
          </table:table-cell>
          <table:table-cell office:value-type="float" office:value="-2.84505" calcext:value-type="float">
            <text:p>-2.84505</text:p>
          </table:table-cell>
          <table:table-cell table:formula="of:=[.D29]+[.F28]" office:value-type="float" office:value="69.1885730000001" calcext:value-type="float">
            <text:p>69.1885730000001</text:p>
          </table:table-cell>
          <table:table-cell table:formula="of:=[.E29]+[.G28]" office:value-type="float" office:value="102.94728" calcext:value-type="float">
            <text:p>102.94728</text:p>
          </table:table-cell>
          <table:table-cell table:formula="of:=[.F29]*[.B$10]" office:value-type="float" office:value="9.61835422649724" calcext:value-type="float">
            <text:p>9.61835422649724</text:p>
          </table:table-cell>
          <table:table-cell table:formula="of:=[.G29]*[.B$14]" office:value-type="float" office:value="1.49357262688306" calcext:value-type="float">
            <text:p>1.49357262688306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2.84504" calcext:value-type="float">
            <text:p>-2.84504</text:p>
          </table:table-cell>
          <table:table-cell table:formula="of:=[.D30]+[.F29]" office:value-type="float" office:value="69.6251150000001" calcext:value-type="float">
            <text:p>69.6251150000001</text:p>
          </table:table-cell>
          <table:table-cell table:formula="of:=[.E30]+[.G29]" office:value-type="float" office:value="100.10224" calcext:value-type="float">
            <text:p>100.10224</text:p>
          </table:table-cell>
          <table:table-cell table:formula="of:=[.F30]*[.B$10]" office:value-type="float" office:value="9.67904077354806" calcext:value-type="float">
            <text:p>9.67904077354806</text:p>
          </table:table-cell>
          <table:table-cell table:formula="of:=[.G30]*[.B$14]" office:value-type="float" office:value="1.45229641379236" calcext:value-type="float">
            <text:p>1.45229641379236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3.031518" calcext:value-type="float">
            <text:p>-3.031518</text:p>
          </table:table-cell>
          <table:table-cell table:formula="of:=[.D31]+[.F30]" office:value-type="float" office:value="70.0616570000001" calcext:value-type="float">
            <text:p>70.0616570000001</text:p>
          </table:table-cell>
          <table:table-cell table:formula="of:=[.E31]+[.G30]" office:value-type="float" office:value="97.070722" calcext:value-type="float">
            <text:p>97.070722</text:p>
          </table:table-cell>
          <table:table-cell table:formula="of:=[.F31]*[.B$10]" office:value-type="float" office:value="9.73972732059888" calcext:value-type="float">
            <text:p>9.73972732059888</text:p>
          </table:table-cell>
          <table:table-cell table:formula="of:=[.G31]*[.B$14]" office:value-type="float" office:value="1.40831475344443" calcext:value-type="float">
            <text:p>1.40831475344443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3.031519" calcext:value-type="float">
            <text:p>-3.031519</text:p>
          </table:table-cell>
          <table:table-cell table:formula="of:=[.D32]+[.F31]" office:value-type="float" office:value="70.4981990000001" calcext:value-type="float">
            <text:p>70.4981990000001</text:p>
          </table:table-cell>
          <table:table-cell table:formula="of:=[.E32]+[.G31]" office:value-type="float" office:value="94.0392030000001" calcext:value-type="float">
            <text:p>94.0392030000001</text:p>
          </table:table-cell>
          <table:table-cell table:formula="of:=[.F32]*[.B$10]" office:value-type="float" office:value="9.8004138676497" calcext:value-type="float">
            <text:p>9.8004138676497</text:p>
          </table:table-cell>
          <table:table-cell table:formula="of:=[.G32]*[.B$14]" office:value-type="float" office:value="1.36433307858837" calcext:value-type="float">
            <text:p>1.36433307858837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3.031518" calcext:value-type="float">
            <text:p>-3.031518</text:p>
          </table:table-cell>
          <table:table-cell table:formula="of:=[.D33]+[.F32]" office:value-type="float" office:value="70.9347410000001" calcext:value-type="float">
            <text:p>70.9347410000001</text:p>
          </table:table-cell>
          <table:table-cell table:formula="of:=[.E33]+[.G32]" office:value-type="float" office:value="91.007685" calcext:value-type="float">
            <text:p>91.007685</text:p>
          </table:table-cell>
          <table:table-cell table:formula="of:=[.F33]*[.B$10]" office:value-type="float" office:value="9.86110041470052" calcext:value-type="float">
            <text:p>9.86110041470052</text:p>
          </table:table-cell>
          <table:table-cell table:formula="of:=[.G33]*[.B$14]" office:value-type="float" office:value="1.32035141824044" calcext:value-type="float">
            <text:p>1.32035141824044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3.031518" calcext:value-type="float">
            <text:p>-3.031518</text:p>
          </table:table-cell>
          <table:table-cell table:formula="of:=[.D34]+[.F33]" office:value-type="float" office:value="71.3712830000001" calcext:value-type="float">
            <text:p>71.3712830000001</text:p>
          </table:table-cell>
          <table:table-cell table:formula="of:=[.E34]+[.G33]" office:value-type="float" office:value="87.976167" calcext:value-type="float">
            <text:p>87.976167</text:p>
          </table:table-cell>
          <table:table-cell table:formula="of:=[.F34]*[.B$10]" office:value-type="float" office:value="9.92178696175134" calcext:value-type="float">
            <text:p>9.92178696175134</text:p>
          </table:table-cell>
          <table:table-cell table:formula="of:=[.G34]*[.B$14]" office:value-type="float" office:value="1.27636975789251" calcext:value-type="float">
            <text:p>1.27636975789251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3.034387" calcext:value-type="float">
            <text:p>-3.034387</text:p>
          </table:table-cell>
          <table:table-cell table:formula="of:=[.D35]+[.F34]" office:value-type="float" office:value="71.8078250000001" calcext:value-type="float">
            <text:p>71.8078250000001</text:p>
          </table:table-cell>
          <table:table-cell table:formula="of:=[.E35]+[.G34]" office:value-type="float" office:value="84.94178" calcext:value-type="float">
            <text:p>84.94178</text:p>
          </table:table-cell>
          <table:table-cell table:formula="of:=[.F35]*[.B$10]" office:value-type="float" office:value="9.98247350880216" calcext:value-type="float">
            <text:p>9.98247350880216</text:p>
          </table:table-cell>
          <table:table-cell table:formula="of:=[.G35]*[.B$14]" office:value-type="float" office:value="1.23234647371667" calcext:value-type="float">
            <text:p>1.23234647371667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3.034386" calcext:value-type="float">
            <text:p>-3.034386</text:p>
          </table:table-cell>
          <table:table-cell table:formula="of:=[.D36]+[.F35]" office:value-type="float" office:value="72.2443670000001" calcext:value-type="float">
            <text:p>72.2443670000001</text:p>
          </table:table-cell>
          <table:table-cell table:formula="of:=[.E36]+[.G35]" office:value-type="float" office:value="81.907394" calcext:value-type="float">
            <text:p>81.907394</text:p>
          </table:table-cell>
          <table:table-cell table:formula="of:=[.F36]*[.B$10]" office:value-type="float" office:value="10.043160055853" calcext:value-type="float">
            <text:p>10.043160055853</text:p>
          </table:table-cell>
          <table:table-cell table:formula="of:=[.G36]*[.B$14]" office:value-type="float" office:value="1.18832320404896" calcext:value-type="float">
            <text:p>1.18832320404896</text:p>
          </table:table-cell>
        </table:table-row>
        <table:table-row table:style-name="ro1">
          <table:table-cell table:number-columns-repeated="3"/>
          <table:table-cell office:value-type="float" office:value="0.436543" calcext:value-type="float">
            <text:p>0.436543</text:p>
          </table:table-cell>
          <table:table-cell office:value-type="float" office:value="-3.034387" calcext:value-type="float">
            <text:p>-3.034387</text:p>
          </table:table-cell>
          <table:table-cell table:formula="of:=[.D37]+[.F36]" office:value-type="float" office:value="72.6809100000001" calcext:value-type="float">
            <text:p>72.6809100000001</text:p>
          </table:table-cell>
          <table:table-cell table:formula="of:=[.E37]+[.G36]" office:value-type="float" office:value="78.873007" calcext:value-type="float">
            <text:p>78.873007</text:p>
          </table:table-cell>
          <table:table-cell table:formula="of:=[.F37]*[.B$10]" office:value-type="float" office:value="10.1038467419203" calcext:value-type="float">
            <text:p>10.1038467419203</text:p>
          </table:table-cell>
          <table:table-cell table:formula="of:=[.G37]*[.B$14]" office:value-type="float" office:value="1.14429991987312" calcext:value-type="float">
            <text:p>1.14429991987312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3.034387" calcext:value-type="float">
            <text:p>-3.034387</text:p>
          </table:table-cell>
          <table:table-cell table:formula="of:=[.D38]+[.F37]" office:value-type="float" office:value="73.1174520000001" calcext:value-type="float">
            <text:p>73.1174520000001</text:p>
          </table:table-cell>
          <table:table-cell table:formula="of:=[.E38]+[.G37]" office:value-type="float" office:value="75.8386200000001" calcext:value-type="float">
            <text:p>75.8386200000001</text:p>
          </table:table-cell>
          <table:table-cell table:formula="of:=[.F38]*[.B$10]" office:value-type="float" office:value="10.1645332889711" calcext:value-type="float">
            <text:p>10.1645332889711</text:p>
          </table:table-cell>
          <table:table-cell table:formula="of:=[.G38]*[.B$14]" office:value-type="float" office:value="1.10027663569728" calcext:value-type="float">
            <text:p>1.10027663569728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2.862171" calcext:value-type="float">
            <text:p>-2.862171</text:p>
          </table:table-cell>
          <table:table-cell table:formula="of:=[.D39]+[.F38]" office:value-type="float" office:value="73.5539940000001" calcext:value-type="float">
            <text:p>73.5539940000001</text:p>
          </table:table-cell>
          <table:table-cell table:formula="of:=[.E39]+[.G38]" office:value-type="float" office:value="72.976449" calcext:value-type="float">
            <text:p>72.976449</text:p>
          </table:table-cell>
          <table:table-cell table:formula="of:=[.F39]*[.B$10]" office:value-type="float" office:value="10.225219836022" calcext:value-type="float">
            <text:p>10.225219836022</text:p>
          </table:table-cell>
          <table:table-cell table:formula="of:=[.G39]*[.B$14]" office:value-type="float" office:value="1.058751883814" calcext:value-type="float">
            <text:p>1.058751883814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2.862172" calcext:value-type="float">
            <text:p>-2.862172</text:p>
          </table:table-cell>
          <table:table-cell table:formula="of:=[.D40]+[.F39]" office:value-type="float" office:value="73.9905360000001" calcext:value-type="float">
            <text:p>73.9905360000001</text:p>
          </table:table-cell>
          <table:table-cell table:formula="of:=[.E40]+[.G39]" office:value-type="float" office:value="70.114277" calcext:value-type="float">
            <text:p>70.114277</text:p>
          </table:table-cell>
          <table:table-cell table:formula="of:=[.F40]*[.B$10]" office:value-type="float" office:value="10.2859063830728" calcext:value-type="float">
            <text:p>10.2859063830728</text:p>
          </table:table-cell>
          <table:table-cell table:formula="of:=[.G40]*[.B$14]" office:value-type="float" office:value="1.01722711742259" calcext:value-type="float">
            <text:p>1.01722711742259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2.862171" calcext:value-type="float">
            <text:p>-2.862171</text:p>
          </table:table-cell>
          <table:table-cell table:formula="of:=[.D41]+[.F40]" office:value-type="float" office:value="74.4270780000001" calcext:value-type="float">
            <text:p>74.4270780000001</text:p>
          </table:table-cell>
          <table:table-cell table:formula="of:=[.E41]+[.G40]" office:value-type="float" office:value="67.252106" calcext:value-type="float">
            <text:p>67.252106</text:p>
          </table:table-cell>
          <table:table-cell table:formula="of:=[.F41]*[.B$10]" office:value-type="float" office:value="10.3465929301236" calcext:value-type="float">
            <text:p>10.3465929301236</text:p>
          </table:table-cell>
          <table:table-cell table:formula="of:=[.G41]*[.B$14]" office:value-type="float" office:value="0.97570236553931" calcext:value-type="float">
            <text:p>0.97570236553931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2.862171" calcext:value-type="float">
            <text:p>-2.862171</text:p>
          </table:table-cell>
          <table:table-cell table:formula="of:=[.D42]+[.F41]" office:value-type="float" office:value="74.8636200000001" calcext:value-type="float">
            <text:p>74.8636200000001</text:p>
          </table:table-cell>
          <table:table-cell table:formula="of:=[.E42]+[.G41]" office:value-type="float" office:value="64.389935" calcext:value-type="float">
            <text:p>64.389935</text:p>
          </table:table-cell>
          <table:table-cell table:formula="of:=[.F42]*[.B$10]" office:value-type="float" office:value="10.4072794771744" calcext:value-type="float">
            <text:p>10.4072794771744</text:p>
          </table:table-cell>
          <table:table-cell table:formula="of:=[.G42]*[.B$14]" office:value-type="float" office:value="0.93417761365603" calcext:value-type="float">
            <text:p>0.93417761365603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2.533087" calcext:value-type="float">
            <text:p>-2.533087</text:p>
          </table:table-cell>
          <table:table-cell table:formula="of:=[.D43]+[.F42]" office:value-type="float" office:value="75.3001620000001" calcext:value-type="float">
            <text:p>75.3001620000001</text:p>
          </table:table-cell>
          <table:table-cell table:formula="of:=[.E43]+[.G42]" office:value-type="float" office:value="61.856848" calcext:value-type="float">
            <text:p>61.856848</text:p>
          </table:table-cell>
          <table:table-cell table:formula="of:=[.F43]*[.B$10]" office:value-type="float" office:value="10.4679660242252" calcext:value-type="float">
            <text:p>10.4679660242252</text:p>
          </table:table-cell>
          <table:table-cell table:formula="of:=[.G43]*[.B$14]" office:value-type="float" office:value="0.897427255562904" calcext:value-type="float">
            <text:p>0.897427255562904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2.533087" calcext:value-type="float">
            <text:p>-2.533087</text:p>
          </table:table-cell>
          <table:table-cell table:formula="of:=[.D44]+[.F43]" office:value-type="float" office:value="75.7367040000001" calcext:value-type="float">
            <text:p>75.7367040000001</text:p>
          </table:table-cell>
          <table:table-cell table:formula="of:=[.E44]+[.G43]" office:value-type="float" office:value="59.323761" calcext:value-type="float">
            <text:p>59.323761</text:p>
          </table:table-cell>
          <table:table-cell table:formula="of:=[.F44]*[.B$10]" office:value-type="float" office:value="10.5286525712761" calcext:value-type="float">
            <text:p>10.5286525712761</text:p>
          </table:table-cell>
          <table:table-cell table:formula="of:=[.G44]*[.B$14]" office:value-type="float" office:value="0.860676897469778" calcext:value-type="float">
            <text:p>0.860676897469778</text:p>
          </table:table-cell>
        </table:table-row>
        <table:table-row table:style-name="ro1">
          <table:table-cell table:number-columns-repeated="3"/>
          <table:table-cell office:value-type="float" office:value="0.436543" calcext:value-type="float">
            <text:p>0.436543</text:p>
          </table:table-cell>
          <table:table-cell office:value-type="float" office:value="-2.533088" calcext:value-type="float">
            <text:p>-2.533088</text:p>
          </table:table-cell>
          <table:table-cell table:formula="of:=[.D45]+[.F44]" office:value-type="float" office:value="76.1732470000001" calcext:value-type="float">
            <text:p>76.1732470000001</text:p>
          </table:table-cell>
          <table:table-cell table:formula="of:=[.E45]+[.G44]" office:value-type="float" office:value="56.790673" calcext:value-type="float">
            <text:p>56.790673</text:p>
          </table:table-cell>
          <table:table-cell table:formula="of:=[.F45]*[.B$10]" office:value-type="float" office:value="10.5893392573434" calcext:value-type="float">
            <text:p>10.5893392573434</text:p>
          </table:table-cell>
          <table:table-cell table:formula="of:=[.G45]*[.B$14]" office:value-type="float" office:value="0.823926524868521" calcext:value-type="float">
            <text:p>0.823926524868521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2.533087" calcext:value-type="float">
            <text:p>-2.533087</text:p>
          </table:table-cell>
          <table:table-cell table:formula="of:=[.D46]+[.F45]" office:value-type="float" office:value="76.6097890000001" calcext:value-type="float">
            <text:p>76.6097890000001</text:p>
          </table:table-cell>
          <table:table-cell table:formula="of:=[.E46]+[.G45]" office:value-type="float" office:value="54.257586" calcext:value-type="float">
            <text:p>54.257586</text:p>
          </table:table-cell>
          <table:table-cell table:formula="of:=[.F46]*[.B$10]" office:value-type="float" office:value="10.6500258043942" calcext:value-type="float">
            <text:p>10.6500258043942</text:p>
          </table:table-cell>
          <table:table-cell table:formula="of:=[.G46]*[.B$14]" office:value-type="float" office:value="0.787176166775395" calcext:value-type="float">
            <text:p>0.787176166775395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2.073532" calcext:value-type="float">
            <text:p>-2.073532</text:p>
          </table:table-cell>
          <table:table-cell table:formula="of:=[.D47]+[.F46]" office:value-type="float" office:value="77.0463310000001" calcext:value-type="float">
            <text:p>77.0463310000001</text:p>
          </table:table-cell>
          <table:table-cell table:formula="of:=[.E47]+[.G46]" office:value-type="float" office:value="52.184054" calcext:value-type="float">
            <text:p>52.184054</text:p>
          </table:table-cell>
          <table:table-cell table:formula="of:=[.F47]*[.B$10]" office:value-type="float" office:value="10.710712351445" calcext:value-type="float">
            <text:p>10.710712351445</text:p>
          </table:table-cell>
          <table:table-cell table:formula="of:=[.G47]*[.B$14]" office:value-type="float" office:value="0.757093092835354" calcext:value-type="float">
            <text:p>0.757093092835354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2.073533" calcext:value-type="float">
            <text:p>-2.073533</text:p>
          </table:table-cell>
          <table:table-cell table:formula="of:=[.D48]+[.F47]" office:value-type="float" office:value="77.4828730000001" calcext:value-type="float">
            <text:p>77.4828730000001</text:p>
          </table:table-cell>
          <table:table-cell table:formula="of:=[.E48]+[.G47]" office:value-type="float" office:value="50.110521" calcext:value-type="float">
            <text:p>50.110521</text:p>
          </table:table-cell>
          <table:table-cell table:formula="of:=[.F48]*[.B$10]" office:value-type="float" office:value="10.7713988984958" calcext:value-type="float">
            <text:p>10.7713988984958</text:p>
          </table:table-cell>
          <table:table-cell table:formula="of:=[.G48]*[.B$14]" office:value-type="float" office:value="0.727010004387183" calcext:value-type="float">
            <text:p>0.727010004387183</text:p>
          </table:table-cell>
        </table:table-row>
        <table:table-row table:style-name="ro1">
          <table:table-cell table:number-columns-repeated="3"/>
          <table:table-cell office:value-type="float" office:value="0.436543" calcext:value-type="float">
            <text:p>0.436543</text:p>
          </table:table-cell>
          <table:table-cell office:value-type="float" office:value="-2.073532" calcext:value-type="float">
            <text:p>-2.073532</text:p>
          </table:table-cell>
          <table:table-cell table:formula="of:=[.D49]+[.F48]" office:value-type="float" office:value="77.9194160000001" calcext:value-type="float">
            <text:p>77.9194160000001</text:p>
          </table:table-cell>
          <table:table-cell table:formula="of:=[.E49]+[.G48]" office:value-type="float" office:value="48.036989" calcext:value-type="float">
            <text:p>48.036989</text:p>
          </table:table-cell>
          <table:table-cell table:formula="of:=[.F49]*[.B$10]" office:value-type="float" office:value="10.8320855845632" calcext:value-type="float">
            <text:p>10.8320855845632</text:p>
          </table:table-cell>
          <table:table-cell table:formula="of:=[.G49]*[.B$14]" office:value-type="float" office:value="0.696926930447142" calcext:value-type="float">
            <text:p>0.696926930447142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2.073533" calcext:value-type="float">
            <text:p>-2.073533</text:p>
          </table:table-cell>
          <table:table-cell table:formula="of:=[.D50]+[.F49]" office:value-type="float" office:value="78.3559580000001" calcext:value-type="float">
            <text:p>78.3559580000001</text:p>
          </table:table-cell>
          <table:table-cell table:formula="of:=[.E50]+[.G49]" office:value-type="float" office:value="45.963456" calcext:value-type="float">
            <text:p>45.963456</text:p>
          </table:table-cell>
          <table:table-cell table:formula="of:=[.F50]*[.B$10]" office:value-type="float" office:value="10.892772131614" calcext:value-type="float">
            <text:p>10.892772131614</text:p>
          </table:table-cell>
          <table:table-cell table:formula="of:=[.G50]*[.B$14]" office:value-type="float" office:value="0.66684384199897" calcext:value-type="float">
            <text:p>0.66684384199897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1.516178" calcext:value-type="float">
            <text:p>-1.516178</text:p>
          </table:table-cell>
          <table:table-cell table:formula="of:=[.D51]+[.F50]" office:value-type="float" office:value="78.7925000000001" calcext:value-type="float">
            <text:p>78.7925000000001</text:p>
          </table:table-cell>
          <table:table-cell table:formula="of:=[.E51]+[.G50]" office:value-type="float" office:value="44.447278" calcext:value-type="float">
            <text:p>44.447278</text:p>
          </table:table-cell>
          <table:table-cell table:formula="of:=[.F51]*[.B$10]" office:value-type="float" office:value="10.9534586786648" calcext:value-type="float">
            <text:p>10.9534586786648</text:p>
          </table:table-cell>
          <table:table-cell table:formula="of:=[.G51]*[.B$14]" office:value-type="float" office:value="0.644846932918106" calcext:value-type="float">
            <text:p>0.644846932918106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1.516177" calcext:value-type="float">
            <text:p>-1.516177</text:p>
          </table:table-cell>
          <table:table-cell table:formula="of:=[.D52]+[.F51]" office:value-type="float" office:value="79.2290420000001" calcext:value-type="float">
            <text:p>79.2290420000001</text:p>
          </table:table-cell>
          <table:table-cell table:formula="of:=[.E52]+[.G51]" office:value-type="float" office:value="42.931101" calcext:value-type="float">
            <text:p>42.931101</text:p>
          </table:table-cell>
          <table:table-cell table:formula="of:=[.F52]*[.B$10]" office:value-type="float" office:value="11.0141452257156" calcext:value-type="float">
            <text:p>11.0141452257156</text:p>
          </table:table-cell>
          <table:table-cell table:formula="of:=[.G52]*[.B$14]" office:value-type="float" office:value="0.622850038345372" calcext:value-type="float">
            <text:p>0.622850038345372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1.516178" calcext:value-type="float">
            <text:p>-1.516178</text:p>
          </table:table-cell>
          <table:table-cell table:formula="of:=[.D53]+[.F52]" office:value-type="float" office:value="79.6655840000001" calcext:value-type="float">
            <text:p>79.6655840000001</text:p>
          </table:table-cell>
          <table:table-cell table:formula="of:=[.E53]+[.G52]" office:value-type="float" office:value="41.4149230000001" calcext:value-type="float">
            <text:p>41.4149230000001</text:p>
          </table:table-cell>
          <table:table-cell table:formula="of:=[.F53]*[.B$10]" office:value-type="float" office:value="11.0748317727665" calcext:value-type="float">
            <text:p>11.0748317727665</text:p>
          </table:table-cell>
          <table:table-cell table:formula="of:=[.G53]*[.B$14]" office:value-type="float" office:value="0.600853129264508" calcext:value-type="float">
            <text:p>0.600853129264508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1.516178" calcext:value-type="float">
            <text:p>-1.516178</text:p>
          </table:table-cell>
          <table:table-cell table:formula="of:=[.D54]+[.F53]" office:value-type="float" office:value="80.1021260000001" calcext:value-type="float">
            <text:p>80.1021260000001</text:p>
          </table:table-cell>
          <table:table-cell table:formula="of:=[.E54]+[.G53]" office:value-type="float" office:value="39.898745" calcext:value-type="float">
            <text:p>39.898745</text:p>
          </table:table-cell>
          <table:table-cell table:formula="of:=[.F54]*[.B$10]" office:value-type="float" office:value="11.1355183198173" calcext:value-type="float">
            <text:p>11.1355183198173</text:p>
          </table:table-cell>
          <table:table-cell table:formula="of:=[.G54]*[.B$14]" office:value-type="float" office:value="0.578856220183644" calcext:value-type="float">
            <text:p>0.578856220183644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0.897786" calcext:value-type="float">
            <text:p>-0.897786</text:p>
          </table:table-cell>
          <table:table-cell table:formula="of:=[.D55]+[.F54]" office:value-type="float" office:value="80.5386680000001" calcext:value-type="float">
            <text:p>80.5386680000001</text:p>
          </table:table-cell>
          <table:table-cell table:formula="of:=[.E55]+[.G54]" office:value-type="float" office:value="39.000959" calcext:value-type="float">
            <text:p>39.000959</text:p>
          </table:table-cell>
          <table:table-cell table:formula="of:=[.F55]*[.B$10]" office:value-type="float" office:value="11.1962048668681" calcext:value-type="float">
            <text:p>11.1962048668681</text:p>
          </table:table-cell>
          <table:table-cell table:formula="of:=[.G55]*[.B$14]" office:value-type="float" office:value="0.565831023263445" calcext:value-type="float">
            <text:p>0.565831023263445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0.897786" calcext:value-type="float">
            <text:p>-0.897786</text:p>
          </table:table-cell>
          <table:table-cell table:formula="of:=[.D56]+[.F55]" office:value-type="float" office:value="80.9752100000001" calcext:value-type="float">
            <text:p>80.9752100000001</text:p>
          </table:table-cell>
          <table:table-cell table:formula="of:=[.E56]+[.G55]" office:value-type="float" office:value="38.1031730000001" calcext:value-type="float">
            <text:p>38.1031730000001</text:p>
          </table:table-cell>
          <table:table-cell table:formula="of:=[.F56]*[.B$10]" office:value-type="float" office:value="11.2568914139189" calcext:value-type="float">
            <text:p>11.2568914139189</text:p>
          </table:table-cell>
          <table:table-cell table:formula="of:=[.G56]*[.B$14]" office:value-type="float" office:value="0.552805826343246" calcext:value-type="float">
            <text:p>0.552805826343246</text:p>
          </table:table-cell>
        </table:table-row>
        <table:table-row table:style-name="ro1">
          <table:table-cell table:number-columns-repeated="3"/>
          <table:table-cell office:value-type="float" office:value="0.436543" calcext:value-type="float">
            <text:p>0.436543</text:p>
          </table:table-cell>
          <table:table-cell office:value-type="float" office:value="-0.897787" calcext:value-type="float">
            <text:p>-0.897787</text:p>
          </table:table-cell>
          <table:table-cell table:formula="of:=[.D57]+[.F56]" office:value-type="float" office:value="81.4117530000001" calcext:value-type="float">
            <text:p>81.4117530000001</text:p>
          </table:table-cell>
          <table:table-cell table:formula="of:=[.E57]+[.G56]" office:value-type="float" office:value="37.2053860000001" calcext:value-type="float">
            <text:p>37.2053860000001</text:p>
          </table:table-cell>
          <table:table-cell table:formula="of:=[.F57]*[.B$10]" office:value-type="float" office:value="11.3175780999863" calcext:value-type="float">
            <text:p>11.3175780999863</text:p>
          </table:table-cell>
          <table:table-cell table:formula="of:=[.G57]*[.B$14]" office:value-type="float" office:value="0.539780614914917" calcext:value-type="float">
            <text:p>0.539780614914917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0.897786" calcext:value-type="float">
            <text:p>-0.897786</text:p>
          </table:table-cell>
          <table:table-cell table:formula="of:=[.D58]+[.F57]" office:value-type="float" office:value="81.8482950000001" calcext:value-type="float">
            <text:p>81.8482950000001</text:p>
          </table:table-cell>
          <table:table-cell table:formula="of:=[.E58]+[.G57]" office:value-type="float" office:value="36.3076" calcext:value-type="float">
            <text:p>36.3076</text:p>
          </table:table-cell>
          <table:table-cell table:formula="of:=[.F58]*[.B$10]" office:value-type="float" office:value="11.3782646470371" calcext:value-type="float">
            <text:p>11.3782646470371</text:p>
          </table:table-cell>
          <table:table-cell table:formula="of:=[.G58]*[.B$14]" office:value-type="float" office:value="0.526755417994718" calcext:value-type="float">
            <text:p>0.526755417994718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0.2569" calcext:value-type="float">
            <text:p>-0.2569</text:p>
          </table:table-cell>
          <table:table-cell table:formula="of:=[.D59]+[.F58]" office:value-type="float" office:value="82.2848370000001" calcext:value-type="float">
            <text:p>82.2848370000001</text:p>
          </table:table-cell>
          <table:table-cell table:formula="of:=[.E59]+[.G58]" office:value-type="float" office:value="36.0507" calcext:value-type="float">
            <text:p>36.0507</text:p>
          </table:table-cell>
          <table:table-cell table:formula="of:=[.F59]*[.B$10]" office:value-type="float" office:value="11.4389511940879" calcext:value-type="float">
            <text:p>11.4389511940879</text:p>
          </table:table-cell>
          <table:table-cell table:formula="of:=[.G59]*[.B$14]" office:value-type="float" office:value="0.523028279134456" calcext:value-type="float">
            <text:p>0.523028279134456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0.2569" calcext:value-type="float">
            <text:p>-0.2569</text:p>
          </table:table-cell>
          <table:table-cell table:formula="of:=[.D60]+[.F59]" office:value-type="float" office:value="82.7213790000002" calcext:value-type="float">
            <text:p>82.7213790000002</text:p>
          </table:table-cell>
          <table:table-cell table:formula="of:=[.E60]+[.G59]" office:value-type="float" office:value="35.7938" calcext:value-type="float">
            <text:p>35.7938</text:p>
          </table:table-cell>
          <table:table-cell table:formula="of:=[.F60]*[.B$10]" office:value-type="float" office:value="11.4996377411387" calcext:value-type="float">
            <text:p>11.4996377411387</text:p>
          </table:table-cell>
          <table:table-cell table:formula="of:=[.G60]*[.B$14]" office:value-type="float" office:value="0.519301140274194" calcext:value-type="float">
            <text:p>0.519301140274194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0.2569" calcext:value-type="float">
            <text:p>-0.2569</text:p>
          </table:table-cell>
          <table:table-cell table:formula="of:=[.D61]+[.F60]" office:value-type="float" office:value="83.1579210000001" calcext:value-type="float">
            <text:p>83.1579210000001</text:p>
          </table:table-cell>
          <table:table-cell table:formula="of:=[.E61]+[.G60]" office:value-type="float" office:value="35.5369" calcext:value-type="float">
            <text:p>35.5369</text:p>
          </table:table-cell>
          <table:table-cell table:formula="of:=[.F61]*[.B$10]" office:value-type="float" office:value="11.5603242881895" calcext:value-type="float">
            <text:p>11.5603242881895</text:p>
          </table:table-cell>
          <table:table-cell table:formula="of:=[.G61]*[.B$14]" office:value-type="float" office:value="0.515574001413932" calcext:value-type="float">
            <text:p>0.515574001413932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-0.2569" calcext:value-type="float">
            <text:p>-0.2569</text:p>
          </table:table-cell>
          <table:table-cell table:formula="of:=[.D62]+[.F61]" office:value-type="float" office:value="83.5944630000001" calcext:value-type="float">
            <text:p>83.5944630000001</text:p>
          </table:table-cell>
          <table:table-cell table:formula="of:=[.E62]+[.G61]" office:value-type="float" office:value="35.28" calcext:value-type="float">
            <text:p>35.28</text:p>
          </table:table-cell>
          <table:table-cell table:formula="of:=[.F62]*[.B$10]" office:value-type="float" office:value="11.6210108352404" calcext:value-type="float">
            <text:p>11.6210108352404</text:p>
          </table:table-cell>
          <table:table-cell table:formula="of:=[.G62]*[.B$14]" office:value-type="float" office:value="0.511846862553671" calcext:value-type="float">
            <text:p>0.511846862553671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0.368466" calcext:value-type="float">
            <text:p>0.368466</text:p>
          </table:table-cell>
          <table:table-cell table:formula="of:=[.D63]+[.F62]" office:value-type="float" office:value="84.0310050000002" calcext:value-type="float">
            <text:p>84.0310050000002</text:p>
          </table:table-cell>
          <table:table-cell table:formula="of:=[.E63]+[.G62]" office:value-type="float" office:value="35.648466" calcext:value-type="float">
            <text:p>35.648466</text:p>
          </table:table-cell>
          <table:table-cell table:formula="of:=[.F63]*[.B$10]" office:value-type="float" office:value="11.6816973822912" calcext:value-type="float">
            <text:p>11.6816973822912</text:p>
          </table:table-cell>
          <table:table-cell table:formula="of:=[.G63]*[.B$14]" office:value-type="float" office:value="0.517192615559841" calcext:value-type="float">
            <text:p>0.517192615559841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0.368466" calcext:value-type="float">
            <text:p>0.368466</text:p>
          </table:table-cell>
          <table:table-cell table:formula="of:=[.D64]+[.F63]" office:value-type="float" office:value="84.4675470000002" calcext:value-type="float">
            <text:p>84.4675470000002</text:p>
          </table:table-cell>
          <table:table-cell table:formula="of:=[.E64]+[.G63]" office:value-type="float" office:value="36.016932" calcext:value-type="float">
            <text:p>36.016932</text:p>
          </table:table-cell>
          <table:table-cell table:formula="of:=[.F64]*[.B$10]" office:value-type="float" office:value="11.742383929342" calcext:value-type="float">
            <text:p>11.742383929342</text:p>
          </table:table-cell>
          <table:table-cell table:formula="of:=[.G64]*[.B$14]" office:value-type="float" office:value="0.522538368566012" calcext:value-type="float">
            <text:p>0.522538368566012</text:p>
          </table:table-cell>
        </table:table-row>
        <table:table-row table:style-name="ro1">
          <table:table-cell table:number-columns-repeated="3"/>
          <table:table-cell office:value-type="float" office:value="0.436543" calcext:value-type="float">
            <text:p>0.436543</text:p>
          </table:table-cell>
          <table:table-cell office:value-type="float" office:value="0.368466" calcext:value-type="float">
            <text:p>0.368466</text:p>
          </table:table-cell>
          <table:table-cell table:formula="of:=[.D65]+[.F64]" office:value-type="float" office:value="84.9040900000002" calcext:value-type="float">
            <text:p>84.9040900000002</text:p>
          </table:table-cell>
          <table:table-cell table:formula="of:=[.E65]+[.G64]" office:value-type="float" office:value="36.385398" calcext:value-type="float">
            <text:p>36.385398</text:p>
          </table:table-cell>
          <table:table-cell table:formula="of:=[.F65]*[.B$10]" office:value-type="float" office:value="11.8030706154093" calcext:value-type="float">
            <text:p>11.8030706154093</text:p>
          </table:table-cell>
          <table:table-cell table:formula="of:=[.G65]*[.B$14]" office:value-type="float" office:value="0.527884121572182" calcext:value-type="float">
            <text:p>0.527884121572182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0.368466" calcext:value-type="float">
            <text:p>0.368466</text:p>
          </table:table-cell>
          <table:table-cell table:formula="of:=[.D66]+[.F65]" office:value-type="float" office:value="85.3406320000002" calcext:value-type="float">
            <text:p>85.3406320000002</text:p>
          </table:table-cell>
          <table:table-cell table:formula="of:=[.E66]+[.G65]" office:value-type="float" office:value="36.753864" calcext:value-type="float">
            <text:p>36.753864</text:p>
          </table:table-cell>
          <table:table-cell table:formula="of:=[.F66]*[.B$10]" office:value-type="float" office:value="11.8637571624601" calcext:value-type="float">
            <text:p>11.8637571624601</text:p>
          </table:table-cell>
          <table:table-cell table:formula="of:=[.G66]*[.B$14]" office:value-type="float" office:value="0.533229874578353" calcext:value-type="float">
            <text:p>0.533229874578353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0.94299" calcext:value-type="float">
            <text:p>0.94299</text:p>
          </table:table-cell>
          <table:table-cell table:formula="of:=[.D67]+[.F66]" office:value-type="float" office:value="85.7771740000002" calcext:value-type="float">
            <text:p>85.7771740000002</text:p>
          </table:table-cell>
          <table:table-cell table:formula="of:=[.E67]+[.G66]" office:value-type="float" office:value="37.696854" calcext:value-type="float">
            <text:p>37.696854</text:p>
          </table:table-cell>
          <table:table-cell table:formula="of:=[.F67]*[.B$10]" office:value-type="float" office:value="11.924443709511" calcext:value-type="float">
            <text:p>11.924443709511</text:p>
          </table:table-cell>
          <table:table-cell table:formula="of:=[.G67]*[.B$14]" office:value-type="float" office:value="0.546910897053395" calcext:value-type="float">
            <text:p>0.546910897053395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0.94299" calcext:value-type="float">
            <text:p>0.94299</text:p>
          </table:table-cell>
          <table:table-cell table:formula="of:=[.D68]+[.F67]" office:value-type="float" office:value="86.2137160000002" calcext:value-type="float">
            <text:p>86.2137160000002</text:p>
          </table:table-cell>
          <table:table-cell table:formula="of:=[.E68]+[.G67]" office:value-type="float" office:value="38.639844" calcext:value-type="float">
            <text:p>38.639844</text:p>
          </table:table-cell>
          <table:table-cell table:formula="of:=[.F68]*[.B$10]" office:value-type="float" office:value="11.9851302565618" calcext:value-type="float">
            <text:p>11.9851302565618</text:p>
          </table:table-cell>
          <table:table-cell table:formula="of:=[.G68]*[.B$14]" office:value-type="float" office:value="0.560591919528437" calcext:value-type="float">
            <text:p>0.560591919528437</text:p>
          </table:table-cell>
        </table:table-row>
        <table:table-row table:style-name="ro1">
          <table:table-cell table:number-columns-repeated="3"/>
          <table:table-cell office:value-type="float" office:value="0.436543" calcext:value-type="float">
            <text:p>0.436543</text:p>
          </table:table-cell>
          <table:table-cell office:value-type="float" office:value="0.942991" calcext:value-type="float">
            <text:p>0.942991</text:p>
          </table:table-cell>
          <table:table-cell table:formula="of:=[.D69]+[.F68]" office:value-type="float" office:value="86.6502590000002" calcext:value-type="float">
            <text:p>86.6502590000002</text:p>
          </table:table-cell>
          <table:table-cell table:formula="of:=[.E69]+[.G68]" office:value-type="float" office:value="39.582835" calcext:value-type="float">
            <text:p>39.582835</text:p>
          </table:table-cell>
          <table:table-cell table:formula="of:=[.F69]*[.B$10]" office:value-type="float" office:value="12.0458169426291" calcext:value-type="float">
            <text:p>12.0458169426291</text:p>
          </table:table-cell>
          <table:table-cell table:formula="of:=[.G69]*[.B$14]" office:value-type="float" office:value="0.57427295651161" calcext:value-type="float">
            <text:p>0.57427295651161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0.94299" calcext:value-type="float">
            <text:p>0.94299</text:p>
          </table:table-cell>
          <table:table-cell table:formula="of:=[.D70]+[.F69]" office:value-type="float" office:value="87.0868010000002" calcext:value-type="float">
            <text:p>87.0868010000002</text:p>
          </table:table-cell>
          <table:table-cell table:formula="of:=[.E70]+[.G69]" office:value-type="float" office:value="40.525825" calcext:value-type="float">
            <text:p>40.525825</text:p>
          </table:table-cell>
          <table:table-cell table:formula="of:=[.F70]*[.B$10]" office:value-type="float" office:value="12.1065034896799" calcext:value-type="float">
            <text:p>12.1065034896799</text:p>
          </table:table-cell>
          <table:table-cell table:formula="of:=[.G70]*[.B$14]" office:value-type="float" office:value="0.587953978986652" calcext:value-type="float">
            <text:p>0.587953978986652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1.435955" calcext:value-type="float">
            <text:p>1.435955</text:p>
          </table:table-cell>
          <table:table-cell table:formula="of:=[.D71]+[.F70]" office:value-type="float" office:value="87.5233430000002" calcext:value-type="float">
            <text:p>87.5233430000002</text:p>
          </table:table-cell>
          <table:table-cell table:formula="of:=[.E71]+[.G70]" office:value-type="float" office:value="41.96178" calcext:value-type="float">
            <text:p>41.96178</text:p>
          </table:table-cell>
          <table:table-cell table:formula="of:=[.F71]*[.B$10]" office:value-type="float" office:value="12.1671900367308" calcext:value-type="float">
            <text:p>12.1671900367308</text:p>
          </table:table-cell>
          <table:table-cell table:formula="of:=[.G71]*[.B$14]" office:value-type="float" office:value="0.608787002272317" calcext:value-type="float">
            <text:p>0.608787002272317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1.435956" calcext:value-type="float">
            <text:p>1.435956</text:p>
          </table:table-cell>
          <table:table-cell table:formula="of:=[.D72]+[.F71]" office:value-type="float" office:value="87.9598850000002" calcext:value-type="float">
            <text:p>87.9598850000002</text:p>
          </table:table-cell>
          <table:table-cell table:formula="of:=[.E72]+[.G71]" office:value-type="float" office:value="43.397736" calcext:value-type="float">
            <text:p>43.397736</text:p>
          </table:table-cell>
          <table:table-cell table:formula="of:=[.F72]*[.B$10]" office:value-type="float" office:value="12.2278765837816" calcext:value-type="float">
            <text:p>12.2278765837816</text:p>
          </table:table-cell>
          <table:table-cell table:formula="of:=[.G72]*[.B$14]" office:value-type="float" office:value="0.629620040066113" calcext:value-type="float">
            <text:p>0.629620040066113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1.435955" calcext:value-type="float">
            <text:p>1.435955</text:p>
          </table:table-cell>
          <table:table-cell table:formula="of:=[.D73]+[.F72]" office:value-type="float" office:value="88.3964270000002" calcext:value-type="float">
            <text:p>88.3964270000002</text:p>
          </table:table-cell>
          <table:table-cell table:formula="of:=[.E73]+[.G72]" office:value-type="float" office:value="44.833691" calcext:value-type="float">
            <text:p>44.833691</text:p>
          </table:table-cell>
          <table:table-cell table:formula="of:=[.F73]*[.B$10]" office:value-type="float" office:value="12.2885631308324" calcext:value-type="float">
            <text:p>12.2885631308324</text:p>
          </table:table-cell>
          <table:table-cell table:formula="of:=[.G73]*[.B$14]" office:value-type="float" office:value="0.650453063351778" calcext:value-type="float">
            <text:p>0.650453063351778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1.435955" calcext:value-type="float">
            <text:p>1.435955</text:p>
          </table:table-cell>
          <table:table-cell table:formula="of:=[.D74]+[.F73]" office:value-type="float" office:value="88.8329690000002" calcext:value-type="float">
            <text:p>88.8329690000002</text:p>
          </table:table-cell>
          <table:table-cell table:formula="of:=[.E74]+[.G73]" office:value-type="float" office:value="46.269646" calcext:value-type="float">
            <text:p>46.269646</text:p>
          </table:table-cell>
          <table:table-cell table:formula="of:=[.F74]*[.B$10]" office:value-type="float" office:value="12.3492496778832" calcext:value-type="float">
            <text:p>12.3492496778832</text:p>
          </table:table-cell>
          <table:table-cell table:formula="of:=[.G74]*[.B$14]" office:value-type="float" office:value="0.671286086637443" calcext:value-type="float">
            <text:p>0.671286086637443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1.822799" calcext:value-type="float">
            <text:p>1.822799</text:p>
          </table:table-cell>
          <table:table-cell table:formula="of:=[.D75]+[.F74]" office:value-type="float" office:value="89.2695110000002" calcext:value-type="float">
            <text:p>89.2695110000002</text:p>
          </table:table-cell>
          <table:table-cell table:formula="of:=[.E75]+[.G74]" office:value-type="float" office:value="48.092445" calcext:value-type="float">
            <text:p>48.092445</text:p>
          </table:table-cell>
          <table:table-cell table:formula="of:=[.F75]*[.B$10]" office:value-type="float" office:value="12.409936224934" calcext:value-type="float">
            <text:p>12.409936224934</text:p>
          </table:table-cell>
          <table:table-cell table:formula="of:=[.G75]*[.B$14]" office:value-type="float" office:value="0.697731493361251" calcext:value-type="float">
            <text:p>0.697731493361251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1.822798" calcext:value-type="float">
            <text:p>1.822798</text:p>
          </table:table-cell>
          <table:table-cell table:formula="of:=[.D76]+[.F75]" office:value-type="float" office:value="89.7060530000002" calcext:value-type="float">
            <text:p>89.7060530000002</text:p>
          </table:table-cell>
          <table:table-cell table:formula="of:=[.E76]+[.G75]" office:value-type="float" office:value="49.915243" calcext:value-type="float">
            <text:p>49.915243</text:p>
          </table:table-cell>
          <table:table-cell table:formula="of:=[.F76]*[.B$10]" office:value-type="float" office:value="12.4706227719849" calcext:value-type="float">
            <text:p>12.4706227719849</text:p>
          </table:table-cell>
          <table:table-cell table:formula="of:=[.G76]*[.B$14]" office:value-type="float" office:value="0.724176885576929" calcext:value-type="float">
            <text:p>0.724176885576929</text:p>
          </table:table-cell>
        </table:table-row>
        <table:table-row table:style-name="ro1">
          <table:table-cell table:number-columns-repeated="3"/>
          <table:table-cell office:value-type="float" office:value="0.436543" calcext:value-type="float">
            <text:p>0.436543</text:p>
          </table:table-cell>
          <table:table-cell office:value-type="float" office:value="1.822799" calcext:value-type="float">
            <text:p>1.822799</text:p>
          </table:table-cell>
          <table:table-cell table:formula="of:=[.D77]+[.F76]" office:value-type="float" office:value="90.1425960000002" calcext:value-type="float">
            <text:p>90.1425960000002</text:p>
          </table:table-cell>
          <table:table-cell table:formula="of:=[.E77]+[.G76]" office:value-type="float" office:value="51.738042" calcext:value-type="float">
            <text:p>51.738042</text:p>
          </table:table-cell>
          <table:table-cell table:formula="of:=[.F77]*[.B$10]" office:value-type="float" office:value="12.5313094580522" calcext:value-type="float">
            <text:p>12.5313094580522</text:p>
          </table:table-cell>
          <table:table-cell table:formula="of:=[.G77]*[.B$14]" office:value-type="float" office:value="0.750622292300737" calcext:value-type="float">
            <text:p>0.750622292300737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1.822799" calcext:value-type="float">
            <text:p>1.822799</text:p>
          </table:table-cell>
          <table:table-cell table:formula="of:=[.D78]+[.F77]" office:value-type="float" office:value="90.5791380000002" calcext:value-type="float">
            <text:p>90.5791380000002</text:p>
          </table:table-cell>
          <table:table-cell table:formula="of:=[.E78]+[.G77]" office:value-type="float" office:value="53.560841" calcext:value-type="float">
            <text:p>53.560841</text:p>
          </table:table-cell>
          <table:table-cell table:formula="of:=[.F78]*[.B$10]" office:value-type="float" office:value="12.591996005103" calcext:value-type="float">
            <text:p>12.591996005103</text:p>
          </table:table-cell>
          <table:table-cell table:formula="of:=[.G78]*[.B$14]" office:value-type="float" office:value="0.777067699024546" calcext:value-type="float">
            <text:p>0.777067699024546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2.08624" calcext:value-type="float">
            <text:p>2.08624</text:p>
          </table:table-cell>
          <table:table-cell table:formula="of:=[.D79]+[.F78]" office:value-type="float" office:value="91.0156800000002" calcext:value-type="float">
            <text:p>91.0156800000002</text:p>
          </table:table-cell>
          <table:table-cell table:formula="of:=[.E79]+[.G78]" office:value-type="float" office:value="55.647081" calcext:value-type="float">
            <text:p>55.647081</text:p>
          </table:table-cell>
          <table:table-cell table:formula="of:=[.F79]*[.B$10]" office:value-type="float" office:value="12.6526825521538" calcext:value-type="float">
            <text:p>12.6526825521538</text:p>
          </table:table-cell>
          <table:table-cell table:formula="of:=[.G79]*[.B$14]" office:value-type="float" office:value="0.807335142293649" calcext:value-type="float">
            <text:p>0.807335142293649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2.086239" calcext:value-type="float">
            <text:p>2.086239</text:p>
          </table:table-cell>
          <table:table-cell table:formula="of:=[.D80]+[.F79]" office:value-type="float" office:value="91.4522220000002" calcext:value-type="float">
            <text:p>91.4522220000002</text:p>
          </table:table-cell>
          <table:table-cell table:formula="of:=[.E80]+[.G79]" office:value-type="float" office:value="57.73332" calcext:value-type="float">
            <text:p>57.73332</text:p>
          </table:table-cell>
          <table:table-cell table:formula="of:=[.F80]*[.B$10]" office:value-type="float" office:value="12.7133690992047" calcext:value-type="float">
            <text:p>12.7133690992047</text:p>
          </table:table-cell>
          <table:table-cell table:formula="of:=[.G80]*[.B$14]" office:value-type="float" office:value="0.837602571054622" calcext:value-type="float">
            <text:p>0.837602571054622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2.08624" calcext:value-type="float">
            <text:p>2.08624</text:p>
          </table:table-cell>
          <table:table-cell table:formula="of:=[.D81]+[.F80]" office:value-type="float" office:value="91.8887640000002" calcext:value-type="float">
            <text:p>91.8887640000002</text:p>
          </table:table-cell>
          <table:table-cell table:formula="of:=[.E81]+[.G80]" office:value-type="float" office:value="59.81956" calcext:value-type="float">
            <text:p>59.81956</text:p>
          </table:table-cell>
          <table:table-cell table:formula="of:=[.F81]*[.B$10]" office:value-type="float" office:value="12.7740556462555" calcext:value-type="float">
            <text:p>12.7740556462555</text:p>
          </table:table-cell>
          <table:table-cell table:formula="of:=[.G81]*[.B$14]" office:value-type="float" office:value="0.867870014323725" calcext:value-type="float">
            <text:p>0.867870014323725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2.08624" calcext:value-type="float">
            <text:p>2.08624</text:p>
          </table:table-cell>
          <table:table-cell table:formula="of:=[.D82]+[.F81]" office:value-type="float" office:value="92.3253060000002" calcext:value-type="float">
            <text:p>92.3253060000002</text:p>
          </table:table-cell>
          <table:table-cell table:formula="of:=[.E82]+[.G81]" office:value-type="float" office:value="61.9058" calcext:value-type="float">
            <text:p>61.9058</text:p>
          </table:table-cell>
          <table:table-cell table:formula="of:=[.F82]*[.B$10]" office:value-type="float" office:value="12.8347421933063" calcext:value-type="float">
            <text:p>12.8347421933063</text:p>
          </table:table-cell>
          <table:table-cell table:formula="of:=[.G82]*[.B$14]" office:value-type="float" office:value="0.898137457592829" calcext:value-type="float">
            <text:p>0.898137457592829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2.21693" calcext:value-type="float">
            <text:p>2.21693</text:p>
          </table:table-cell>
          <table:table-cell table:formula="of:=[.D83]+[.F82]" office:value-type="float" office:value="92.7618480000002" calcext:value-type="float">
            <text:p>92.7618480000002</text:p>
          </table:table-cell>
          <table:table-cell table:formula="of:=[.E83]+[.G82]" office:value-type="float" office:value="64.12273" calcext:value-type="float">
            <text:p>64.12273</text:p>
          </table:table-cell>
          <table:table-cell table:formula="of:=[.F83]*[.B$10]" office:value-type="float" office:value="12.8954287403571" calcext:value-type="float">
            <text:p>12.8954287403571</text:p>
          </table:table-cell>
          <table:table-cell table:formula="of:=[.G83]*[.B$14]" office:value-type="float" office:value="0.930300968505559" calcext:value-type="float">
            <text:p>0.930300968505559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2.21693" calcext:value-type="float">
            <text:p>2.21693</text:p>
          </table:table-cell>
          <table:table-cell table:formula="of:=[.D84]+[.F83]" office:value-type="float" office:value="93.1983900000002" calcext:value-type="float">
            <text:p>93.1983900000002</text:p>
          </table:table-cell>
          <table:table-cell table:formula="of:=[.E84]+[.G83]" office:value-type="float" office:value="66.3396600000001" calcext:value-type="float">
            <text:p>66.3396600000001</text:p>
          </table:table-cell>
          <table:table-cell table:formula="of:=[.F84]*[.B$10]" office:value-type="float" office:value="12.9561152874079" calcext:value-type="float">
            <text:p>12.9561152874079</text:p>
          </table:table-cell>
          <table:table-cell table:formula="of:=[.G84]*[.B$14]" office:value-type="float" office:value="0.962464479418288" calcext:value-type="float">
            <text:p>0.962464479418288</text:p>
          </table:table-cell>
        </table:table-row>
        <table:table-row table:style-name="ro1">
          <table:table-cell table:number-columns-repeated="3"/>
          <table:table-cell office:value-type="float" office:value="0.436543" calcext:value-type="float">
            <text:p>0.436543</text:p>
          </table:table-cell>
          <table:table-cell office:value-type="float" office:value="2.21693" calcext:value-type="float">
            <text:p>2.21693</text:p>
          </table:table-cell>
          <table:table-cell table:formula="of:=[.D85]+[.F84]" office:value-type="float" office:value="93.6349330000002" calcext:value-type="float">
            <text:p>93.6349330000002</text:p>
          </table:table-cell>
          <table:table-cell table:formula="of:=[.E85]+[.G84]" office:value-type="float" office:value="68.5565900000001" calcext:value-type="float">
            <text:p>68.5565900000001</text:p>
          </table:table-cell>
          <table:table-cell table:formula="of:=[.F85]*[.B$10]" office:value-type="float" office:value="13.0168019734753" calcext:value-type="float">
            <text:p>13.0168019734753</text:p>
          </table:table-cell>
          <table:table-cell table:formula="of:=[.G85]*[.B$14]" office:value-type="float" office:value="0.994627990331018" calcext:value-type="float">
            <text:p>0.994627990331018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2.21693" calcext:value-type="float">
            <text:p>2.21693</text:p>
          </table:table-cell>
          <table:table-cell table:formula="of:=[.D86]+[.F85]" office:value-type="float" office:value="94.0714750000002" calcext:value-type="float">
            <text:p>94.0714750000002</text:p>
          </table:table-cell>
          <table:table-cell table:formula="of:=[.E86]+[.G85]" office:value-type="float" office:value="70.7735200000001" calcext:value-type="float">
            <text:p>70.7735200000001</text:p>
          </table:table-cell>
          <table:table-cell table:formula="of:=[.F86]*[.B$10]" office:value-type="float" office:value="13.0774885205261" calcext:value-type="float">
            <text:p>13.0774885205261</text:p>
          </table:table-cell>
          <table:table-cell table:formula="of:=[.G86]*[.B$14]" office:value-type="float" office:value="1.02679150124375" calcext:value-type="float">
            <text:p>1.02679150124375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2.213618" calcext:value-type="float">
            <text:p>2.213618</text:p>
          </table:table-cell>
          <table:table-cell table:formula="of:=[.D87]+[.F86]" office:value-type="float" office:value="94.5080170000002" calcext:value-type="float">
            <text:p>94.5080170000002</text:p>
          </table:table-cell>
          <table:table-cell table:formula="of:=[.E87]+[.G86]" office:value-type="float" office:value="72.9871380000001" calcext:value-type="float">
            <text:p>72.9871380000001</text:p>
          </table:table-cell>
          <table:table-cell table:formula="of:=[.F87]*[.B$10]" office:value-type="float" office:value="13.1381750675769" calcext:value-type="float">
            <text:p>13.1381750675769</text:p>
          </table:table-cell>
          <table:table-cell table:formula="of:=[.G87]*[.B$14]" office:value-type="float" office:value="1.05890696122652" calcext:value-type="float">
            <text:p>1.05890696122652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2.213617" calcext:value-type="float">
            <text:p>2.213617</text:p>
          </table:table-cell>
          <table:table-cell table:formula="of:=[.D88]+[.F87]" office:value-type="float" office:value="94.9445590000002" calcext:value-type="float">
            <text:p>94.9445590000002</text:p>
          </table:table-cell>
          <table:table-cell table:formula="of:=[.E88]+[.G87]" office:value-type="float" office:value="75.2007550000001" calcext:value-type="float">
            <text:p>75.2007550000001</text:p>
          </table:table-cell>
          <table:table-cell table:formula="of:=[.F88]*[.B$10]" office:value-type="float" office:value="13.1988616146277" calcext:value-type="float">
            <text:p>13.1988616146277</text:p>
          </table:table-cell>
          <table:table-cell table:formula="of:=[.G88]*[.B$14]" office:value-type="float" office:value="1.09102240670117" calcext:value-type="float">
            <text:p>1.09102240670117</text:p>
          </table:table-cell>
        </table:table-row>
        <table:table-row table:style-name="ro1">
          <table:table-cell table:number-columns-repeated="3"/>
          <table:table-cell office:value-type="float" office:value="0.436543" calcext:value-type="float">
            <text:p>0.436543</text:p>
          </table:table-cell>
          <table:table-cell office:value-type="float" office:value="2.213618" calcext:value-type="float">
            <text:p>2.213618</text:p>
          </table:table-cell>
          <table:table-cell table:formula="of:=[.D89]+[.F88]" office:value-type="float" office:value="95.3811020000002" calcext:value-type="float">
            <text:p>95.3811020000002</text:p>
          </table:table-cell>
          <table:table-cell table:formula="of:=[.E89]+[.G88]" office:value-type="float" office:value="77.4143730000001" calcext:value-type="float">
            <text:p>77.4143730000001</text:p>
          </table:table-cell>
          <table:table-cell table:formula="of:=[.F89]*[.B$10]" office:value-type="float" office:value="13.2595483006951" calcext:value-type="float">
            <text:p>13.2595483006951</text:p>
          </table:table-cell>
          <table:table-cell table:formula="of:=[.G89]*[.B$14]" office:value-type="float" office:value="1.12313786668394" calcext:value-type="float">
            <text:p>1.12313786668394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2.213617" calcext:value-type="float">
            <text:p>2.213617</text:p>
          </table:table-cell>
          <table:table-cell table:formula="of:=[.D90]+[.F89]" office:value-type="float" office:value="95.8176440000002" calcext:value-type="float">
            <text:p>95.8176440000002</text:p>
          </table:table-cell>
          <table:table-cell table:formula="of:=[.E90]+[.G89]" office:value-type="float" office:value="79.6279900000001" calcext:value-type="float">
            <text:p>79.6279900000001</text:p>
          </table:table-cell>
          <table:table-cell table:formula="of:=[.F90]*[.B$10]" office:value-type="float" office:value="13.3202348477459" calcext:value-type="float">
            <text:p>13.3202348477459</text:p>
          </table:table-cell>
          <table:table-cell table:formula="of:=[.G90]*[.B$14]" office:value-type="float" office:value="1.15525331215859" calcext:value-type="float">
            <text:p>1.15525331215859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2.082835" calcext:value-type="float">
            <text:p>2.082835</text:p>
          </table:table-cell>
          <table:table-cell table:formula="of:=[.D91]+[.F90]" office:value-type="float" office:value="96.2541860000002" calcext:value-type="float">
            <text:p>96.2541860000002</text:p>
          </table:table-cell>
          <table:table-cell table:formula="of:=[.E91]+[.G90]" office:value-type="float" office:value="81.7108250000001" calcext:value-type="float">
            <text:p>81.7108250000001</text:p>
          </table:table-cell>
          <table:table-cell table:formula="of:=[.F91]*[.B$10]" office:value-type="float" office:value="13.3809213947967" calcext:value-type="float">
            <text:p>13.3809213947967</text:p>
          </table:table-cell>
          <table:table-cell table:formula="of:=[.G91]*[.B$14]" office:value-type="float" office:value="1.18547135524155" calcext:value-type="float">
            <text:p>1.18547135524155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2.082835" calcext:value-type="float">
            <text:p>2.082835</text:p>
          </table:table-cell>
          <table:table-cell table:formula="of:=[.D92]+[.F91]" office:value-type="float" office:value="96.6907280000002" calcext:value-type="float">
            <text:p>96.6907280000002</text:p>
          </table:table-cell>
          <table:table-cell table:formula="of:=[.E92]+[.G91]" office:value-type="float" office:value="83.7936600000001" calcext:value-type="float">
            <text:p>83.7936600000001</text:p>
          </table:table-cell>
          <table:table-cell table:formula="of:=[.F92]*[.B$10]" office:value-type="float" office:value="13.4416079418475" calcext:value-type="float">
            <text:p>13.4416079418475</text:p>
          </table:table-cell>
          <table:table-cell table:formula="of:=[.G92]*[.B$14]" office:value-type="float" office:value="1.21568939832452" calcext:value-type="float">
            <text:p>1.21568939832452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2.082835" calcext:value-type="float">
            <text:p>2.082835</text:p>
          </table:table-cell>
          <table:table-cell table:formula="of:=[.D93]+[.F92]" office:value-type="float" office:value="97.1272700000002" calcext:value-type="float">
            <text:p>97.1272700000002</text:p>
          </table:table-cell>
          <table:table-cell table:formula="of:=[.E93]+[.G92]" office:value-type="float" office:value="85.8764950000001" calcext:value-type="float">
            <text:p>85.8764950000001</text:p>
          </table:table-cell>
          <table:table-cell table:formula="of:=[.F93]*[.B$10]" office:value-type="float" office:value="13.5022944888983" calcext:value-type="float">
            <text:p>13.5022944888983</text:p>
          </table:table-cell>
          <table:table-cell table:formula="of:=[.G93]*[.B$14]" office:value-type="float" office:value="1.24590744140748" calcext:value-type="float">
            <text:p>1.24590744140748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2.082835" calcext:value-type="float">
            <text:p>2.082835</text:p>
          </table:table-cell>
          <table:table-cell table:formula="of:=[.D94]+[.F93]" office:value-type="float" office:value="97.5638120000002" calcext:value-type="float">
            <text:p>97.5638120000002</text:p>
          </table:table-cell>
          <table:table-cell table:formula="of:=[.E94]+[.G93]" office:value-type="float" office:value="87.9593300000001" calcext:value-type="float">
            <text:p>87.9593300000001</text:p>
          </table:table-cell>
          <table:table-cell table:formula="of:=[.F94]*[.B$10]" office:value-type="float" office:value="13.5629810359492" calcext:value-type="float">
            <text:p>13.5629810359492</text:p>
          </table:table-cell>
          <table:table-cell table:formula="of:=[.G94]*[.B$14]" office:value-type="float" office:value="1.27612548449045" calcext:value-type="float">
            <text:p>1.27612548449045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1.838156" calcext:value-type="float">
            <text:p>1.838156</text:p>
          </table:table-cell>
          <table:table-cell table:formula="of:=[.D95]+[.F94]" office:value-type="float" office:value="98.0003540000002" calcext:value-type="float">
            <text:p>98.0003540000002</text:p>
          </table:table-cell>
          <table:table-cell table:formula="of:=[.E95]+[.G94]" office:value-type="float" office:value="89.7974860000001" calcext:value-type="float">
            <text:p>89.7974860000001</text:p>
          </table:table-cell>
          <table:table-cell table:formula="of:=[.F95]*[.B$10]" office:value-type="float" office:value="13.623667583" calcext:value-type="float">
            <text:p>13.623667583</text:p>
          </table:table-cell>
          <table:table-cell table:formula="of:=[.G95]*[.B$14]" office:value-type="float" office:value="1.3027936925824" calcext:value-type="float">
            <text:p>1.3027936925824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1.838157" calcext:value-type="float">
            <text:p>1.838157</text:p>
          </table:table-cell>
          <table:table-cell table:formula="of:=[.D96]+[.F95]" office:value-type="float" office:value="98.4368960000002" calcext:value-type="float">
            <text:p>98.4368960000002</text:p>
          </table:table-cell>
          <table:table-cell table:formula="of:=[.E96]+[.G95]" office:value-type="float" office:value="91.6356430000001" calcext:value-type="float">
            <text:p>91.6356430000001</text:p>
          </table:table-cell>
          <table:table-cell table:formula="of:=[.F96]*[.B$10]" office:value-type="float" office:value="13.6843541300508" calcext:value-type="float">
            <text:p>13.6843541300508</text:p>
          </table:table-cell>
          <table:table-cell table:formula="of:=[.G96]*[.B$14]" office:value-type="float" office:value="1.32946191518249" calcext:value-type="float">
            <text:p>1.32946191518249</text:p>
          </table:table-cell>
        </table:table-row>
        <table:table-row table:style-name="ro1">
          <table:table-cell table:number-columns-repeated="3"/>
          <table:table-cell office:value-type="float" office:value="0.436543" calcext:value-type="float">
            <text:p>0.436543</text:p>
          </table:table-cell>
          <table:table-cell office:value-type="float" office:value="1.838156" calcext:value-type="float">
            <text:p>1.838156</text:p>
          </table:table-cell>
          <table:table-cell table:formula="of:=[.D97]+[.F96]" office:value-type="float" office:value="98.8734390000002" calcext:value-type="float">
            <text:p>98.8734390000002</text:p>
          </table:table-cell>
          <table:table-cell table:formula="of:=[.E97]+[.G96]" office:value-type="float" office:value="93.4737990000001" calcext:value-type="float">
            <text:p>93.4737990000001</text:p>
          </table:table-cell>
          <table:table-cell table:formula="of:=[.F97]*[.B$10]" office:value-type="float" office:value="13.7450408161181" calcext:value-type="float">
            <text:p>13.7450408161181</text:p>
          </table:table-cell>
          <table:table-cell table:formula="of:=[.G97]*[.B$14]" office:value-type="float" office:value="1.35613012327444" calcext:value-type="float">
            <text:p>1.35613012327444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1.838156" calcext:value-type="float">
            <text:p>1.838156</text:p>
          </table:table-cell>
          <table:table-cell table:formula="of:=[.D98]+[.F97]" office:value-type="float" office:value="99.3099810000002" calcext:value-type="float">
            <text:p>99.3099810000002</text:p>
          </table:table-cell>
          <table:table-cell table:formula="of:=[.E98]+[.G97]" office:value-type="float" office:value="95.3119550000001" calcext:value-type="float">
            <text:p>95.3119550000001</text:p>
          </table:table-cell>
          <table:table-cell table:formula="of:=[.F98]*[.B$10]" office:value-type="float" office:value="13.805727363169" calcext:value-type="float">
            <text:p>13.805727363169</text:p>
          </table:table-cell>
          <table:table-cell table:formula="of:=[.G98]*[.B$14]" office:value-type="float" office:value="1.3827983313664" calcext:value-type="float">
            <text:p>1.3827983313664</text:p>
          </table:table-cell>
        </table:table-row>
        <table:table-row table:style-name="ro1">
          <table:table-cell table:number-columns-repeated="3"/>
          <table:table-cell office:value-type="float" office:value="0.436542" calcext:value-type="float">
            <text:p>0.436542</text:p>
          </table:table-cell>
          <table:table-cell office:value-type="float" office:value="1.499079" calcext:value-type="float">
            <text:p>1.499079</text:p>
          </table:table-cell>
          <table:table-cell table:formula="of:=[.D99]+[.F98]" office:value-type="float" office:value="99.7465230000002" calcext:value-type="float">
            <text:p>99.7465230000002</text:p>
          </table:table-cell>
          <table:table-cell table:formula="of:=[.E99]+[.G98]" office:value-type="float" office:value="96.8110340000001" calcext:value-type="float">
            <text:p>96.8110340000001</text:p>
          </table:table-cell>
          <table:table-cell table:formula="of:=[.F99]*[.B$10]" office:value-type="float" office:value="13.8664139102198" calcext:value-type="float">
            <text:p>13.8664139102198</text:p>
          </table:table-cell>
          <table:table-cell table:formula="of:=[.G99]*[.B$14]" office:value-type="float" office:value="1.40454716591487" calcext:value-type="float">
            <text:p>1.40454716591487</text:p>
          </table:table-cell>
        </table:table-row>
        <table:table-row table:style-name="ro1">
          <table:table-cell table:number-columns-repeated="3"/>
          <table:table-cell office:value-type="float" office:value="0.436547" calcext:value-type="float">
            <text:p>0.436547</text:p>
          </table:table-cell>
          <table:table-cell office:value-type="float" office:value="1.499079" calcext:value-type="float">
            <text:p>1.499079</text:p>
          </table:table-cell>
          <table:table-cell table:formula="of:=[.D100]+[.F99]" office:value-type="float" office:value="100.18307" calcext:value-type="float">
            <text:p>100.18307</text:p>
          </table:table-cell>
          <table:table-cell table:formula="of:=[.E100]+[.G99]" office:value-type="float" office:value="98.310113" calcext:value-type="float">
            <text:p>98.310113</text:p>
          </table:table-cell>
          <table:table-cell table:formula="of:=[.F100]*[.B$10]" office:value-type="float" office:value="13.9271011523532" calcext:value-type="float">
            <text:p>13.9271011523532</text:p>
          </table:table-cell>
          <table:table-cell table:formula="of:=[.G100]*[.B$14]" office:value-type="float" office:value="1.42629600046334" calcext:value-type="float">
            <text:p>1.42629600046334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1.499078" calcext:value-type="float">
            <text:p>1.499078</text:p>
          </table:table-cell>
          <table:table-cell table:formula="of:=[.D101]+[.F100]" office:value-type="float" office:value="100.61961" calcext:value-type="float">
            <text:p>100.61961</text:p>
          </table:table-cell>
          <table:table-cell table:formula="of:=[.E101]+[.G100]" office:value-type="float" office:value="99.8091910000001" calcext:value-type="float">
            <text:p>99.8091910000001</text:p>
          </table:table-cell>
          <table:table-cell table:formula="of:=[.F101]*[.B$10]" office:value-type="float" office:value="13.9877874213709" calcext:value-type="float">
            <text:p>13.9877874213709</text:p>
          </table:table-cell>
          <table:table-cell table:formula="of:=[.G101]*[.B$14]" office:value-type="float" office:value="1.44804482050369" calcext:value-type="float">
            <text:p>1.44804482050369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1.499079" calcext:value-type="float">
            <text:p>1.499079</text:p>
          </table:table-cell>
          <table:table-cell table:formula="of:=[.D102]+[.F101]" office:value-type="float" office:value="101.05615" calcext:value-type="float">
            <text:p>101.05615</text:p>
          </table:table-cell>
          <table:table-cell table:formula="of:=[.E102]+[.G101]" office:value-type="float" office:value="101.30827" calcext:value-type="float">
            <text:p>101.30827</text:p>
          </table:table-cell>
          <table:table-cell table:formula="of:=[.F102]*[.B$10]" office:value-type="float" office:value="14.0484736903887" calcext:value-type="float">
            <text:p>14.0484736903887</text:p>
          </table:table-cell>
          <table:table-cell table:formula="of:=[.G102]*[.B$14]" office:value-type="float" office:value="1.46979365505216" calcext:value-type="float">
            <text:p>1.46979365505216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1.08962" calcext:value-type="float">
            <text:p>1.08962</text:p>
          </table:table-cell>
          <table:table-cell table:formula="of:=[.D103]+[.F102]" office:value-type="float" office:value="101.49269" calcext:value-type="float">
            <text:p>101.49269</text:p>
          </table:table-cell>
          <table:table-cell table:formula="of:=[.E103]+[.G102]" office:value-type="float" office:value="102.39789" calcext:value-type="float">
            <text:p>102.39789</text:p>
          </table:table-cell>
          <table:table-cell table:formula="of:=[.F103]*[.B$10]" office:value-type="float" office:value="14.1091599594065" calcext:value-type="float">
            <text:p>14.1091599594065</text:p>
          </table:table-cell>
          <table:table-cell table:formula="of:=[.G103]*[.B$14]" office:value-type="float" office:value="1.48560200477936" calcext:value-type="float">
            <text:p>1.48560200477936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1.08961" calcext:value-type="float">
            <text:p>1.08961</text:p>
          </table:table-cell>
          <table:table-cell table:formula="of:=[.D104]+[.F103]" office:value-type="float" office:value="101.92923" calcext:value-type="float">
            <text:p>101.92923</text:p>
          </table:table-cell>
          <table:table-cell table:formula="of:=[.E104]+[.G103]" office:value-type="float" office:value="103.4875" calcext:value-type="float">
            <text:p>103.4875</text:p>
          </table:table-cell>
          <table:table-cell table:formula="of:=[.F104]*[.B$10]" office:value-type="float" office:value="14.1698462284243" calcext:value-type="float">
            <text:p>14.1698462284243</text:p>
          </table:table-cell>
          <table:table-cell table:formula="of:=[.G104]*[.B$14]" office:value-type="float" office:value="1.50141020942525" calcext:value-type="float">
            <text:p>1.50141020942525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1.08962" calcext:value-type="float">
            <text:p>1.08962</text:p>
          </table:table-cell>
          <table:table-cell table:formula="of:=[.D105]+[.F104]" office:value-type="float" office:value="102.36578" calcext:value-type="float">
            <text:p>102.36578</text:p>
          </table:table-cell>
          <table:table-cell table:formula="of:=[.E105]+[.G104]" office:value-type="float" office:value="104.57712" calcext:value-type="float">
            <text:p>104.57712</text:p>
          </table:table-cell>
          <table:table-cell table:formula="of:=[.F105]*[.B$10]" office:value-type="float" office:value="14.2305338876073" calcext:value-type="float">
            <text:p>14.2305338876073</text:p>
          </table:table-cell>
          <table:table-cell table:formula="of:=[.G105]*[.B$14]" office:value-type="float" office:value="1.51721855915246" calcext:value-type="float">
            <text:p>1.51721855915246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1.08962" calcext:value-type="float">
            <text:p>1.08962</text:p>
          </table:table-cell>
          <table:table-cell table:formula="of:=[.D106]+[.F105]" office:value-type="float" office:value="102.80232" calcext:value-type="float">
            <text:p>102.80232</text:p>
          </table:table-cell>
          <table:table-cell table:formula="of:=[.E106]+[.G105]" office:value-type="float" office:value="105.66674" calcext:value-type="float">
            <text:p>105.66674</text:p>
          </table:table-cell>
          <table:table-cell table:formula="of:=[.F106]*[.B$10]" office:value-type="float" office:value="14.291220156625" calcext:value-type="float">
            <text:p>14.291220156625</text:p>
          </table:table-cell>
          <table:table-cell table:formula="of:=[.G106]*[.B$14]" office:value-type="float" office:value="1.53302690887966" calcext:value-type="float">
            <text:p>1.53302690887966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63671" calcext:value-type="float">
            <text:p>0.63671</text:p>
          </table:table-cell>
          <table:table-cell table:formula="of:=[.D107]+[.F106]" office:value-type="float" office:value="103.23886" calcext:value-type="float">
            <text:p>103.23886</text:p>
          </table:table-cell>
          <table:table-cell table:formula="of:=[.E107]+[.G106]" office:value-type="float" office:value="106.30345" calcext:value-type="float">
            <text:p>106.30345</text:p>
          </table:table-cell>
          <table:table-cell table:formula="of:=[.F107]*[.B$10]" office:value-type="float" office:value="14.3519064256428" calcext:value-type="float">
            <text:p>14.3519064256428</text:p>
          </table:table-cell>
          <table:table-cell table:formula="of:=[.G107]*[.B$14]" office:value-type="float" office:value="1.54226438098444" calcext:value-type="float">
            <text:p>1.54226438098444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63672" calcext:value-type="float">
            <text:p>0.63672</text:p>
          </table:table-cell>
          <table:table-cell table:formula="of:=[.D108]+[.F107]" office:value-type="float" office:value="103.6754" calcext:value-type="float">
            <text:p>103.6754</text:p>
          </table:table-cell>
          <table:table-cell table:formula="of:=[.E108]+[.G107]" office:value-type="float" office:value="106.94017" calcext:value-type="float">
            <text:p>106.94017</text:p>
          </table:table-cell>
          <table:table-cell table:formula="of:=[.F108]*[.B$10]" office:value-type="float" office:value="14.4125926946606" calcext:value-type="float">
            <text:p>14.4125926946606</text:p>
          </table:table-cell>
          <table:table-cell table:formula="of:=[.G108]*[.B$14]" office:value-type="float" office:value="1.55150199817052" calcext:value-type="float">
            <text:p>1.55150199817052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0.63671" calcext:value-type="float">
            <text:p>0.63671</text:p>
          </table:table-cell>
          <table:table-cell table:formula="of:=[.D109]+[.F108]" office:value-type="float" office:value="104.11195" calcext:value-type="float">
            <text:p>104.11195</text:p>
          </table:table-cell>
          <table:table-cell table:formula="of:=[.E109]+[.G108]" office:value-type="float" office:value="107.57688" calcext:value-type="float">
            <text:p>107.57688</text:p>
          </table:table-cell>
          <table:table-cell table:formula="of:=[.F109]*[.B$10]" office:value-type="float" office:value="14.4732803538436" calcext:value-type="float">
            <text:p>14.4732803538436</text:p>
          </table:table-cell>
          <table:table-cell table:formula="of:=[.G109]*[.B$14]" office:value-type="float" office:value="1.5607394702753" calcext:value-type="float">
            <text:p>1.5607394702753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63672" calcext:value-type="float">
            <text:p>0.63672</text:p>
          </table:table-cell>
          <table:table-cell table:formula="of:=[.D110]+[.F109]" office:value-type="float" office:value="104.54849" calcext:value-type="float">
            <text:p>104.54849</text:p>
          </table:table-cell>
          <table:table-cell table:formula="of:=[.E110]+[.G109]" office:value-type="float" office:value="108.2136" calcext:value-type="float">
            <text:p>108.2136</text:p>
          </table:table-cell>
          <table:table-cell table:formula="of:=[.F110]*[.B$10]" office:value-type="float" office:value="14.5339666228613" calcext:value-type="float">
            <text:p>14.5339666228613</text:p>
          </table:table-cell>
          <table:table-cell table:formula="of:=[.G110]*[.B$14]" office:value-type="float" office:value="1.56997708746139" calcext:value-type="float">
            <text:p>1.56997708746139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16854" calcext:value-type="float">
            <text:p>0.16854</text:p>
          </table:table-cell>
          <table:table-cell table:formula="of:=[.D111]+[.F110]" office:value-type="float" office:value="104.98503" calcext:value-type="float">
            <text:p>104.98503</text:p>
          </table:table-cell>
          <table:table-cell table:formula="of:=[.E111]+[.G110]" office:value-type="float" office:value="108.38214" calcext:value-type="float">
            <text:p>108.38214</text:p>
          </table:table-cell>
          <table:table-cell table:formula="of:=[.F111]*[.B$10]" office:value-type="float" office:value="14.5946528918791" calcext:value-type="float">
            <text:p>14.5946528918791</text:p>
          </table:table-cell>
          <table:table-cell table:formula="of:=[.G111]*[.B$14]" office:value-type="float" office:value="1.5724222878643" calcext:value-type="float">
            <text:p>1.5724222878643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16854" calcext:value-type="float">
            <text:p>0.16854</text:p>
          </table:table-cell>
          <table:table-cell table:formula="of:=[.D112]+[.F111]" office:value-type="float" office:value="105.42157" calcext:value-type="float">
            <text:p>105.42157</text:p>
          </table:table-cell>
          <table:table-cell table:formula="of:=[.E112]+[.G111]" office:value-type="float" office:value="108.55068" calcext:value-type="float">
            <text:p>108.55068</text:p>
          </table:table-cell>
          <table:table-cell table:formula="of:=[.F112]*[.B$10]" office:value-type="float" office:value="14.6553391608969" calcext:value-type="float">
            <text:p>14.6553391608969</text:p>
          </table:table-cell>
          <table:table-cell table:formula="of:=[.G112]*[.B$14]" office:value-type="float" office:value="1.57486748826722" calcext:value-type="float">
            <text:p>1.57486748826722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0.16854" calcext:value-type="float">
            <text:p>0.16854</text:p>
          </table:table-cell>
          <table:table-cell table:formula="of:=[.D113]+[.F112]" office:value-type="float" office:value="105.85812" calcext:value-type="float">
            <text:p>105.85812</text:p>
          </table:table-cell>
          <table:table-cell table:formula="of:=[.E113]+[.G112]" office:value-type="float" office:value="108.71922" calcext:value-type="float">
            <text:p>108.71922</text:p>
          </table:table-cell>
          <table:table-cell table:formula="of:=[.F113]*[.B$10]" office:value-type="float" office:value="14.7160268200799" calcext:value-type="float">
            <text:p>14.7160268200799</text:p>
          </table:table-cell>
          <table:table-cell table:formula="of:=[.G113]*[.B$14]" office:value-type="float" office:value="1.57731268867013" calcext:value-type="float">
            <text:p>1.57731268867013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16854" calcext:value-type="float">
            <text:p>0.16854</text:p>
          </table:table-cell>
          <table:table-cell table:formula="of:=[.D114]+[.F113]" office:value-type="float" office:value="106.29466" calcext:value-type="float">
            <text:p>106.29466</text:p>
          </table:table-cell>
          <table:table-cell table:formula="of:=[.E114]+[.G113]" office:value-type="float" office:value="108.88776" calcext:value-type="float">
            <text:p>108.88776</text:p>
          </table:table-cell>
          <table:table-cell table:formula="of:=[.F114]*[.B$10]" office:value-type="float" office:value="14.7767130890976" calcext:value-type="float">
            <text:p>14.7767130890976</text:p>
          </table:table-cell>
          <table:table-cell table:formula="of:=[.G114]*[.B$14]" office:value-type="float" office:value="1.57975788907304" calcext:value-type="float">
            <text:p>1.57975788907304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2872" calcext:value-type="float">
            <text:p>-0.2872</text:p>
          </table:table-cell>
          <table:table-cell table:formula="of:=[.D115]+[.F114]" office:value-type="float" office:value="106.7312" calcext:value-type="float">
            <text:p>106.7312</text:p>
          </table:table-cell>
          <table:table-cell table:formula="of:=[.E115]+[.G114]" office:value-type="float" office:value="108.60056" calcext:value-type="float">
            <text:p>108.60056</text:p>
          </table:table-cell>
          <table:table-cell table:formula="of:=[.F115]*[.B$10]" office:value-type="float" office:value="14.8373993581154" calcext:value-type="float">
            <text:p>14.8373993581154</text:p>
          </table:table-cell>
          <table:table-cell table:formula="of:=[.G115]*[.B$14]" office:value-type="float" office:value="1.57559115384273" calcext:value-type="float">
            <text:p>1.57559115384273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2872" calcext:value-type="float">
            <text:p>-0.2872</text:p>
          </table:table-cell>
          <table:table-cell table:formula="of:=[.D116]+[.F115]" office:value-type="float" office:value="107.16774" calcext:value-type="float">
            <text:p>107.16774</text:p>
          </table:table-cell>
          <table:table-cell table:formula="of:=[.E116]+[.G115]" office:value-type="float" office:value="108.31336" calcext:value-type="float">
            <text:p>108.31336</text:p>
          </table:table-cell>
          <table:table-cell table:formula="of:=[.F116]*[.B$10]" office:value-type="float" office:value="14.8980856271332" calcext:value-type="float">
            <text:p>14.8980856271332</text:p>
          </table:table-cell>
          <table:table-cell table:formula="of:=[.G116]*[.B$14]" office:value-type="float" office:value="1.57142441861242" calcext:value-type="float">
            <text:p>1.5714244186124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2872" calcext:value-type="float">
            <text:p>-0.2872</text:p>
          </table:table-cell>
          <table:table-cell table:formula="of:=[.D117]+[.F116]" office:value-type="float" office:value="107.60428" calcext:value-type="float">
            <text:p>107.60428</text:p>
          </table:table-cell>
          <table:table-cell table:formula="of:=[.E117]+[.G116]" office:value-type="float" office:value="108.02616" calcext:value-type="float">
            <text:p>108.02616</text:p>
          </table:table-cell>
          <table:table-cell table:formula="of:=[.F117]*[.B$10]" office:value-type="float" office:value="14.958771896151" calcext:value-type="float">
            <text:p>14.958771896151</text:p>
          </table:table-cell>
          <table:table-cell table:formula="of:=[.G117]*[.B$14]" office:value-type="float" office:value="1.56725768338211" calcext:value-type="float">
            <text:p>1.56725768338211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2872" calcext:value-type="float">
            <text:p>-0.2872</text:p>
          </table:table-cell>
          <table:table-cell table:formula="of:=[.D118]+[.F117]" office:value-type="float" office:value="108.04082" calcext:value-type="float">
            <text:p>108.04082</text:p>
          </table:table-cell>
          <table:table-cell table:formula="of:=[.E118]+[.G117]" office:value-type="float" office:value="107.73896" calcext:value-type="float">
            <text:p>107.73896</text:p>
          </table:table-cell>
          <table:table-cell table:formula="of:=[.F118]*[.B$10]" office:value-type="float" office:value="15.0194581651688" calcext:value-type="float">
            <text:p>15.0194581651688</text:p>
          </table:table-cell>
          <table:table-cell table:formula="of:=[.G118]*[.B$14]" office:value-type="float" office:value="1.56309094815179" calcext:value-type="float">
            <text:p>1.56309094815179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70481" calcext:value-type="float">
            <text:p>-0.70481</text:p>
          </table:table-cell>
          <table:table-cell table:formula="of:=[.D119]+[.F118]" office:value-type="float" office:value="108.47736" calcext:value-type="float">
            <text:p>108.47736</text:p>
          </table:table-cell>
          <table:table-cell table:formula="of:=[.E119]+[.G118]" office:value-type="float" office:value="107.03415" calcext:value-type="float">
            <text:p>107.03415</text:p>
          </table:table-cell>
          <table:table-cell table:formula="of:=[.F119]*[.B$10]" office:value-type="float" office:value="15.0801444341866" calcext:value-type="float">
            <text:p>15.0801444341866</text:p>
          </table:table-cell>
          <table:table-cell table:formula="of:=[.G119]*[.B$14]" office:value-type="float" office:value="1.55286547232423" calcext:value-type="float">
            <text:p>1.55286547232423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70481" calcext:value-type="float">
            <text:p>-0.70481</text:p>
          </table:table-cell>
          <table:table-cell table:formula="of:=[.D120]+[.F119]" office:value-type="float" office:value="108.9139" calcext:value-type="float">
            <text:p>108.9139</text:p>
          </table:table-cell>
          <table:table-cell table:formula="of:=[.E120]+[.G119]" office:value-type="float" office:value="106.32934" calcext:value-type="float">
            <text:p>106.32934</text:p>
          </table:table-cell>
          <table:table-cell table:formula="of:=[.F120]*[.B$10]" office:value-type="float" office:value="15.1408307032044" calcext:value-type="float">
            <text:p>15.1408307032044</text:p>
          </table:table-cell>
          <table:table-cell table:formula="of:=[.G120]*[.B$14]" office:value-type="float" office:value="1.54263999649667" calcext:value-type="float">
            <text:p>1.54263999649667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-0.7048" calcext:value-type="float">
            <text:p>-0.7048</text:p>
          </table:table-cell>
          <table:table-cell table:formula="of:=[.D121]+[.F120]" office:value-type="float" office:value="109.35045" calcext:value-type="float">
            <text:p>109.35045</text:p>
          </table:table-cell>
          <table:table-cell table:formula="of:=[.E121]+[.G120]" office:value-type="float" office:value="105.62454" calcext:value-type="float">
            <text:p>105.62454</text:p>
          </table:table-cell>
          <table:table-cell table:formula="of:=[.F121]*[.B$10]" office:value-type="float" office:value="15.2015183623873" calcext:value-type="float">
            <text:p>15.2015183623873</text:p>
          </table:table-cell>
          <table:table-cell table:formula="of:=[.G121]*[.B$14]" office:value-type="float" office:value="1.53241466575041" calcext:value-type="float">
            <text:p>1.53241466575041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70481" calcext:value-type="float">
            <text:p>-0.70481</text:p>
          </table:table-cell>
          <table:table-cell table:formula="of:=[.D122]+[.F121]" office:value-type="float" office:value="109.78699" calcext:value-type="float">
            <text:p>109.78699</text:p>
          </table:table-cell>
          <table:table-cell table:formula="of:=[.E122]+[.G121]" office:value-type="float" office:value="104.91973" calcext:value-type="float">
            <text:p>104.91973</text:p>
          </table:table-cell>
          <table:table-cell table:formula="of:=[.F122]*[.B$10]" office:value-type="float" office:value="15.2622046314051" calcext:value-type="float">
            <text:p>15.2622046314051</text:p>
          </table:table-cell>
          <table:table-cell table:formula="of:=[.G122]*[.B$14]" office:value-type="float" office:value="1.52218918992285" calcext:value-type="float">
            <text:p>1.52218918992285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1.06202" calcext:value-type="float">
            <text:p>-1.06202</text:p>
          </table:table-cell>
          <table:table-cell table:formula="of:=[.D123]+[.F122]" office:value-type="float" office:value="110.22353" calcext:value-type="float">
            <text:p>110.22353</text:p>
          </table:table-cell>
          <table:table-cell table:formula="of:=[.E123]+[.G122]" office:value-type="float" office:value="103.85771" calcext:value-type="float">
            <text:p>103.85771</text:p>
          </table:table-cell>
          <table:table-cell table:formula="of:=[.F123]*[.B$10]" office:value-type="float" office:value="15.3228909004229" calcext:value-type="float">
            <text:p>15.3228909004229</text:p>
          </table:table-cell>
          <table:table-cell table:formula="of:=[.G123]*[.B$14]" office:value-type="float" office:value="1.50678126461193" calcext:value-type="float">
            <text:p>1.50678126461193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1.06202" calcext:value-type="float">
            <text:p>-1.06202</text:p>
          </table:table-cell>
          <table:table-cell table:formula="of:=[.D124]+[.F123]" office:value-type="float" office:value="110.66007" calcext:value-type="float">
            <text:p>110.66007</text:p>
          </table:table-cell>
          <table:table-cell table:formula="of:=[.E124]+[.G123]" office:value-type="float" office:value="102.79569" calcext:value-type="float">
            <text:p>102.79569</text:p>
          </table:table-cell>
          <table:table-cell table:formula="of:=[.F124]*[.B$10]" office:value-type="float" office:value="15.3835771694407" calcext:value-type="float">
            <text:p>15.3835771694407</text:p>
          </table:table-cell>
          <table:table-cell table:formula="of:=[.G124]*[.B$14]" office:value-type="float" office:value="1.49137333930101" calcext:value-type="float">
            <text:p>1.49137333930101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-1.06201" calcext:value-type="float">
            <text:p>-1.06201</text:p>
          </table:table-cell>
          <table:table-cell table:formula="of:=[.D125]+[.F124]" office:value-type="float" office:value="111.09662" calcext:value-type="float">
            <text:p>111.09662</text:p>
          </table:table-cell>
          <table:table-cell table:formula="of:=[.E125]+[.G124]" office:value-type="float" office:value="101.73368" calcext:value-type="float">
            <text:p>101.73368</text:p>
          </table:table-cell>
          <table:table-cell table:formula="of:=[.F125]*[.B$10]" office:value-type="float" office:value="15.4442648286236" calcext:value-type="float">
            <text:p>15.4442648286236</text:p>
          </table:table-cell>
          <table:table-cell table:formula="of:=[.G125]*[.B$14]" office:value-type="float" office:value="1.4759655590714" calcext:value-type="float">
            <text:p>1.4759655590714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1.06202" calcext:value-type="float">
            <text:p>-1.06202</text:p>
          </table:table-cell>
          <table:table-cell table:formula="of:=[.D126]+[.F125]" office:value-type="float" office:value="111.53316" calcext:value-type="float">
            <text:p>111.53316</text:p>
          </table:table-cell>
          <table:table-cell table:formula="of:=[.E126]+[.G125]" office:value-type="float" office:value="100.67166" calcext:value-type="float">
            <text:p>100.67166</text:p>
          </table:table-cell>
          <table:table-cell table:formula="of:=[.F126]*[.B$10]" office:value-type="float" office:value="15.5049510976414" calcext:value-type="float">
            <text:p>15.5049510976414</text:p>
          </table:table-cell>
          <table:table-cell table:formula="of:=[.G126]*[.B$14]" office:value-type="float" office:value="1.46055763376048" calcext:value-type="float">
            <text:p>1.46055763376048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1.341087" calcext:value-type="float">
            <text:p>-1.341087</text:p>
          </table:table-cell>
          <table:table-cell table:formula="of:=[.D127]+[.F126]" office:value-type="float" office:value="111.9697" calcext:value-type="float">
            <text:p>111.9697</text:p>
          </table:table-cell>
          <table:table-cell table:formula="of:=[.E127]+[.G126]" office:value-type="float" office:value="99.330573" calcext:value-type="float">
            <text:p>99.330573</text:p>
          </table:table-cell>
          <table:table-cell table:formula="of:=[.F127]*[.B$10]" office:value-type="float" office:value="15.5656373666592" calcext:value-type="float">
            <text:p>15.5656373666592</text:p>
          </table:table-cell>
          <table:table-cell table:formula="of:=[.G127]*[.B$14]" office:value-type="float" office:value="1.44110096784887" calcext:value-type="float">
            <text:p>1.44110096784887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1.341087" calcext:value-type="float">
            <text:p>-1.341087</text:p>
          </table:table-cell>
          <table:table-cell table:formula="of:=[.D128]+[.F127]" office:value-type="float" office:value="112.40624" calcext:value-type="float">
            <text:p>112.40624</text:p>
          </table:table-cell>
          <table:table-cell table:formula="of:=[.E128]+[.G127]" office:value-type="float" office:value="97.989486" calcext:value-type="float">
            <text:p>97.989486</text:p>
          </table:table-cell>
          <table:table-cell table:formula="of:=[.F128]*[.B$10]" office:value-type="float" office:value="15.626323635677" calcext:value-type="float">
            <text:p>15.626323635677</text:p>
          </table:table-cell>
          <table:table-cell table:formula="of:=[.G128]*[.B$14]" office:value-type="float" office:value="1.42164430193727" calcext:value-type="float">
            <text:p>1.42164430193727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-1.341088" calcext:value-type="float">
            <text:p>-1.341088</text:p>
          </table:table-cell>
          <table:table-cell table:formula="of:=[.D129]+[.F128]" office:value-type="float" office:value="112.84279" calcext:value-type="float">
            <text:p>112.84279</text:p>
          </table:table-cell>
          <table:table-cell table:formula="of:=[.E129]+[.G128]" office:value-type="float" office:value="96.648398" calcext:value-type="float">
            <text:p>96.648398</text:p>
          </table:table-cell>
          <table:table-cell table:formula="of:=[.F129]*[.B$10]" office:value-type="float" office:value="15.6870112948599" calcext:value-type="float">
            <text:p>15.6870112948599</text:p>
          </table:table-cell>
          <table:table-cell table:formula="of:=[.G129]*[.B$14]" office:value-type="float" office:value="1.40218762151753" calcext:value-type="float">
            <text:p>1.40218762151753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1.341087" calcext:value-type="float">
            <text:p>-1.341087</text:p>
          </table:table-cell>
          <table:table-cell table:formula="of:=[.D130]+[.F129]" office:value-type="float" office:value="113.27933" calcext:value-type="float">
            <text:p>113.27933</text:p>
          </table:table-cell>
          <table:table-cell table:formula="of:=[.E130]+[.G129]" office:value-type="float" office:value="95.307311" calcext:value-type="float">
            <text:p>95.307311</text:p>
          </table:table-cell>
          <table:table-cell table:formula="of:=[.F130]*[.B$10]" office:value-type="float" office:value="15.7476975638777" calcext:value-type="float">
            <text:p>15.7476975638777</text:p>
          </table:table-cell>
          <table:table-cell table:formula="of:=[.G130]*[.B$14]" office:value-type="float" office:value="1.38273095560592" calcext:value-type="float">
            <text:p>1.3827309556059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1.529631" calcext:value-type="float">
            <text:p>-1.529631</text:p>
          </table:table-cell>
          <table:table-cell table:formula="of:=[.D131]+[.F130]" office:value-type="float" office:value="113.71587" calcext:value-type="float">
            <text:p>113.71587</text:p>
          </table:table-cell>
          <table:table-cell table:formula="of:=[.E131]+[.G130]" office:value-type="float" office:value="93.77768" calcext:value-type="float">
            <text:p>93.77768</text:p>
          </table:table-cell>
          <table:table-cell table:formula="of:=[.F131]*[.B$10]" office:value-type="float" office:value="15.8083838328955" calcext:value-type="float">
            <text:p>15.8083838328955</text:p>
          </table:table-cell>
          <table:table-cell table:formula="of:=[.G131]*[.B$14]" office:value-type="float" office:value="1.36053886863838" calcext:value-type="float">
            <text:p>1.36053886863838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1.529631" calcext:value-type="float">
            <text:p>-1.529631</text:p>
          </table:table-cell>
          <table:table-cell table:formula="of:=[.D132]+[.F131]" office:value-type="float" office:value="114.15241" calcext:value-type="float">
            <text:p>114.15241</text:p>
          </table:table-cell>
          <table:table-cell table:formula="of:=[.E132]+[.G131]" office:value-type="float" office:value="92.248049" calcext:value-type="float">
            <text:p>92.248049</text:p>
          </table:table-cell>
          <table:table-cell table:formula="of:=[.F132]*[.B$10]" office:value-type="float" office:value="15.8690701019133" calcext:value-type="float">
            <text:p>15.8690701019133</text:p>
          </table:table-cell>
          <table:table-cell table:formula="of:=[.G132]*[.B$14]" office:value-type="float" office:value="1.33834678167084" calcext:value-type="float">
            <text:p>1.33834678167084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-1.529632" calcext:value-type="float">
            <text:p>-1.529632</text:p>
          </table:table-cell>
          <table:table-cell table:formula="of:=[.D133]+[.F132]" office:value-type="float" office:value="114.58896" calcext:value-type="float">
            <text:p>114.58896</text:p>
          </table:table-cell>
          <table:table-cell table:formula="of:=[.E133]+[.G132]" office:value-type="float" office:value="90.718417" calcext:value-type="float">
            <text:p>90.718417</text:p>
          </table:table-cell>
          <table:table-cell table:formula="of:=[.F133]*[.B$10]" office:value-type="float" office:value="15.9297577610962" calcext:value-type="float">
            <text:p>15.9297577610962</text:p>
          </table:table-cell>
          <table:table-cell table:formula="of:=[.G133]*[.B$14]" office:value-type="float" office:value="1.31615468019517" calcext:value-type="float">
            <text:p>1.31615468019517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1.529631" calcext:value-type="float">
            <text:p>-1.529631</text:p>
          </table:table-cell>
          <table:table-cell table:formula="of:=[.D134]+[.F133]" office:value-type="float" office:value="115.0255" calcext:value-type="float">
            <text:p>115.0255</text:p>
          </table:table-cell>
          <table:table-cell table:formula="of:=[.E134]+[.G133]" office:value-type="float" office:value="89.188786" calcext:value-type="float">
            <text:p>89.188786</text:p>
          </table:table-cell>
          <table:table-cell table:formula="of:=[.F134]*[.B$10]" office:value-type="float" office:value="15.990444030114" calcext:value-type="float">
            <text:p>15.990444030114</text:p>
          </table:table-cell>
          <table:table-cell table:formula="of:=[.G134]*[.B$14]" office:value-type="float" office:value="1.29396259322763" calcext:value-type="float">
            <text:p>1.29396259322763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1.62106" calcext:value-type="float">
            <text:p>-1.62106</text:p>
          </table:table-cell>
          <table:table-cell table:formula="of:=[.D135]+[.F134]" office:value-type="float" office:value="115.46204" calcext:value-type="float">
            <text:p>115.46204</text:p>
          </table:table-cell>
          <table:table-cell table:formula="of:=[.E135]+[.G134]" office:value-type="float" office:value="87.567726" calcext:value-type="float">
            <text:p>87.567726</text:p>
          </table:table-cell>
          <table:table-cell table:formula="of:=[.F135]*[.B$10]" office:value-type="float" office:value="16.0511302991318" calcext:value-type="float">
            <text:p>16.0511302991318</text:p>
          </table:table-cell>
          <table:table-cell table:formula="of:=[.G135]*[.B$14]" office:value-type="float" office:value="1.27044404234862" calcext:value-type="float">
            <text:p>1.2704440423486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1.62106" calcext:value-type="float">
            <text:p>-1.62106</text:p>
          </table:table-cell>
          <table:table-cell table:formula="of:=[.D136]+[.F135]" office:value-type="float" office:value="115.89858" calcext:value-type="float">
            <text:p>115.89858</text:p>
          </table:table-cell>
          <table:table-cell table:formula="of:=[.E136]+[.G135]" office:value-type="float" office:value="85.946666" calcext:value-type="float">
            <text:p>85.946666</text:p>
          </table:table-cell>
          <table:table-cell table:formula="of:=[.F136]*[.B$10]" office:value-type="float" office:value="16.1118165681496" calcext:value-type="float">
            <text:p>16.1118165681496</text:p>
          </table:table-cell>
          <table:table-cell table:formula="of:=[.G136]*[.B$14]" office:value-type="float" office:value="1.24692549146962" calcext:value-type="float">
            <text:p>1.24692549146962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-1.621059" calcext:value-type="float">
            <text:p>-1.621059</text:p>
          </table:table-cell>
          <table:table-cell table:formula="of:=[.D137]+[.F136]" office:value-type="float" office:value="116.33513" calcext:value-type="float">
            <text:p>116.33513</text:p>
          </table:table-cell>
          <table:table-cell table:formula="of:=[.E137]+[.G136]" office:value-type="float" office:value="84.325607" calcext:value-type="float">
            <text:p>84.325607</text:p>
          </table:table-cell>
          <table:table-cell table:formula="of:=[.F137]*[.B$10]" office:value-type="float" office:value="16.1725042273325" calcext:value-type="float">
            <text:p>16.1725042273325</text:p>
          </table:table-cell>
          <table:table-cell table:formula="of:=[.G137]*[.B$14]" office:value-type="float" office:value="1.22340695509875" calcext:value-type="float">
            <text:p>1.22340695509875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1.62106" calcext:value-type="float">
            <text:p>-1.62106</text:p>
          </table:table-cell>
          <table:table-cell table:formula="of:=[.D138]+[.F137]" office:value-type="float" office:value="116.77167" calcext:value-type="float">
            <text:p>116.77167</text:p>
          </table:table-cell>
          <table:table-cell table:formula="of:=[.E138]+[.G137]" office:value-type="float" office:value="82.704547" calcext:value-type="float">
            <text:p>82.704547</text:p>
          </table:table-cell>
          <table:table-cell table:formula="of:=[.F138]*[.B$10]" office:value-type="float" office:value="16.2331904963503" calcext:value-type="float">
            <text:p>16.2331904963503</text:p>
          </table:table-cell>
          <table:table-cell table:formula="of:=[.G138]*[.B$14]" office:value-type="float" office:value="1.19988840421974" calcext:value-type="float">
            <text:p>1.19988840421974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1.614698" calcext:value-type="float">
            <text:p>-1.614698</text:p>
          </table:table-cell>
          <table:table-cell table:formula="of:=[.D139]+[.F138]" office:value-type="float" office:value="117.20821" calcext:value-type="float">
            <text:p>117.20821</text:p>
          </table:table-cell>
          <table:table-cell table:formula="of:=[.E139]+[.G138]" office:value-type="float" office:value="81.089849" calcext:value-type="float">
            <text:p>81.089849</text:p>
          </table:table-cell>
          <table:table-cell table:formula="of:=[.F139]*[.B$10]" office:value-type="float" office:value="16.2938767653681" calcext:value-type="float">
            <text:p>16.2938767653681</text:p>
          </table:table-cell>
          <table:table-cell table:formula="of:=[.G139]*[.B$14]" office:value-type="float" office:value="1.17646215407032" calcext:value-type="float">
            <text:p>1.1764621540703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1.614698" calcext:value-type="float">
            <text:p>-1.614698</text:p>
          </table:table-cell>
          <table:table-cell table:formula="of:=[.D140]+[.F139]" office:value-type="float" office:value="117.64475" calcext:value-type="float">
            <text:p>117.64475</text:p>
          </table:table-cell>
          <table:table-cell table:formula="of:=[.E140]+[.G139]" office:value-type="float" office:value="79.475151" calcext:value-type="float">
            <text:p>79.475151</text:p>
          </table:table-cell>
          <table:table-cell table:formula="of:=[.F140]*[.B$10]" office:value-type="float" office:value="16.3545630343859" calcext:value-type="float">
            <text:p>16.3545630343859</text:p>
          </table:table-cell>
          <table:table-cell table:formula="of:=[.G140]*[.B$14]" office:value-type="float" office:value="1.15303590392089" calcext:value-type="float">
            <text:p>1.15303590392089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-1.614699" calcext:value-type="float">
            <text:p>-1.614699</text:p>
          </table:table-cell>
          <table:table-cell table:formula="of:=[.D141]+[.F140]" office:value-type="float" office:value="118.0813" calcext:value-type="float">
            <text:p>118.0813</text:p>
          </table:table-cell>
          <table:table-cell table:formula="of:=[.E141]+[.G140]" office:value-type="float" office:value="77.860452" calcext:value-type="float">
            <text:p>77.860452</text:p>
          </table:table-cell>
          <table:table-cell table:formula="of:=[.F141]*[.B$10]" office:value-type="float" office:value="16.4152506935688" calcext:value-type="float">
            <text:p>16.4152506935688</text:p>
          </table:table-cell>
          <table:table-cell table:formula="of:=[.G141]*[.B$14]" office:value-type="float" office:value="1.12960963926334" calcext:value-type="float">
            <text:p>1.12960963926334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1.614698" calcext:value-type="float">
            <text:p>-1.614698</text:p>
          </table:table-cell>
          <table:table-cell table:formula="of:=[.D142]+[.F141]" office:value-type="float" office:value="118.51784" calcext:value-type="float">
            <text:p>118.51784</text:p>
          </table:table-cell>
          <table:table-cell table:formula="of:=[.E142]+[.G141]" office:value-type="float" office:value="76.245754" calcext:value-type="float">
            <text:p>76.245754</text:p>
          </table:table-cell>
          <table:table-cell table:formula="of:=[.F142]*[.B$10]" office:value-type="float" office:value="16.4759369625866" calcext:value-type="float">
            <text:p>16.4759369625866</text:p>
          </table:table-cell>
          <table:table-cell table:formula="of:=[.G142]*[.B$14]" office:value-type="float" office:value="1.10618338911391" calcext:value-type="float">
            <text:p>1.10618338911391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1.515543" calcext:value-type="float">
            <text:p>-1.515543</text:p>
          </table:table-cell>
          <table:table-cell table:formula="of:=[.D143]+[.F142]" office:value-type="float" office:value="118.95438" calcext:value-type="float">
            <text:p>118.95438</text:p>
          </table:table-cell>
          <table:table-cell table:formula="of:=[.E143]+[.G142]" office:value-type="float" office:value="74.730211" calcext:value-type="float">
            <text:p>74.730211</text:p>
          </table:table-cell>
          <table:table-cell table:formula="of:=[.F143]*[.B$10]" office:value-type="float" office:value="16.5366232316044" calcext:value-type="float">
            <text:p>16.5366232316044</text:p>
          </table:table-cell>
          <table:table-cell table:formula="of:=[.G143]*[.B$14]" office:value-type="float" office:value="1.08419569269625" calcext:value-type="float">
            <text:p>1.08419569269625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1.515542" calcext:value-type="float">
            <text:p>-1.515542</text:p>
          </table:table-cell>
          <table:table-cell table:formula="of:=[.D144]+[.F143]" office:value-type="float" office:value="119.39092" calcext:value-type="float">
            <text:p>119.39092</text:p>
          </table:table-cell>
          <table:table-cell table:formula="of:=[.E144]+[.G143]" office:value-type="float" office:value="73.214669" calcext:value-type="float">
            <text:p>73.214669</text:p>
          </table:table-cell>
          <table:table-cell table:formula="of:=[.F144]*[.B$10]" office:value-type="float" office:value="16.5973095006222" calcext:value-type="float">
            <text:p>16.5973095006222</text:p>
          </table:table-cell>
          <table:table-cell table:formula="of:=[.G144]*[.B$14]" office:value-type="float" office:value="1.06220801078672" calcext:value-type="float">
            <text:p>1.0622080107867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1.515542" calcext:value-type="float">
            <text:p>-1.515542</text:p>
          </table:table-cell>
          <table:table-cell table:formula="of:=[.D145]+[.F144]" office:value-type="float" office:value="119.82746" calcext:value-type="float">
            <text:p>119.82746</text:p>
          </table:table-cell>
          <table:table-cell table:formula="of:=[.E145]+[.G144]" office:value-type="float" office:value="71.699127" calcext:value-type="float">
            <text:p>71.699127</text:p>
          </table:table-cell>
          <table:table-cell table:formula="of:=[.F145]*[.B$10]" office:value-type="float" office:value="16.65799576964" calcext:value-type="float">
            <text:p>16.65799576964</text:p>
          </table:table-cell>
          <table:table-cell table:formula="of:=[.G145]*[.B$14]" office:value-type="float" office:value="1.04022032887719" calcext:value-type="float">
            <text:p>1.04022032887719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1.515543" calcext:value-type="float">
            <text:p>-1.515543</text:p>
          </table:table-cell>
          <table:table-cell table:formula="of:=[.D146]+[.F145]" office:value-type="float" office:value="120.264" calcext:value-type="float">
            <text:p>120.264</text:p>
          </table:table-cell>
          <table:table-cell table:formula="of:=[.E146]+[.G145]" office:value-type="float" office:value="70.183584" calcext:value-type="float">
            <text:p>70.183584</text:p>
          </table:table-cell>
          <table:table-cell table:formula="of:=[.F146]*[.B$10]" office:value-type="float" office:value="16.7186820386578" calcext:value-type="float">
            <text:p>16.7186820386578</text:p>
          </table:table-cell>
          <table:table-cell table:formula="of:=[.G146]*[.B$14]" office:value-type="float" office:value="1.01823263245952" calcext:value-type="float">
            <text:p>1.0182326324595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1.333701" calcext:value-type="float">
            <text:p>-1.333701</text:p>
          </table:table-cell>
          <table:table-cell table:formula="of:=[.D147]+[.F146]" office:value-type="float" office:value="120.70054" calcext:value-type="float">
            <text:p>120.70054</text:p>
          </table:table-cell>
          <table:table-cell table:formula="of:=[.E147]+[.G146]" office:value-type="float" office:value="68.849883" calcext:value-type="float">
            <text:p>68.849883</text:p>
          </table:table-cell>
          <table:table-cell table:formula="of:=[.F147]*[.B$10]" office:value-type="float" office:value="16.7793683076756" calcext:value-type="float">
            <text:p>16.7793683076756</text:p>
          </table:table-cell>
          <table:table-cell table:formula="of:=[.G147]*[.B$14]" office:value-type="float" office:value="0.998883123603663" calcext:value-type="float">
            <text:p>0.998883123603663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1.3337" calcext:value-type="float">
            <text:p>-1.3337</text:p>
          </table:table-cell>
          <table:table-cell table:formula="of:=[.D148]+[.F147]" office:value-type="float" office:value="121.13708" calcext:value-type="float">
            <text:p>121.13708</text:p>
          </table:table-cell>
          <table:table-cell table:formula="of:=[.E148]+[.G147]" office:value-type="float" office:value="67.516183" calcext:value-type="float">
            <text:p>67.516183</text:p>
          </table:table-cell>
          <table:table-cell table:formula="of:=[.F148]*[.B$10]" office:value-type="float" office:value="16.8400545766934" calcext:value-type="float">
            <text:p>16.8400545766934</text:p>
          </table:table-cell>
          <table:table-cell table:formula="of:=[.G148]*[.B$14]" office:value-type="float" office:value="0.979533629255936" calcext:value-type="float">
            <text:p>0.979533629255936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-1.333701" calcext:value-type="float">
            <text:p>-1.333701</text:p>
          </table:table-cell>
          <table:table-cell table:formula="of:=[.D149]+[.F148]" office:value-type="float" office:value="121.57363" calcext:value-type="float">
            <text:p>121.57363</text:p>
          </table:table-cell>
          <table:table-cell table:formula="of:=[.E149]+[.G148]" office:value-type="float" office:value="66.182482" calcext:value-type="float">
            <text:p>66.182482</text:p>
          </table:table-cell>
          <table:table-cell table:formula="of:=[.F149]*[.B$10]" office:value-type="float" office:value="16.9007422358763" calcext:value-type="float">
            <text:p>16.9007422358763</text:p>
          </table:table-cell>
          <table:table-cell table:formula="of:=[.G149]*[.B$14]" office:value-type="float" office:value="0.960184120400077" calcext:value-type="float">
            <text:p>0.960184120400077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1.333701" calcext:value-type="float">
            <text:p>-1.333701</text:p>
          </table:table-cell>
          <table:table-cell table:formula="of:=[.D150]+[.F149]" office:value-type="float" office:value="122.01017" calcext:value-type="float">
            <text:p>122.01017</text:p>
          </table:table-cell>
          <table:table-cell table:formula="of:=[.E150]+[.G149]" office:value-type="float" office:value="64.848781" calcext:value-type="float">
            <text:p>64.848781</text:p>
          </table:table-cell>
          <table:table-cell table:formula="of:=[.F150]*[.B$10]" office:value-type="float" office:value="16.9614285048941" calcext:value-type="float">
            <text:p>16.9614285048941</text:p>
          </table:table-cell>
          <table:table-cell table:formula="of:=[.G150]*[.B$14]" office:value-type="float" office:value="0.940834611544218" calcext:value-type="float">
            <text:p>0.940834611544218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1.08357" calcext:value-type="float">
            <text:p>-1.08357</text:p>
          </table:table-cell>
          <table:table-cell table:formula="of:=[.D151]+[.F150]" office:value-type="float" office:value="122.44671" calcext:value-type="float">
            <text:p>122.44671</text:p>
          </table:table-cell>
          <table:table-cell table:formula="of:=[.E151]+[.G150]" office:value-type="float" office:value="63.765211" calcext:value-type="float">
            <text:p>63.765211</text:p>
          </table:table-cell>
          <table:table-cell table:formula="of:=[.F151]*[.B$10]" office:value-type="float" office:value="17.0221147739119" calcext:value-type="float">
            <text:p>17.0221147739119</text:p>
          </table:table-cell>
          <table:table-cell table:formula="of:=[.G151]*[.B$14]" office:value-type="float" office:value="0.925114036009715" calcext:value-type="float">
            <text:p>0.925114036009715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1.08357" calcext:value-type="float">
            <text:p>-1.08357</text:p>
          </table:table-cell>
          <table:table-cell table:formula="of:=[.D152]+[.F151]" office:value-type="float" office:value="122.88325" calcext:value-type="float">
            <text:p>122.88325</text:p>
          </table:table-cell>
          <table:table-cell table:formula="of:=[.E152]+[.G151]" office:value-type="float" office:value="62.681641" calcext:value-type="float">
            <text:p>62.681641</text:p>
          </table:table-cell>
          <table:table-cell table:formula="of:=[.F152]*[.B$10]" office:value-type="float" office:value="17.0828010429297" calcext:value-type="float">
            <text:p>17.0828010429297</text:p>
          </table:table-cell>
          <table:table-cell table:formula="of:=[.G152]*[.B$14]" office:value-type="float" office:value="0.909393460475211" calcext:value-type="float">
            <text:p>0.909393460475211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-1.08357" calcext:value-type="float">
            <text:p>-1.08357</text:p>
          </table:table-cell>
          <table:table-cell table:formula="of:=[.D153]+[.F152]" office:value-type="float" office:value="123.3198" calcext:value-type="float">
            <text:p>123.3198</text:p>
          </table:table-cell>
          <table:table-cell table:formula="of:=[.E153]+[.G152]" office:value-type="float" office:value="61.598071" calcext:value-type="float">
            <text:p>61.598071</text:p>
          </table:table-cell>
          <table:table-cell table:formula="of:=[.F153]*[.B$10]" office:value-type="float" office:value="17.1434887021126" calcext:value-type="float">
            <text:p>17.1434887021126</text:p>
          </table:table-cell>
          <table:table-cell table:formula="of:=[.G153]*[.B$14]" office:value-type="float" office:value="0.893672884940708" calcext:value-type="float">
            <text:p>0.893672884940708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1.08357" calcext:value-type="float">
            <text:p>-1.08357</text:p>
          </table:table-cell>
          <table:table-cell table:formula="of:=[.D154]+[.F153]" office:value-type="float" office:value="123.75634" calcext:value-type="float">
            <text:p>123.75634</text:p>
          </table:table-cell>
          <table:table-cell table:formula="of:=[.E154]+[.G153]" office:value-type="float" office:value="60.514501" calcext:value-type="float">
            <text:p>60.514501</text:p>
          </table:table-cell>
          <table:table-cell table:formula="of:=[.F154]*[.B$10]" office:value-type="float" office:value="17.2041749711304" calcext:value-type="float">
            <text:p>17.2041749711304</text:p>
          </table:table-cell>
          <table:table-cell table:formula="of:=[.G154]*[.B$14]" office:value-type="float" office:value="0.877952309406205" calcext:value-type="float">
            <text:p>0.877952309406205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782805" calcext:value-type="float">
            <text:p>-0.782805</text:p>
          </table:table-cell>
          <table:table-cell table:formula="of:=[.D155]+[.F154]" office:value-type="float" office:value="124.19288" calcext:value-type="float">
            <text:p>124.19288</text:p>
          </table:table-cell>
          <table:table-cell table:formula="of:=[.E155]+[.G154]" office:value-type="float" office:value="59.731696" calcext:value-type="float">
            <text:p>59.731696</text:p>
          </table:table-cell>
          <table:table-cell table:formula="of:=[.F155]*[.B$10]" office:value-type="float" office:value="17.2648612401482" calcext:value-type="float">
            <text:p>17.2648612401482</text:p>
          </table:table-cell>
          <table:table-cell table:formula="of:=[.G155]*[.B$14]" office:value-type="float" office:value="0.866595271899364" calcext:value-type="float">
            <text:p>0.866595271899364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782804" calcext:value-type="float">
            <text:p>-0.782804</text:p>
          </table:table-cell>
          <table:table-cell table:formula="of:=[.D156]+[.F155]" office:value-type="float" office:value="124.62942" calcext:value-type="float">
            <text:p>124.62942</text:p>
          </table:table-cell>
          <table:table-cell table:formula="of:=[.E156]+[.G155]" office:value-type="float" office:value="58.948892" calcext:value-type="float">
            <text:p>58.948892</text:p>
          </table:table-cell>
          <table:table-cell table:formula="of:=[.F156]*[.B$10]" office:value-type="float" office:value="17.325547509166" calcext:value-type="float">
            <text:p>17.325547509166</text:p>
          </table:table-cell>
          <table:table-cell table:formula="of:=[.G156]*[.B$14]" office:value-type="float" office:value="0.855238248900655" calcext:value-type="float">
            <text:p>0.855238248900655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-0.782804" calcext:value-type="float">
            <text:p>-0.782804</text:p>
          </table:table-cell>
          <table:table-cell table:formula="of:=[.D157]+[.F156]" office:value-type="float" office:value="125.06597" calcext:value-type="float">
            <text:p>125.06597</text:p>
          </table:table-cell>
          <table:table-cell table:formula="of:=[.E157]+[.G156]" office:value-type="float" office:value="58.166088" calcext:value-type="float">
            <text:p>58.166088</text:p>
          </table:table-cell>
          <table:table-cell table:formula="of:=[.F157]*[.B$10]" office:value-type="float" office:value="17.3862351683489" calcext:value-type="float">
            <text:p>17.3862351683489</text:p>
          </table:table-cell>
          <table:table-cell table:formula="of:=[.G157]*[.B$14]" office:value-type="float" office:value="0.843881225901946" calcext:value-type="float">
            <text:p>0.843881225901946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782805" calcext:value-type="float">
            <text:p>-0.782805</text:p>
          </table:table-cell>
          <table:table-cell table:formula="of:=[.D158]+[.F157]" office:value-type="float" office:value="125.50251" calcext:value-type="float">
            <text:p>125.50251</text:p>
          </table:table-cell>
          <table:table-cell table:formula="of:=[.E158]+[.G157]" office:value-type="float" office:value="57.383283" calcext:value-type="float">
            <text:p>57.383283</text:p>
          </table:table-cell>
          <table:table-cell table:formula="of:=[.F158]*[.B$10]" office:value-type="float" office:value="17.4469214373667" calcext:value-type="float">
            <text:p>17.4469214373667</text:p>
          </table:table-cell>
          <table:table-cell table:formula="of:=[.G158]*[.B$14]" office:value-type="float" office:value="0.832524188395106" calcext:value-type="float">
            <text:p>0.832524188395106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451141" calcext:value-type="float">
            <text:p>-0.451141</text:p>
          </table:table-cell>
          <table:table-cell table:formula="of:=[.D159]+[.F158]" office:value-type="float" office:value="125.93905" calcext:value-type="float">
            <text:p>125.93905</text:p>
          </table:table-cell>
          <table:table-cell table:formula="of:=[.E159]+[.G158]" office:value-type="float" office:value="56.932142" calcext:value-type="float">
            <text:p>56.932142</text:p>
          </table:table-cell>
          <table:table-cell table:formula="of:=[.F159]*[.B$10]" office:value-type="float" office:value="17.5076077063845" calcext:value-type="float">
            <text:p>17.5076077063845</text:p>
          </table:table-cell>
          <table:table-cell table:formula="of:=[.G159]*[.B$14]" office:value-type="float" office:value="0.825978975656462" calcext:value-type="float">
            <text:p>0.82597897565646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451141" calcext:value-type="float">
            <text:p>-0.451141</text:p>
          </table:table-cell>
          <table:table-cell table:formula="of:=[.D160]+[.F159]" office:value-type="float" office:value="126.37559" calcext:value-type="float">
            <text:p>126.37559</text:p>
          </table:table-cell>
          <table:table-cell table:formula="of:=[.E160]+[.G159]" office:value-type="float" office:value="56.481001" calcext:value-type="float">
            <text:p>56.481001</text:p>
          </table:table-cell>
          <table:table-cell table:formula="of:=[.F160]*[.B$10]" office:value-type="float" office:value="17.5682939754023" calcext:value-type="float">
            <text:p>17.5682939754023</text:p>
          </table:table-cell>
          <table:table-cell table:formula="of:=[.G160]*[.B$14]" office:value-type="float" office:value="0.819433762917819" calcext:value-type="float">
            <text:p>0.819433762917819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-0.45114" calcext:value-type="float">
            <text:p>-0.45114</text:p>
          </table:table-cell>
          <table:table-cell table:formula="of:=[.D161]+[.F160]" office:value-type="float" office:value="126.81214" calcext:value-type="float">
            <text:p>126.81214</text:p>
          </table:table-cell>
          <table:table-cell table:formula="of:=[.E161]+[.G160]" office:value-type="float" office:value="56.029861" calcext:value-type="float">
            <text:p>56.029861</text:p>
          </table:table-cell>
          <table:table-cell table:formula="of:=[.F161]*[.B$10]" office:value-type="float" office:value="17.6289816345852" calcext:value-type="float">
            <text:p>17.6289816345852</text:p>
          </table:table-cell>
          <table:table-cell table:formula="of:=[.G161]*[.B$14]" office:value-type="float" office:value="0.812888564687307" calcext:value-type="float">
            <text:p>0.812888564687307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451141" calcext:value-type="float">
            <text:p>-0.451141</text:p>
          </table:table-cell>
          <table:table-cell table:formula="of:=[.D162]+[.F161]" office:value-type="float" office:value="127.24868" calcext:value-type="float">
            <text:p>127.24868</text:p>
          </table:table-cell>
          <table:table-cell table:formula="of:=[.E162]+[.G161]" office:value-type="float" office:value="55.57872" calcext:value-type="float">
            <text:p>55.57872</text:p>
          </table:table-cell>
          <table:table-cell table:formula="of:=[.F162]*[.B$10]" office:value-type="float" office:value="17.689667903603" calcext:value-type="float">
            <text:p>17.689667903603</text:p>
          </table:table-cell>
          <table:table-cell table:formula="of:=[.G162]*[.B$14]" office:value-type="float" office:value="0.806343351948664" calcext:value-type="float">
            <text:p>0.806343351948664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109163" calcext:value-type="float">
            <text:p>-0.109163</text:p>
          </table:table-cell>
          <table:table-cell table:formula="of:=[.D163]+[.F162]" office:value-type="float" office:value="127.68522" calcext:value-type="float">
            <text:p>127.68522</text:p>
          </table:table-cell>
          <table:table-cell table:formula="of:=[.E163]+[.G162]" office:value-type="float" office:value="55.469557" calcext:value-type="float">
            <text:p>55.469557</text:p>
          </table:table-cell>
          <table:table-cell table:formula="of:=[.F163]*[.B$10]" office:value-type="float" office:value="17.7503541726208" calcext:value-type="float">
            <text:p>17.7503541726208</text:p>
          </table:table-cell>
          <table:table-cell table:formula="of:=[.G163]*[.B$14]" office:value-type="float" office:value="0.804759600841608" calcext:value-type="float">
            <text:p>0.804759600841608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109164" calcext:value-type="float">
            <text:p>-0.109164</text:p>
          </table:table-cell>
          <table:table-cell table:formula="of:=[.D164]+[.F163]" office:value-type="float" office:value="128.12176" calcext:value-type="float">
            <text:p>128.12176</text:p>
          </table:table-cell>
          <table:table-cell table:formula="of:=[.E164]+[.G163]" office:value-type="float" office:value="55.360393" calcext:value-type="float">
            <text:p>55.360393</text:p>
          </table:table-cell>
          <table:table-cell table:formula="of:=[.F164]*[.B$10]" office:value-type="float" office:value="17.8110404416386" calcext:value-type="float">
            <text:p>17.8110404416386</text:p>
          </table:table-cell>
          <table:table-cell table:formula="of:=[.G164]*[.B$14]" office:value-type="float" office:value="0.803175835226421" calcext:value-type="float">
            <text:p>0.803175835226421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-0.109163" calcext:value-type="float">
            <text:p>-0.109163</text:p>
          </table:table-cell>
          <table:table-cell table:formula="of:=[.D165]+[.F164]" office:value-type="float" office:value="128.55831" calcext:value-type="float">
            <text:p>128.55831</text:p>
          </table:table-cell>
          <table:table-cell table:formula="of:=[.E165]+[.G164]" office:value-type="float" office:value="55.25123" calcext:value-type="float">
            <text:p>55.25123</text:p>
          </table:table-cell>
          <table:table-cell table:formula="of:=[.F165]*[.B$10]" office:value-type="float" office:value="17.8717281008215" calcext:value-type="float">
            <text:p>17.8717281008215</text:p>
          </table:table-cell>
          <table:table-cell table:formula="of:=[.G165]*[.B$14]" office:value-type="float" office:value="0.801592084119364" calcext:value-type="float">
            <text:p>0.801592084119364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109164" calcext:value-type="float">
            <text:p>-0.109164</text:p>
          </table:table-cell>
          <table:table-cell table:formula="of:=[.D166]+[.F165]" office:value-type="float" office:value="128.99485" calcext:value-type="float">
            <text:p>128.99485</text:p>
          </table:table-cell>
          <table:table-cell table:formula="of:=[.E166]+[.G165]" office:value-type="float" office:value="55.142066" calcext:value-type="float">
            <text:p>55.142066</text:p>
          </table:table-cell>
          <table:table-cell table:formula="of:=[.F166]*[.B$10]" office:value-type="float" office:value="17.9324143698393" calcext:value-type="float">
            <text:p>17.9324143698393</text:p>
          </table:table-cell>
          <table:table-cell table:formula="of:=[.G166]*[.B$14]" office:value-type="float" office:value="0.800008318504177" calcext:value-type="float">
            <text:p>0.800008318504177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222922" calcext:value-type="float">
            <text:p>0.222922</text:p>
          </table:table-cell>
          <table:table-cell table:formula="of:=[.D167]+[.F166]" office:value-type="float" office:value="129.43139" calcext:value-type="float">
            <text:p>129.43139</text:p>
          </table:table-cell>
          <table:table-cell table:formula="of:=[.E167]+[.G166]" office:value-type="float" office:value="55.364988" calcext:value-type="float">
            <text:p>55.364988</text:p>
          </table:table-cell>
          <table:table-cell table:formula="of:=[.F167]*[.B$10]" office:value-type="float" office:value="17.9931006388571" calcext:value-type="float">
            <text:p>17.9931006388571</text:p>
          </table:table-cell>
          <table:table-cell table:formula="of:=[.G167]*[.B$14]" office:value-type="float" office:value="0.803242500088479" calcext:value-type="float">
            <text:p>0.803242500088479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222923" calcext:value-type="float">
            <text:p>0.222923</text:p>
          </table:table-cell>
          <table:table-cell table:formula="of:=[.D168]+[.F167]" office:value-type="float" office:value="129.86793" calcext:value-type="float">
            <text:p>129.86793</text:p>
          </table:table-cell>
          <table:table-cell table:formula="of:=[.E168]+[.G167]" office:value-type="float" office:value="55.587911" calcext:value-type="float">
            <text:p>55.587911</text:p>
          </table:table-cell>
          <table:table-cell table:formula="of:=[.F168]*[.B$10]" office:value-type="float" office:value="18.0537869078749" calcext:value-type="float">
            <text:p>18.0537869078749</text:p>
          </table:table-cell>
          <table:table-cell table:formula="of:=[.G168]*[.B$14]" office:value-type="float" office:value="0.806476696180913" calcext:value-type="float">
            <text:p>0.806476696180913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0.222923" calcext:value-type="float">
            <text:p>0.222923</text:p>
          </table:table-cell>
          <table:table-cell table:formula="of:=[.D169]+[.F168]" office:value-type="float" office:value="130.30448" calcext:value-type="float">
            <text:p>130.30448</text:p>
          </table:table-cell>
          <table:table-cell table:formula="of:=[.E169]+[.G168]" office:value-type="float" office:value="55.810834" calcext:value-type="float">
            <text:p>55.810834</text:p>
          </table:table-cell>
          <table:table-cell table:formula="of:=[.F169]*[.B$10]" office:value-type="float" office:value="18.1144745670578" calcext:value-type="float">
            <text:p>18.1144745670578</text:p>
          </table:table-cell>
          <table:table-cell table:formula="of:=[.G169]*[.B$14]" office:value-type="float" office:value="0.809710892273346" calcext:value-type="float">
            <text:p>0.809710892273346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222922" calcext:value-type="float">
            <text:p>0.222922</text:p>
          </table:table-cell>
          <table:table-cell table:formula="of:=[.D170]+[.F169]" office:value-type="float" office:value="130.74102" calcext:value-type="float">
            <text:p>130.74102</text:p>
          </table:table-cell>
          <table:table-cell table:formula="of:=[.E170]+[.G169]" office:value-type="float" office:value="56.033756" calcext:value-type="float">
            <text:p>56.033756</text:p>
          </table:table-cell>
          <table:table-cell table:formula="of:=[.F170]*[.B$10]" office:value-type="float" office:value="18.1751608360756" calcext:value-type="float">
            <text:p>18.1751608360756</text:p>
          </table:table-cell>
          <table:table-cell table:formula="of:=[.G170]*[.B$14]" office:value-type="float" office:value="0.812945073857649" calcext:value-type="float">
            <text:p>0.812945073857649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526438" calcext:value-type="float">
            <text:p>0.526438</text:p>
          </table:table-cell>
          <table:table-cell table:formula="of:=[.D171]+[.F170]" office:value-type="float" office:value="131.17756" calcext:value-type="float">
            <text:p>131.17756</text:p>
          </table:table-cell>
          <table:table-cell table:formula="of:=[.E171]+[.G170]" office:value-type="float" office:value="56.560194" calcext:value-type="float">
            <text:p>56.560194</text:p>
          </table:table-cell>
          <table:table-cell table:formula="of:=[.F171]*[.B$10]" office:value-type="float" office:value="18.2358471050934" calcext:value-type="float">
            <text:p>18.2358471050934</text:p>
          </table:table-cell>
          <table:table-cell table:formula="of:=[.G171]*[.B$14]" office:value-type="float" office:value="0.820582705338063" calcext:value-type="float">
            <text:p>0.820582705338063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526439" calcext:value-type="float">
            <text:p>0.526439</text:p>
          </table:table-cell>
          <table:table-cell table:formula="of:=[.D172]+[.F171]" office:value-type="float" office:value="131.6141" calcext:value-type="float">
            <text:p>131.6141</text:p>
          </table:table-cell>
          <table:table-cell table:formula="of:=[.E172]+[.G171]" office:value-type="float" office:value="57.086633" calcext:value-type="float">
            <text:p>57.086633</text:p>
          </table:table-cell>
          <table:table-cell table:formula="of:=[.F172]*[.B$10]" office:value-type="float" office:value="18.2965333741112" calcext:value-type="float">
            <text:p>18.2965333741112</text:p>
          </table:table-cell>
          <table:table-cell table:formula="of:=[.G172]*[.B$14]" office:value-type="float" office:value="0.828220351326609" calcext:value-type="float">
            <text:p>0.828220351326609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526439" calcext:value-type="float">
            <text:p>0.526439</text:p>
          </table:table-cell>
          <table:table-cell table:formula="of:=[.D173]+[.F172]" office:value-type="float" office:value="132.05064" calcext:value-type="float">
            <text:p>132.05064</text:p>
          </table:table-cell>
          <table:table-cell table:formula="of:=[.E173]+[.G172]" office:value-type="float" office:value="57.613072" calcext:value-type="float">
            <text:p>57.613072</text:p>
          </table:table-cell>
          <table:table-cell table:formula="of:=[.F173]*[.B$10]" office:value-type="float" office:value="18.357219643129" calcext:value-type="float">
            <text:p>18.357219643129</text:p>
          </table:table-cell>
          <table:table-cell table:formula="of:=[.G173]*[.B$14]" office:value-type="float" office:value="0.835857997315155" calcext:value-type="float">
            <text:p>0.835857997315155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526438" calcext:value-type="float">
            <text:p>0.526438</text:p>
          </table:table-cell>
          <table:table-cell table:formula="of:=[.D174]+[.F173]" office:value-type="float" office:value="132.48718" calcext:value-type="float">
            <text:p>132.48718</text:p>
          </table:table-cell>
          <table:table-cell table:formula="of:=[.E174]+[.G173]" office:value-type="float" office:value="58.13951" calcext:value-type="float">
            <text:p>58.13951</text:p>
          </table:table-cell>
          <table:table-cell table:formula="of:=[.F174]*[.B$10]" office:value-type="float" office:value="18.4179059121468" calcext:value-type="float">
            <text:p>18.4179059121468</text:p>
          </table:table-cell>
          <table:table-cell table:formula="of:=[.G174]*[.B$14]" office:value-type="float" office:value="0.843495628795569" calcext:value-type="float">
            <text:p>0.843495628795569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785238" calcext:value-type="float">
            <text:p>0.785238</text:p>
          </table:table-cell>
          <table:table-cell table:formula="of:=[.D175]+[.F174]" office:value-type="float" office:value="132.92372" calcext:value-type="float">
            <text:p>132.92372</text:p>
          </table:table-cell>
          <table:table-cell table:formula="of:=[.E175]+[.G174]" office:value-type="float" office:value="58.924748" calcext:value-type="float">
            <text:p>58.924748</text:p>
          </table:table-cell>
          <table:table-cell table:formula="of:=[.F175]*[.B$10]" office:value-type="float" office:value="18.4785921811646" calcext:value-type="float">
            <text:p>18.4785921811646</text:p>
          </table:table-cell>
          <table:table-cell table:formula="of:=[.G175]*[.B$14]" office:value-type="float" office:value="0.854887964585193" calcext:value-type="float">
            <text:p>0.854887964585193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785239" calcext:value-type="float">
            <text:p>0.785239</text:p>
          </table:table-cell>
          <table:table-cell table:formula="of:=[.D176]+[.F175]" office:value-type="float" office:value="133.36026" calcext:value-type="float">
            <text:p>133.36026</text:p>
          </table:table-cell>
          <table:table-cell table:formula="of:=[.E176]+[.G175]" office:value-type="float" office:value="59.709987" calcext:value-type="float">
            <text:p>59.709987</text:p>
          </table:table-cell>
          <table:table-cell table:formula="of:=[.F176]*[.B$10]" office:value-type="float" office:value="18.5392784501824" calcext:value-type="float">
            <text:p>18.5392784501824</text:p>
          </table:table-cell>
          <table:table-cell table:formula="of:=[.G176]*[.B$14]" office:value-type="float" office:value="0.866280314882948" calcext:value-type="float">
            <text:p>0.866280314882948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0.785238" calcext:value-type="float">
            <text:p>0.785238</text:p>
          </table:table-cell>
          <table:table-cell table:formula="of:=[.D177]+[.F176]" office:value-type="float" office:value="133.79681" calcext:value-type="float">
            <text:p>133.79681</text:p>
          </table:table-cell>
          <table:table-cell table:formula="of:=[.E177]+[.G176]" office:value-type="float" office:value="60.495225" calcext:value-type="float">
            <text:p>60.495225</text:p>
          </table:table-cell>
          <table:table-cell table:formula="of:=[.F177]*[.B$10]" office:value-type="float" office:value="18.5999661093653" calcext:value-type="float">
            <text:p>18.5999661093653</text:p>
          </table:table-cell>
          <table:table-cell table:formula="of:=[.G177]*[.B$14]" office:value-type="float" office:value="0.877672650672571" calcext:value-type="float">
            <text:p>0.877672650672571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785238" calcext:value-type="float">
            <text:p>0.785238</text:p>
          </table:table-cell>
          <table:table-cell table:formula="of:=[.D178]+[.F177]" office:value-type="float" office:value="134.23335" calcext:value-type="float">
            <text:p>134.23335</text:p>
          </table:table-cell>
          <table:table-cell table:formula="of:=[.E178]+[.G177]" office:value-type="float" office:value="61.280463" calcext:value-type="float">
            <text:p>61.280463</text:p>
          </table:table-cell>
          <table:table-cell table:formula="of:=[.F178]*[.B$10]" office:value-type="float" office:value="18.6606523783831" calcext:value-type="float">
            <text:p>18.6606523783831</text:p>
          </table:table-cell>
          <table:table-cell table:formula="of:=[.G178]*[.B$14]" office:value-type="float" office:value="0.889064986462195" calcext:value-type="float">
            <text:p>0.889064986462195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986516" calcext:value-type="float">
            <text:p>0.986516</text:p>
          </table:table-cell>
          <table:table-cell table:formula="of:=[.D179]+[.F178]" office:value-type="float" office:value="134.66989" calcext:value-type="float">
            <text:p>134.66989</text:p>
          </table:table-cell>
          <table:table-cell table:formula="of:=[.E179]+[.G178]" office:value-type="float" office:value="62.266979" calcext:value-type="float">
            <text:p>62.266979</text:p>
          </table:table-cell>
          <table:table-cell table:formula="of:=[.F179]*[.B$10]" office:value-type="float" office:value="18.7213386474009" calcext:value-type="float">
            <text:p>18.7213386474009</text:p>
          </table:table-cell>
          <table:table-cell table:formula="of:=[.G179]*[.B$14]" office:value-type="float" office:value="0.903377489848221" calcext:value-type="float">
            <text:p>0.903377489848221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986516" calcext:value-type="float">
            <text:p>0.986516</text:p>
          </table:table-cell>
          <table:table-cell table:formula="of:=[.D180]+[.F179]" office:value-type="float" office:value="135.10643" calcext:value-type="float">
            <text:p>135.10643</text:p>
          </table:table-cell>
          <table:table-cell table:formula="of:=[.E180]+[.G179]" office:value-type="float" office:value="63.253495" calcext:value-type="float">
            <text:p>63.253495</text:p>
          </table:table-cell>
          <table:table-cell table:formula="of:=[.F180]*[.B$10]" office:value-type="float" office:value="18.7820249164187" calcext:value-type="float">
            <text:p>18.7820249164187</text:p>
          </table:table-cell>
          <table:table-cell table:formula="of:=[.G180]*[.B$14]" office:value-type="float" office:value="0.917689993234247" calcext:value-type="float">
            <text:p>0.917689993234247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0.986516" calcext:value-type="float">
            <text:p>0.986516</text:p>
          </table:table-cell>
          <table:table-cell table:formula="of:=[.D181]+[.F180]" office:value-type="float" office:value="135.54298" calcext:value-type="float">
            <text:p>135.54298</text:p>
          </table:table-cell>
          <table:table-cell table:formula="of:=[.E181]+[.G180]" office:value-type="float" office:value="64.240011" calcext:value-type="float">
            <text:p>64.240011</text:p>
          </table:table-cell>
          <table:table-cell table:formula="of:=[.F181]*[.B$10]" office:value-type="float" office:value="18.8427125756016" calcext:value-type="float">
            <text:p>18.8427125756016</text:p>
          </table:table-cell>
          <table:table-cell table:formula="of:=[.G181]*[.B$14]" office:value-type="float" office:value="0.932002496620272" calcext:value-type="float">
            <text:p>0.93200249662027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986516" calcext:value-type="float">
            <text:p>0.986516</text:p>
          </table:table-cell>
          <table:table-cell table:formula="of:=[.D182]+[.F181]" office:value-type="float" office:value="135.97952" calcext:value-type="float">
            <text:p>135.97952</text:p>
          </table:table-cell>
          <table:table-cell table:formula="of:=[.E182]+[.G181]" office:value-type="float" office:value="65.226527" calcext:value-type="float">
            <text:p>65.226527</text:p>
          </table:table-cell>
          <table:table-cell table:formula="of:=[.F182]*[.B$10]" office:value-type="float" office:value="18.9033988446194" calcext:value-type="float">
            <text:p>18.9033988446194</text:p>
          </table:table-cell>
          <table:table-cell table:formula="of:=[.G182]*[.B$14]" office:value-type="float" office:value="0.946315000006298" calcext:value-type="float">
            <text:p>0.946315000006298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1.12139" calcext:value-type="float">
            <text:p>1.12139</text:p>
          </table:table-cell>
          <table:table-cell table:formula="of:=[.D183]+[.F182]" office:value-type="float" office:value="136.41606" calcext:value-type="float">
            <text:p>136.41606</text:p>
          </table:table-cell>
          <table:table-cell table:formula="of:=[.E183]+[.G182]" office:value-type="float" office:value="66.347917" calcext:value-type="float">
            <text:p>66.347917</text:p>
          </table:table-cell>
          <table:table-cell table:formula="of:=[.F183]*[.B$10]" office:value-type="float" office:value="18.9640851136372" calcext:value-type="float">
            <text:p>18.9640851136372</text:p>
          </table:table-cell>
          <table:table-cell table:formula="of:=[.G183]*[.B$14]" office:value-type="float" office:value="0.962584273056158" calcext:value-type="float">
            <text:p>0.962584273056158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1.12139" calcext:value-type="float">
            <text:p>1.12139</text:p>
          </table:table-cell>
          <table:table-cell table:formula="of:=[.D184]+[.F183]" office:value-type="float" office:value="136.8526" calcext:value-type="float">
            <text:p>136.8526</text:p>
          </table:table-cell>
          <table:table-cell table:formula="of:=[.E184]+[.G183]" office:value-type="float" office:value="67.469307" calcext:value-type="float">
            <text:p>67.469307</text:p>
          </table:table-cell>
          <table:table-cell table:formula="of:=[.F184]*[.B$10]" office:value-type="float" office:value="19.024771382655" calcext:value-type="float">
            <text:p>19.024771382655</text:p>
          </table:table-cell>
          <table:table-cell table:formula="of:=[.G184]*[.B$14]" office:value-type="float" office:value="0.978853546106019" calcext:value-type="float">
            <text:p>0.978853546106019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1.12139" calcext:value-type="float">
            <text:p>1.12139</text:p>
          </table:table-cell>
          <table:table-cell table:formula="of:=[.D185]+[.F184]" office:value-type="float" office:value="137.28915" calcext:value-type="float">
            <text:p>137.28915</text:p>
          </table:table-cell>
          <table:table-cell table:formula="of:=[.E185]+[.G184]" office:value-type="float" office:value="68.590697" calcext:value-type="float">
            <text:p>68.590697</text:p>
          </table:table-cell>
          <table:table-cell table:formula="of:=[.F185]*[.B$10]" office:value-type="float" office:value="19.0854590418379" calcext:value-type="float">
            <text:p>19.0854590418379</text:p>
          </table:table-cell>
          <table:table-cell table:formula="of:=[.G185]*[.B$14]" office:value-type="float" office:value="0.995122819155879" calcext:value-type="float">
            <text:p>0.995122819155879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1.12139" calcext:value-type="float">
            <text:p>1.12139</text:p>
          </table:table-cell>
          <table:table-cell table:formula="of:=[.D186]+[.F185]" office:value-type="float" office:value="137.72569" calcext:value-type="float">
            <text:p>137.72569</text:p>
          </table:table-cell>
          <table:table-cell table:formula="of:=[.E186]+[.G185]" office:value-type="float" office:value="69.712087" calcext:value-type="float">
            <text:p>69.712087</text:p>
          </table:table-cell>
          <table:table-cell table:formula="of:=[.F186]*[.B$10]" office:value-type="float" office:value="19.1461453108557" calcext:value-type="float">
            <text:p>19.1461453108557</text:p>
          </table:table-cell>
          <table:table-cell table:formula="of:=[.G186]*[.B$14]" office:value-type="float" office:value="1.01139209220574" calcext:value-type="float">
            <text:p>1.01139209220574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1.185226" calcext:value-type="float">
            <text:p>1.185226</text:p>
          </table:table-cell>
          <table:table-cell table:formula="of:=[.D187]+[.F186]" office:value-type="float" office:value="138.16223" calcext:value-type="float">
            <text:p>138.16223</text:p>
          </table:table-cell>
          <table:table-cell table:formula="of:=[.E187]+[.G186]" office:value-type="float" office:value="70.897313" calcext:value-type="float">
            <text:p>70.897313</text:p>
          </table:table-cell>
          <table:table-cell table:formula="of:=[.F187]*[.B$10]" office:value-type="float" office:value="19.2068315798735" calcext:value-type="float">
            <text:p>19.2068315798735</text:p>
          </table:table-cell>
          <table:table-cell table:formula="of:=[.G187]*[.B$14]" office:value-type="float" office:value="1.0285875063077" calcext:value-type="float">
            <text:p>1.0285875063077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1.185227" calcext:value-type="float">
            <text:p>1.185227</text:p>
          </table:table-cell>
          <table:table-cell table:formula="of:=[.D188]+[.F187]" office:value-type="float" office:value="138.59878" calcext:value-type="float">
            <text:p>138.59878</text:p>
          </table:table-cell>
          <table:table-cell table:formula="of:=[.E188]+[.G187]" office:value-type="float" office:value="72.08254" calcext:value-type="float">
            <text:p>72.08254</text:p>
          </table:table-cell>
          <table:table-cell table:formula="of:=[.F188]*[.B$10]" office:value-type="float" office:value="19.2675192390564" calcext:value-type="float">
            <text:p>19.2675192390564</text:p>
          </table:table-cell>
          <table:table-cell table:formula="of:=[.G188]*[.B$14]" office:value-type="float" office:value="1.04578293491778" calcext:value-type="float">
            <text:p>1.04578293491778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1.185226" calcext:value-type="float">
            <text:p>1.185226</text:p>
          </table:table-cell>
          <table:table-cell table:formula="of:=[.D189]+[.F188]" office:value-type="float" office:value="139.03532" calcext:value-type="float">
            <text:p>139.03532</text:p>
          </table:table-cell>
          <table:table-cell table:formula="of:=[.E189]+[.G188]" office:value-type="float" office:value="73.267766" calcext:value-type="float">
            <text:p>73.267766</text:p>
          </table:table-cell>
          <table:table-cell table:formula="of:=[.F189]*[.B$10]" office:value-type="float" office:value="19.3282055080742" calcext:value-type="float">
            <text:p>19.3282055080742</text:p>
          </table:table-cell>
          <table:table-cell table:formula="of:=[.G189]*[.B$14]" office:value-type="float" office:value="1.06297834901974" calcext:value-type="float">
            <text:p>1.06297834901974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1.185227" calcext:value-type="float">
            <text:p>1.185227</text:p>
          </table:table-cell>
          <table:table-cell table:formula="of:=[.D190]+[.F189]" office:value-type="float" office:value="139.47186" calcext:value-type="float">
            <text:p>139.47186</text:p>
          </table:table-cell>
          <table:table-cell table:formula="of:=[.E190]+[.G189]" office:value-type="float" office:value="74.452993" calcext:value-type="float">
            <text:p>74.452993</text:p>
          </table:table-cell>
          <table:table-cell table:formula="of:=[.F190]*[.B$10]" office:value-type="float" office:value="19.388891777092" calcext:value-type="float">
            <text:p>19.388891777092</text:p>
          </table:table-cell>
          <table:table-cell table:formula="of:=[.G190]*[.B$14]" office:value-type="float" office:value="1.08017377762983" calcext:value-type="float">
            <text:p>1.08017377762983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1.177708" calcext:value-type="float">
            <text:p>1.177708</text:p>
          </table:table-cell>
          <table:table-cell table:formula="of:=[.D191]+[.F190]" office:value-type="float" office:value="139.9084" calcext:value-type="float">
            <text:p>139.9084</text:p>
          </table:table-cell>
          <table:table-cell table:formula="of:=[.E191]+[.G190]" office:value-type="float" office:value="75.630701" calcext:value-type="float">
            <text:p>75.630701</text:p>
          </table:table-cell>
          <table:table-cell table:formula="of:=[.F191]*[.B$10]" office:value-type="float" office:value="19.4495780461098" calcext:value-type="float">
            <text:p>19.4495780461098</text:p>
          </table:table-cell>
          <table:table-cell table:formula="of:=[.G191]*[.B$14]" office:value-type="float" office:value="1.09726011960274" calcext:value-type="float">
            <text:p>1.09726011960274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1.177708" calcext:value-type="float">
            <text:p>1.177708</text:p>
          </table:table-cell>
          <table:table-cell table:formula="of:=[.D192]+[.F191]" office:value-type="float" office:value="140.34494" calcext:value-type="float">
            <text:p>140.34494</text:p>
          </table:table-cell>
          <table:table-cell table:formula="of:=[.E192]+[.G191]" office:value-type="float" office:value="76.808409" calcext:value-type="float">
            <text:p>76.808409</text:p>
          </table:table-cell>
          <table:table-cell table:formula="of:=[.F192]*[.B$10]" office:value-type="float" office:value="19.5102643151276" calcext:value-type="float">
            <text:p>19.5102643151276</text:p>
          </table:table-cell>
          <table:table-cell table:formula="of:=[.G192]*[.B$14]" office:value-type="float" office:value="1.11434646157565" calcext:value-type="float">
            <text:p>1.11434646157565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1.177707" calcext:value-type="float">
            <text:p>1.177707</text:p>
          </table:table-cell>
          <table:table-cell table:formula="of:=[.D193]+[.F192]" office:value-type="float" office:value="140.78149" calcext:value-type="float">
            <text:p>140.78149</text:p>
          </table:table-cell>
          <table:table-cell table:formula="of:=[.E193]+[.G192]" office:value-type="float" office:value="77.986116" calcext:value-type="float">
            <text:p>77.986116</text:p>
          </table:table-cell>
          <table:table-cell table:formula="of:=[.F193]*[.B$10]" office:value-type="float" office:value="19.5709519743105" calcext:value-type="float">
            <text:p>19.5709519743105</text:p>
          </table:table-cell>
          <table:table-cell table:formula="of:=[.G193]*[.B$14]" office:value-type="float" office:value="1.13143278904043" calcext:value-type="float">
            <text:p>1.13143278904043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1.177708" calcext:value-type="float">
            <text:p>1.177708</text:p>
          </table:table-cell>
          <table:table-cell table:formula="of:=[.D194]+[.F193]" office:value-type="float" office:value="141.21803" calcext:value-type="float">
            <text:p>141.21803</text:p>
          </table:table-cell>
          <table:table-cell table:formula="of:=[.E194]+[.G193]" office:value-type="float" office:value="79.1638239999999" calcext:value-type="float">
            <text:p>79.1638239999999</text:p>
          </table:table-cell>
          <table:table-cell table:formula="of:=[.F194]*[.B$10]" office:value-type="float" office:value="19.6316382433283" calcext:value-type="float">
            <text:p>19.6316382433283</text:p>
          </table:table-cell>
          <table:table-cell table:formula="of:=[.G194]*[.B$14]" office:value-type="float" office:value="1.14851913101335" calcext:value-type="float">
            <text:p>1.14851913101335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1.102643" calcext:value-type="float">
            <text:p>1.102643</text:p>
          </table:table-cell>
          <table:table-cell table:formula="of:=[.D195]+[.F194]" office:value-type="float" office:value="141.65457" calcext:value-type="float">
            <text:p>141.65457</text:p>
          </table:table-cell>
          <table:table-cell table:formula="of:=[.E195]+[.G194]" office:value-type="float" office:value="80.266467" calcext:value-type="float">
            <text:p>80.266467</text:p>
          </table:table-cell>
          <table:table-cell table:formula="of:=[.F195]*[.B$10]" office:value-type="float" office:value="19.6923245123461" calcext:value-type="float">
            <text:p>19.6923245123461</text:p>
          </table:table-cell>
          <table:table-cell table:formula="of:=[.G195]*[.B$14]" office:value-type="float" office:value="1.16451642013089" calcext:value-type="float">
            <text:p>1.16451642013089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1.102644" calcext:value-type="float">
            <text:p>1.102644</text:p>
          </table:table-cell>
          <table:table-cell table:formula="of:=[.D196]+[.F195]" office:value-type="float" office:value="142.09112" calcext:value-type="float">
            <text:p>142.09112</text:p>
          </table:table-cell>
          <table:table-cell table:formula="of:=[.E196]+[.G195]" office:value-type="float" office:value="81.369111" calcext:value-type="float">
            <text:p>81.369111</text:p>
          </table:table-cell>
          <table:table-cell table:formula="of:=[.F196]*[.B$10]" office:value-type="float" office:value="19.7530121715291" calcext:value-type="float">
            <text:p>19.7530121715291</text:p>
          </table:table-cell>
          <table:table-cell table:formula="of:=[.G196]*[.B$14]" office:value-type="float" office:value="1.18051372375656" calcext:value-type="float">
            <text:p>1.18051372375656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1.102643" calcext:value-type="float">
            <text:p>1.102643</text:p>
          </table:table-cell>
          <table:table-cell table:formula="of:=[.D197]+[.F196]" office:value-type="float" office:value="142.52766" calcext:value-type="float">
            <text:p>142.52766</text:p>
          </table:table-cell>
          <table:table-cell table:formula="of:=[.E197]+[.G196]" office:value-type="float" office:value="82.4717539999999" calcext:value-type="float">
            <text:p>82.4717539999999</text:p>
          </table:table-cell>
          <table:table-cell table:formula="of:=[.F197]*[.B$10]" office:value-type="float" office:value="19.8136984405469" calcext:value-type="float">
            <text:p>19.8136984405469</text:p>
          </table:table-cell>
          <table:table-cell table:formula="of:=[.G197]*[.B$14]" office:value-type="float" office:value="1.19651101287409" calcext:value-type="float">
            <text:p>1.19651101287409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1.102643" calcext:value-type="float">
            <text:p>1.102643</text:p>
          </table:table-cell>
          <table:table-cell table:formula="of:=[.D198]+[.F197]" office:value-type="float" office:value="142.9642" calcext:value-type="float">
            <text:p>142.9642</text:p>
          </table:table-cell>
          <table:table-cell table:formula="of:=[.E198]+[.G197]" office:value-type="float" office:value="83.574397" calcext:value-type="float">
            <text:p>83.574397</text:p>
          </table:table-cell>
          <table:table-cell table:formula="of:=[.F198]*[.B$10]" office:value-type="float" office:value="19.8743847095646" calcext:value-type="float">
            <text:p>19.8743847095646</text:p>
          </table:table-cell>
          <table:table-cell table:formula="of:=[.G198]*[.B$14]" office:value-type="float" office:value="1.21250830199163" calcext:value-type="float">
            <text:p>1.21250830199163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967559" calcext:value-type="float">
            <text:p>0.967559</text:p>
          </table:table-cell>
          <table:table-cell table:formula="of:=[.D199]+[.F198]" office:value-type="float" office:value="143.40074" calcext:value-type="float">
            <text:p>143.40074</text:p>
          </table:table-cell>
          <table:table-cell table:formula="of:=[.E199]+[.G198]" office:value-type="float" office:value="84.541956" calcext:value-type="float">
            <text:p>84.541956</text:p>
          </table:table-cell>
          <table:table-cell table:formula="of:=[.F199]*[.B$10]" office:value-type="float" office:value="19.9350709785824" calcext:value-type="float">
            <text:p>19.9350709785824</text:p>
          </table:table-cell>
          <table:table-cell table:formula="of:=[.G199]*[.B$14]" office:value-type="float" office:value="1.22654577473782" calcext:value-type="float">
            <text:p>1.2265457747378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967559" calcext:value-type="float">
            <text:p>0.967559</text:p>
          </table:table-cell>
          <table:table-cell table:formula="of:=[.D200]+[.F199]" office:value-type="float" office:value="143.83728" calcext:value-type="float">
            <text:p>143.83728</text:p>
          </table:table-cell>
          <table:table-cell table:formula="of:=[.E200]+[.G199]" office:value-type="float" office:value="85.5095149999999" calcext:value-type="float">
            <text:p>85.5095149999999</text:p>
          </table:table-cell>
          <table:table-cell table:formula="of:=[.F200]*[.B$10]" office:value-type="float" office:value="19.9957572476002" calcext:value-type="float">
            <text:p>19.9957572476002</text:p>
          </table:table-cell>
          <table:table-cell table:formula="of:=[.G200]*[.B$14]" office:value-type="float" office:value="1.24058324748401" calcext:value-type="float">
            <text:p>1.24058324748401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967558" calcext:value-type="float">
            <text:p>0.967558</text:p>
          </table:table-cell>
          <table:table-cell table:formula="of:=[.D201]+[.F200]" office:value-type="float" office:value="144.27382" calcext:value-type="float">
            <text:p>144.27382</text:p>
          </table:table-cell>
          <table:table-cell table:formula="of:=[.E201]+[.G200]" office:value-type="float" office:value="86.4770729999999" calcext:value-type="float">
            <text:p>86.4770729999999</text:p>
          </table:table-cell>
          <table:table-cell table:formula="of:=[.F201]*[.B$10]" office:value-type="float" office:value="20.056443516618" calcext:value-type="float">
            <text:p>20.056443516618</text:p>
          </table:table-cell>
          <table:table-cell table:formula="of:=[.G201]*[.B$14]" office:value-type="float" office:value="1.25462070572207" calcext:value-type="float">
            <text:p>1.25462070572207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967559" calcext:value-type="float">
            <text:p>0.967559</text:p>
          </table:table-cell>
          <table:table-cell table:formula="of:=[.D202]+[.F201]" office:value-type="float" office:value="144.71036" calcext:value-type="float">
            <text:p>144.71036</text:p>
          </table:table-cell>
          <table:table-cell table:formula="of:=[.E202]+[.G201]" office:value-type="float" office:value="87.4446319999999" calcext:value-type="float">
            <text:p>87.4446319999999</text:p>
          </table:table-cell>
          <table:table-cell table:formula="of:=[.F202]*[.B$10]" office:value-type="float" office:value="20.1171297856358" calcext:value-type="float">
            <text:p>20.1171297856358</text:p>
          </table:table-cell>
          <table:table-cell table:formula="of:=[.G202]*[.B$14]" office:value-type="float" office:value="1.26865817846826" calcext:value-type="float">
            <text:p>1.26865817846826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783083" calcext:value-type="float">
            <text:p>0.783083</text:p>
          </table:table-cell>
          <table:table-cell table:formula="of:=[.D203]+[.F202]" office:value-type="float" office:value="145.1469" calcext:value-type="float">
            <text:p>145.1469</text:p>
          </table:table-cell>
          <table:table-cell table:formula="of:=[.E203]+[.G202]" office:value-type="float" office:value="88.2277149999999" calcext:value-type="float">
            <text:p>88.2277149999999</text:p>
          </table:table-cell>
          <table:table-cell table:formula="of:=[.F203]*[.B$10]" office:value-type="float" office:value="20.1778160546536" calcext:value-type="float">
            <text:p>20.1778160546536</text:p>
          </table:table-cell>
          <table:table-cell table:formula="of:=[.G203]*[.B$14]" office:value-type="float" office:value="1.28001924923553" calcext:value-type="float">
            <text:p>1.28001924923553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783082" calcext:value-type="float">
            <text:p>0.783082</text:p>
          </table:table-cell>
          <table:table-cell table:formula="of:=[.D204]+[.F203]" office:value-type="float" office:value="145.58344" calcext:value-type="float">
            <text:p>145.58344</text:p>
          </table:table-cell>
          <table:table-cell table:formula="of:=[.E204]+[.G203]" office:value-type="float" office:value="89.0107969999999" calcext:value-type="float">
            <text:p>89.0107969999999</text:p>
          </table:table-cell>
          <table:table-cell table:formula="of:=[.F204]*[.B$10]" office:value-type="float" office:value="20.2385023236714" calcext:value-type="float">
            <text:p>20.2385023236714</text:p>
          </table:table-cell>
          <table:table-cell table:formula="of:=[.G204]*[.B$14]" office:value-type="float" office:value="1.29138030549466" calcext:value-type="float">
            <text:p>1.29138030549466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0.783083" calcext:value-type="float">
            <text:p>0.783083</text:p>
          </table:table-cell>
          <table:table-cell table:formula="of:=[.D205]+[.F204]" office:value-type="float" office:value="146.01999" calcext:value-type="float">
            <text:p>146.01999</text:p>
          </table:table-cell>
          <table:table-cell table:formula="of:=[.E205]+[.G204]" office:value-type="float" office:value="89.7938799999999" calcext:value-type="float">
            <text:p>89.7938799999999</text:p>
          </table:table-cell>
          <table:table-cell table:formula="of:=[.F205]*[.B$10]" office:value-type="float" office:value="20.2991899828543" calcext:value-type="float">
            <text:p>20.2991899828543</text:p>
          </table:table-cell>
          <table:table-cell table:formula="of:=[.G205]*[.B$14]" office:value-type="float" office:value="1.30274137626192" calcext:value-type="float">
            <text:p>1.3027413762619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783082" calcext:value-type="float">
            <text:p>0.783082</text:p>
          </table:table-cell>
          <table:table-cell table:formula="of:=[.D206]+[.F205]" office:value-type="float" office:value="146.45653" calcext:value-type="float">
            <text:p>146.45653</text:p>
          </table:table-cell>
          <table:table-cell table:formula="of:=[.E206]+[.G205]" office:value-type="float" office:value="90.5769619999999" calcext:value-type="float">
            <text:p>90.5769619999999</text:p>
          </table:table-cell>
          <table:table-cell table:formula="of:=[.F206]*[.B$10]" office:value-type="float" office:value="20.3598762518721" calcext:value-type="float">
            <text:p>20.3598762518721</text:p>
          </table:table-cell>
          <table:table-cell table:formula="of:=[.G206]*[.B$14]" office:value-type="float" office:value="1.31410243252106" calcext:value-type="float">
            <text:p>1.31410243252106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562189" calcext:value-type="float">
            <text:p>0.562189</text:p>
          </table:table-cell>
          <table:table-cell table:formula="of:=[.D207]+[.F206]" office:value-type="float" office:value="146.89307" calcext:value-type="float">
            <text:p>146.89307</text:p>
          </table:table-cell>
          <table:table-cell table:formula="of:=[.E207]+[.G206]" office:value-type="float" office:value="91.1391509999999" calcext:value-type="float">
            <text:p>91.1391509999999</text:p>
          </table:table-cell>
          <table:table-cell table:formula="of:=[.F207]*[.B$10]" office:value-type="float" office:value="20.4205625208899" calcext:value-type="float">
            <text:p>20.4205625208899</text:p>
          </table:table-cell>
          <table:table-cell table:formula="of:=[.G207]*[.B$14]" office:value-type="float" office:value="1.32225874419374" calcext:value-type="float">
            <text:p>1.32225874419374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0.562188" calcext:value-type="float">
            <text:p>0.562188</text:p>
          </table:table-cell>
          <table:table-cell table:formula="of:=[.D208]+[.F207]" office:value-type="float" office:value="147.32962" calcext:value-type="float">
            <text:p>147.32962</text:p>
          </table:table-cell>
          <table:table-cell table:formula="of:=[.E208]+[.G207]" office:value-type="float" office:value="91.7013389999999" calcext:value-type="float">
            <text:p>91.7013389999999</text:p>
          </table:table-cell>
          <table:table-cell table:formula="of:=[.F208]*[.B$10]" office:value-type="float" office:value="20.4812501800729" calcext:value-type="float">
            <text:p>20.4812501800729</text:p>
          </table:table-cell>
          <table:table-cell table:formula="of:=[.G208]*[.B$14]" office:value-type="float" office:value="1.33041504135829" calcext:value-type="float">
            <text:p>1.33041504135829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562189" calcext:value-type="float">
            <text:p>0.562189</text:p>
          </table:table-cell>
          <table:table-cell table:formula="of:=[.D209]+[.F208]" office:value-type="float" office:value="147.76616" calcext:value-type="float">
            <text:p>147.76616</text:p>
          </table:table-cell>
          <table:table-cell table:formula="of:=[.E209]+[.G208]" office:value-type="float" office:value="92.2635279999999" calcext:value-type="float">
            <text:p>92.2635279999999</text:p>
          </table:table-cell>
          <table:table-cell table:formula="of:=[.F209]*[.B$10]" office:value-type="float" office:value="20.5419364490906" calcext:value-type="float">
            <text:p>20.5419364490906</text:p>
          </table:table-cell>
          <table:table-cell table:formula="of:=[.G209]*[.B$14]" office:value-type="float" office:value="1.33857135303097" calcext:value-type="float">
            <text:p>1.33857135303097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562188" calcext:value-type="float">
            <text:p>0.562188</text:p>
          </table:table-cell>
          <table:table-cell table:formula="of:=[.D210]+[.F209]" office:value-type="float" office:value="148.2027" calcext:value-type="float">
            <text:p>148.2027</text:p>
          </table:table-cell>
          <table:table-cell table:formula="of:=[.E210]+[.G209]" office:value-type="float" office:value="92.8257159999999" calcext:value-type="float">
            <text:p>92.8257159999999</text:p>
          </table:table-cell>
          <table:table-cell table:formula="of:=[.F210]*[.B$10]" office:value-type="float" office:value="20.6026227181084" calcext:value-type="float">
            <text:p>20.6026227181084</text:p>
          </table:table-cell>
          <table:table-cell table:formula="of:=[.G210]*[.B$14]" office:value-type="float" office:value="1.34672765019552" calcext:value-type="float">
            <text:p>1.3467276501955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319336" calcext:value-type="float">
            <text:p>0.319336</text:p>
          </table:table-cell>
          <table:table-cell table:formula="of:=[.D211]+[.F210]" office:value-type="float" office:value="148.63924" calcext:value-type="float">
            <text:p>148.63924</text:p>
          </table:table-cell>
          <table:table-cell table:formula="of:=[.E211]+[.G210]" office:value-type="float" office:value="93.145052" calcext:value-type="float">
            <text:p>93.145052</text:p>
          </table:table-cell>
          <table:table-cell table:formula="of:=[.F211]*[.B$10]" office:value-type="float" office:value="20.6633089871262" calcext:value-type="float">
            <text:p>20.6633089871262</text:p>
          </table:table-cell>
          <table:table-cell table:formula="of:=[.G211]*[.B$14]" office:value-type="float" office:value="1.35136061872444" calcext:value-type="float">
            <text:p>1.35136061872444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0.319336" calcext:value-type="float">
            <text:p>0.319336</text:p>
          </table:table-cell>
          <table:table-cell table:formula="of:=[.D212]+[.F211]" office:value-type="float" office:value="149.07579" calcext:value-type="float">
            <text:p>149.07579</text:p>
          </table:table-cell>
          <table:table-cell table:formula="of:=[.E212]+[.G211]" office:value-type="float" office:value="93.464388" calcext:value-type="float">
            <text:p>93.464388</text:p>
          </table:table-cell>
          <table:table-cell table:formula="of:=[.F212]*[.B$10]" office:value-type="float" office:value="20.7239966463092" calcext:value-type="float">
            <text:p>20.7239966463092</text:p>
          </table:table-cell>
          <table:table-cell table:formula="of:=[.G212]*[.B$14]" office:value-type="float" office:value="1.35599358725337" calcext:value-type="float">
            <text:p>1.35599358725337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319336" calcext:value-type="float">
            <text:p>0.319336</text:p>
          </table:table-cell>
          <table:table-cell table:formula="of:=[.D213]+[.F212]" office:value-type="float" office:value="149.51233" calcext:value-type="float">
            <text:p>149.51233</text:p>
          </table:table-cell>
          <table:table-cell table:formula="of:=[.E213]+[.G212]" office:value-type="float" office:value="93.783724" calcext:value-type="float">
            <text:p>93.783724</text:p>
          </table:table-cell>
          <table:table-cell table:formula="of:=[.F213]*[.B$10]" office:value-type="float" office:value="20.784682915327" calcext:value-type="float">
            <text:p>20.784682915327</text:p>
          </table:table-cell>
          <table:table-cell table:formula="of:=[.G213]*[.B$14]" office:value-type="float" office:value="1.36062655578229" calcext:value-type="float">
            <text:p>1.36062655578229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319336" calcext:value-type="float">
            <text:p>0.319336</text:p>
          </table:table-cell>
          <table:table-cell table:formula="of:=[.D214]+[.F213]" office:value-type="float" office:value="149.94887" calcext:value-type="float">
            <text:p>149.94887</text:p>
          </table:table-cell>
          <table:table-cell table:formula="of:=[.E214]+[.G213]" office:value-type="float" office:value="94.10306" calcext:value-type="float">
            <text:p>94.10306</text:p>
          </table:table-cell>
          <table:table-cell table:formula="of:=[.F214]*[.B$10]" office:value-type="float" office:value="20.8453691843447" calcext:value-type="float">
            <text:p>20.8453691843447</text:p>
          </table:table-cell>
          <table:table-cell table:formula="of:=[.G214]*[.B$14]" office:value-type="float" office:value="1.36525952431122" calcext:value-type="float">
            <text:p>1.3652595243112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06957" calcext:value-type="float">
            <text:p>0.06957</text:p>
          </table:table-cell>
          <table:table-cell table:formula="of:=[.D215]+[.F214]" office:value-type="float" office:value="150.38541" calcext:value-type="float">
            <text:p>150.38541</text:p>
          </table:table-cell>
          <table:table-cell table:formula="of:=[.E215]+[.G214]" office:value-type="float" office:value="94.17263" calcext:value-type="float">
            <text:p>94.17263</text:p>
          </table:table-cell>
          <table:table-cell table:formula="of:=[.F215]*[.B$10]" office:value-type="float" office:value="20.9060554533625" calcext:value-type="float">
            <text:p>20.9060554533625</text:p>
          </table:table-cell>
          <table:table-cell table:formula="of:=[.G215]*[.B$14]" office:value-type="float" office:value="1.36626885498661" calcext:value-type="float">
            <text:p>1.36626885498661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0.06957" calcext:value-type="float">
            <text:p>0.06957</text:p>
          </table:table-cell>
          <table:table-cell table:formula="of:=[.D216]+[.F215]" office:value-type="float" office:value="150.82196" calcext:value-type="float">
            <text:p>150.82196</text:p>
          </table:table-cell>
          <table:table-cell table:formula="of:=[.E216]+[.G215]" office:value-type="float" office:value="94.2422" calcext:value-type="float">
            <text:p>94.2422</text:p>
          </table:table-cell>
          <table:table-cell table:formula="of:=[.F216]*[.B$10]" office:value-type="float" office:value="20.9667431125455" calcext:value-type="float">
            <text:p>20.9667431125455</text:p>
          </table:table-cell>
          <table:table-cell table:formula="of:=[.G216]*[.B$14]" office:value-type="float" office:value="1.367278185662" calcext:value-type="float">
            <text:p>1.36727818566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06957" calcext:value-type="float">
            <text:p>0.06957</text:p>
          </table:table-cell>
          <table:table-cell table:formula="of:=[.D217]+[.F216]" office:value-type="float" office:value="151.2585" calcext:value-type="float">
            <text:p>151.2585</text:p>
          </table:table-cell>
          <table:table-cell table:formula="of:=[.E217]+[.G216]" office:value-type="float" office:value="94.31177" calcext:value-type="float">
            <text:p>94.31177</text:p>
          </table:table-cell>
          <table:table-cell table:formula="of:=[.F217]*[.B$10]" office:value-type="float" office:value="21.0274293815633" calcext:value-type="float">
            <text:p>21.0274293815633</text:p>
          </table:table-cell>
          <table:table-cell table:formula="of:=[.G217]*[.B$14]" office:value-type="float" office:value="1.3682875163374" calcext:value-type="float">
            <text:p>1.3682875163374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06957" calcext:value-type="float">
            <text:p>0.06957</text:p>
          </table:table-cell>
          <table:table-cell table:formula="of:=[.D218]+[.F217]" office:value-type="float" office:value="151.69504" calcext:value-type="float">
            <text:p>151.69504</text:p>
          </table:table-cell>
          <table:table-cell table:formula="of:=[.E218]+[.G217]" office:value-type="float" office:value="94.38134" calcext:value-type="float">
            <text:p>94.38134</text:p>
          </table:table-cell>
          <table:table-cell table:formula="of:=[.F218]*[.B$10]" office:value-type="float" office:value="21.0881156505811" calcext:value-type="float">
            <text:p>21.0881156505811</text:p>
          </table:table-cell>
          <table:table-cell table:formula="of:=[.G218]*[.B$14]" office:value-type="float" office:value="1.36929684701279" calcext:value-type="float">
            <text:p>1.36929684701279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172394" calcext:value-type="float">
            <text:p>-0.172394</text:p>
          </table:table-cell>
          <table:table-cell table:formula="of:=[.D219]+[.F218]" office:value-type="float" office:value="152.13158" calcext:value-type="float">
            <text:p>152.13158</text:p>
          </table:table-cell>
          <table:table-cell table:formula="of:=[.E219]+[.G218]" office:value-type="float" office:value="94.208946" calcext:value-type="float">
            <text:p>94.208946</text:p>
          </table:table-cell>
          <table:table-cell table:formula="of:=[.F219]*[.B$10]" office:value-type="float" office:value="21.1488019195989" calcext:value-type="float">
            <text:p>21.1488019195989</text:p>
          </table:table-cell>
          <table:table-cell table:formula="of:=[.G219]*[.B$14]" office:value-type="float" office:value="1.36679573227291" calcext:value-type="float">
            <text:p>1.36679573227291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-0.172394" calcext:value-type="float">
            <text:p>-0.172394</text:p>
          </table:table-cell>
          <table:table-cell table:formula="of:=[.D220]+[.F219]" office:value-type="float" office:value="152.56813" calcext:value-type="float">
            <text:p>152.56813</text:p>
          </table:table-cell>
          <table:table-cell table:formula="of:=[.E220]+[.G219]" office:value-type="float" office:value="94.036552" calcext:value-type="float">
            <text:p>94.036552</text:p>
          </table:table-cell>
          <table:table-cell table:formula="of:=[.F220]*[.B$10]" office:value-type="float" office:value="21.2094895787818" calcext:value-type="float">
            <text:p>21.2094895787818</text:p>
          </table:table-cell>
          <table:table-cell table:formula="of:=[.G220]*[.B$14]" office:value-type="float" office:value="1.36429461753302" calcext:value-type="float">
            <text:p>1.3642946175330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172394" calcext:value-type="float">
            <text:p>-0.172394</text:p>
          </table:table-cell>
          <table:table-cell table:formula="of:=[.D221]+[.F220]" office:value-type="float" office:value="153.00467" calcext:value-type="float">
            <text:p>153.00467</text:p>
          </table:table-cell>
          <table:table-cell table:formula="of:=[.E221]+[.G220]" office:value-type="float" office:value="93.864158" calcext:value-type="float">
            <text:p>93.864158</text:p>
          </table:table-cell>
          <table:table-cell table:formula="of:=[.F221]*[.B$10]" office:value-type="float" office:value="21.2701758477996" calcext:value-type="float">
            <text:p>21.2701758477996</text:p>
          </table:table-cell>
          <table:table-cell table:formula="of:=[.G221]*[.B$14]" office:value-type="float" office:value="1.36179350279314" calcext:value-type="float">
            <text:p>1.36179350279314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172394" calcext:value-type="float">
            <text:p>-0.172394</text:p>
          </table:table-cell>
          <table:table-cell table:formula="of:=[.D222]+[.F221]" office:value-type="float" office:value="153.44121" calcext:value-type="float">
            <text:p>153.44121</text:p>
          </table:table-cell>
          <table:table-cell table:formula="of:=[.E222]+[.G221]" office:value-type="float" office:value="93.691764" calcext:value-type="float">
            <text:p>93.691764</text:p>
          </table:table-cell>
          <table:table-cell table:formula="of:=[.F222]*[.B$10]" office:value-type="float" office:value="21.3308621168174" calcext:value-type="float">
            <text:p>21.3308621168174</text:p>
          </table:table-cell>
          <table:table-cell table:formula="of:=[.G222]*[.B$14]" office:value-type="float" office:value="1.35929238805326" calcext:value-type="float">
            <text:p>1.35929238805326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392963" calcext:value-type="float">
            <text:p>-0.392963</text:p>
          </table:table-cell>
          <table:table-cell table:formula="of:=[.D223]+[.F222]" office:value-type="float" office:value="153.87775" calcext:value-type="float">
            <text:p>153.87775</text:p>
          </table:table-cell>
          <table:table-cell table:formula="of:=[.E223]+[.G222]" office:value-type="float" office:value="93.298801" calcext:value-type="float">
            <text:p>93.298801</text:p>
          </table:table-cell>
          <table:table-cell table:formula="of:=[.F223]*[.B$10]" office:value-type="float" office:value="21.3915483858352" calcext:value-type="float">
            <text:p>21.3915483858352</text:p>
          </table:table-cell>
          <table:table-cell table:formula="of:=[.G223]*[.B$14]" office:value-type="float" office:value="1.35359122936137" calcext:value-type="float">
            <text:p>1.35359122936137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-0.392963" calcext:value-type="float">
            <text:p>-0.392963</text:p>
          </table:table-cell>
          <table:table-cell table:formula="of:=[.D224]+[.F223]" office:value-type="float" office:value="154.3143" calcext:value-type="float">
            <text:p>154.3143</text:p>
          </table:table-cell>
          <table:table-cell table:formula="of:=[.E224]+[.G223]" office:value-type="float" office:value="92.905838" calcext:value-type="float">
            <text:p>92.905838</text:p>
          </table:table-cell>
          <table:table-cell table:formula="of:=[.F224]*[.B$10]" office:value-type="float" office:value="21.4522360450181" calcext:value-type="float">
            <text:p>21.4522360450181</text:p>
          </table:table-cell>
          <table:table-cell table:formula="of:=[.G224]*[.B$14]" office:value-type="float" office:value="1.34789007066949" calcext:value-type="float">
            <text:p>1.34789007066949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392962" calcext:value-type="float">
            <text:p>-0.392962</text:p>
          </table:table-cell>
          <table:table-cell table:formula="of:=[.D225]+[.F224]" office:value-type="float" office:value="154.75084" calcext:value-type="float">
            <text:p>154.75084</text:p>
          </table:table-cell>
          <table:table-cell table:formula="of:=[.E225]+[.G224]" office:value-type="float" office:value="92.512876" calcext:value-type="float">
            <text:p>92.512876</text:p>
          </table:table-cell>
          <table:table-cell table:formula="of:=[.F225]*[.B$10]" office:value-type="float" office:value="21.5129223140359" calcext:value-type="float">
            <text:p>21.5129223140359</text:p>
          </table:table-cell>
          <table:table-cell table:formula="of:=[.G225]*[.B$14]" office:value-type="float" office:value="1.34218892648573" calcext:value-type="float">
            <text:p>1.34218892648573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392963" calcext:value-type="float">
            <text:p>-0.392963</text:p>
          </table:table-cell>
          <table:table-cell table:formula="of:=[.D226]+[.F225]" office:value-type="float" office:value="155.18738" calcext:value-type="float">
            <text:p>155.18738</text:p>
          </table:table-cell>
          <table:table-cell table:formula="of:=[.E226]+[.G225]" office:value-type="float" office:value="92.119913" calcext:value-type="float">
            <text:p>92.119913</text:p>
          </table:table-cell>
          <table:table-cell table:formula="of:=[.F226]*[.B$10]" office:value-type="float" office:value="21.5736085830537" calcext:value-type="float">
            <text:p>21.5736085830537</text:p>
          </table:table-cell>
          <table:table-cell table:formula="of:=[.G226]*[.B$14]" office:value-type="float" office:value="1.33648776779385" calcext:value-type="float">
            <text:p>1.33648776779385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580436" calcext:value-type="float">
            <text:p>-0.580436</text:p>
          </table:table-cell>
          <table:table-cell table:formula="of:=[.D227]+[.F226]" office:value-type="float" office:value="155.62392" calcext:value-type="float">
            <text:p>155.62392</text:p>
          </table:table-cell>
          <table:table-cell table:formula="of:=[.E227]+[.G226]" office:value-type="float" office:value="91.539477" calcext:value-type="float">
            <text:p>91.539477</text:p>
          </table:table-cell>
          <table:table-cell table:formula="of:=[.F227]*[.B$10]" office:value-type="float" office:value="21.6342948520715" calcext:value-type="float">
            <text:p>21.6342948520715</text:p>
          </table:table-cell>
          <table:table-cell table:formula="of:=[.G227]*[.B$14]" office:value-type="float" office:value="1.32806672625436" calcext:value-type="float">
            <text:p>1.32806672625436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580437" calcext:value-type="float">
            <text:p>-0.580437</text:p>
          </table:table-cell>
          <table:table-cell table:formula="of:=[.D228]+[.F227]" office:value-type="float" office:value="156.06046" calcext:value-type="float">
            <text:p>156.06046</text:p>
          </table:table-cell>
          <table:table-cell table:formula="of:=[.E228]+[.G227]" office:value-type="float" office:value="90.95904" calcext:value-type="float">
            <text:p>90.95904</text:p>
          </table:table-cell>
          <table:table-cell table:formula="of:=[.F228]*[.B$10]" office:value-type="float" office:value="21.6949811210893" calcext:value-type="float">
            <text:p>21.6949811210893</text:p>
          </table:table-cell>
          <table:table-cell table:formula="of:=[.G228]*[.B$14]" office:value-type="float" office:value="1.31964567020674" calcext:value-type="float">
            <text:p>1.31964567020674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580436" calcext:value-type="float">
            <text:p>-0.580436</text:p>
          </table:table-cell>
          <table:table-cell table:formula="of:=[.D229]+[.F228]" office:value-type="float" office:value="156.497" calcext:value-type="float">
            <text:p>156.497</text:p>
          </table:table-cell>
          <table:table-cell table:formula="of:=[.E229]+[.G228]" office:value-type="float" office:value="90.378604" calcext:value-type="float">
            <text:p>90.378604</text:p>
          </table:table-cell>
          <table:table-cell table:formula="of:=[.F229]*[.B$10]" office:value-type="float" office:value="21.7556673901071" calcext:value-type="float">
            <text:p>21.7556673901071</text:p>
          </table:table-cell>
          <table:table-cell table:formula="of:=[.G229]*[.B$14]" office:value-type="float" office:value="1.31122462866725" calcext:value-type="float">
            <text:p>1.31122462866725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580436" calcext:value-type="float">
            <text:p>-0.580436</text:p>
          </table:table-cell>
          <table:table-cell table:formula="of:=[.D230]+[.F229]" office:value-type="float" office:value="156.93354" calcext:value-type="float">
            <text:p>156.93354</text:p>
          </table:table-cell>
          <table:table-cell table:formula="of:=[.E230]+[.G229]" office:value-type="float" office:value="89.798168" calcext:value-type="float">
            <text:p>89.798168</text:p>
          </table:table-cell>
          <table:table-cell table:formula="of:=[.F230]*[.B$10]" office:value-type="float" office:value="21.8163536591249" calcext:value-type="float">
            <text:p>21.8163536591249</text:p>
          </table:table-cell>
          <table:table-cell table:formula="of:=[.G230]*[.B$14]" office:value-type="float" office:value="1.30280358712776" calcext:value-type="float">
            <text:p>1.30280358712776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725572" calcext:value-type="float">
            <text:p>-0.725572</text:p>
          </table:table-cell>
          <table:table-cell table:formula="of:=[.D231]+[.F230]" office:value-type="float" office:value="157.37008" calcext:value-type="float">
            <text:p>157.37008</text:p>
          </table:table-cell>
          <table:table-cell table:formula="of:=[.E231]+[.G230]" office:value-type="float" office:value="89.072596" calcext:value-type="float">
            <text:p>89.072596</text:p>
          </table:table-cell>
          <table:table-cell table:formula="of:=[.F231]*[.B$10]" office:value-type="float" office:value="21.8770399281426" calcext:value-type="float">
            <text:p>21.8770399281426</text:p>
          </table:table-cell>
          <table:table-cell table:formula="of:=[.G231]*[.B$14]" office:value-type="float" office:value="1.29227689348386" calcext:value-type="float">
            <text:p>1.29227689348386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-0.725571" calcext:value-type="float">
            <text:p>-0.725571</text:p>
          </table:table-cell>
          <table:table-cell table:formula="of:=[.D232]+[.F231]" office:value-type="float" office:value="157.80663" calcext:value-type="float">
            <text:p>157.80663</text:p>
          </table:table-cell>
          <table:table-cell table:formula="of:=[.E232]+[.G231]" office:value-type="float" office:value="88.347025" calcext:value-type="float">
            <text:p>88.347025</text:p>
          </table:table-cell>
          <table:table-cell table:formula="of:=[.F232]*[.B$10]" office:value-type="float" office:value="21.9377275873256" calcext:value-type="float">
            <text:p>21.9377275873256</text:p>
          </table:table-cell>
          <table:table-cell table:formula="of:=[.G232]*[.B$14]" office:value-type="float" office:value="1.28175021434809" calcext:value-type="float">
            <text:p>1.28175021434809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725571" calcext:value-type="float">
            <text:p>-0.725571</text:p>
          </table:table-cell>
          <table:table-cell table:formula="of:=[.D233]+[.F232]" office:value-type="float" office:value="158.24317" calcext:value-type="float">
            <text:p>158.24317</text:p>
          </table:table-cell>
          <table:table-cell table:formula="of:=[.E233]+[.G232]" office:value-type="float" office:value="87.621454" calcext:value-type="float">
            <text:p>87.621454</text:p>
          </table:table-cell>
          <table:table-cell table:formula="of:=[.F233]*[.B$10]" office:value-type="float" office:value="21.9984138563434" calcext:value-type="float">
            <text:p>21.9984138563434</text:p>
          </table:table-cell>
          <table:table-cell table:formula="of:=[.G233]*[.B$14]" office:value-type="float" office:value="1.27122353521232" calcext:value-type="float">
            <text:p>1.2712235352123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725572" calcext:value-type="float">
            <text:p>-0.725572</text:p>
          </table:table-cell>
          <table:table-cell table:formula="of:=[.D234]+[.F233]" office:value-type="float" office:value="158.67971" calcext:value-type="float">
            <text:p>158.67971</text:p>
          </table:table-cell>
          <table:table-cell table:formula="of:=[.E234]+[.G233]" office:value-type="float" office:value="86.895882" calcext:value-type="float">
            <text:p>86.895882</text:p>
          </table:table-cell>
          <table:table-cell table:formula="of:=[.F234]*[.B$10]" office:value-type="float" office:value="22.0591001253612" calcext:value-type="float">
            <text:p>22.0591001253612</text:p>
          </table:table-cell>
          <table:table-cell table:formula="of:=[.G234]*[.B$14]" office:value-type="float" office:value="1.26069684156842" calcext:value-type="float">
            <text:p>1.2606968415684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822005" calcext:value-type="float">
            <text:p>-0.822005</text:p>
          </table:table-cell>
          <table:table-cell table:formula="of:=[.D235]+[.F234]" office:value-type="float" office:value="159.116250000001" calcext:value-type="float">
            <text:p>159.116250000001</text:p>
          </table:table-cell>
          <table:table-cell table:formula="of:=[.E235]+[.G234]" office:value-type="float" office:value="86.073877" calcext:value-type="float">
            <text:p>86.073877</text:p>
          </table:table-cell>
          <table:table-cell table:formula="of:=[.F235]*[.B$10]" office:value-type="float" office:value="22.119786394379" calcext:value-type="float">
            <text:p>22.119786394379</text:p>
          </table:table-cell>
          <table:table-cell table:formula="of:=[.G235]*[.B$14]" office:value-type="float" office:value="1.24877108532541" calcext:value-type="float">
            <text:p>1.24877108532541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-0.822005" calcext:value-type="float">
            <text:p>-0.822005</text:p>
          </table:table-cell>
          <table:table-cell table:formula="of:=[.D236]+[.F235]" office:value-type="float" office:value="159.552800000001" calcext:value-type="float">
            <text:p>159.552800000001</text:p>
          </table:table-cell>
          <table:table-cell table:formula="of:=[.E236]+[.G235]" office:value-type="float" office:value="85.251872" calcext:value-type="float">
            <text:p>85.251872</text:p>
          </table:table-cell>
          <table:table-cell table:formula="of:=[.F236]*[.B$10]" office:value-type="float" office:value="22.1804740535619" calcext:value-type="float">
            <text:p>22.1804740535619</text:p>
          </table:table-cell>
          <table:table-cell table:formula="of:=[.G236]*[.B$14]" office:value-type="float" office:value="1.2368453290824" calcext:value-type="float">
            <text:p>1.2368453290824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822006" calcext:value-type="float">
            <text:p>-0.822006</text:p>
          </table:table-cell>
          <table:table-cell table:formula="of:=[.D237]+[.F236]" office:value-type="float" office:value="159.989340000001" calcext:value-type="float">
            <text:p>159.989340000001</text:p>
          </table:table-cell>
          <table:table-cell table:formula="of:=[.E237]+[.G236]" office:value-type="float" office:value="84.429866" calcext:value-type="float">
            <text:p>84.429866</text:p>
          </table:table-cell>
          <table:table-cell table:formula="of:=[.F237]*[.B$10]" office:value-type="float" office:value="22.2411603225797" calcext:value-type="float">
            <text:p>22.2411603225797</text:p>
          </table:table-cell>
          <table:table-cell table:formula="of:=[.G237]*[.B$14]" office:value-type="float" office:value="1.22491955833126" calcext:value-type="float">
            <text:p>1.22491955833126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822005" calcext:value-type="float">
            <text:p>-0.822005</text:p>
          </table:table-cell>
          <table:table-cell table:formula="of:=[.D238]+[.F237]" office:value-type="float" office:value="160.425880000001" calcext:value-type="float">
            <text:p>160.425880000001</text:p>
          </table:table-cell>
          <table:table-cell table:formula="of:=[.E238]+[.G237]" office:value-type="float" office:value="83.607861" calcext:value-type="float">
            <text:p>83.607861</text:p>
          </table:table-cell>
          <table:table-cell table:formula="of:=[.F238]*[.B$10]" office:value-type="float" office:value="22.3018465915975" calcext:value-type="float">
            <text:p>22.3018465915975</text:p>
          </table:table-cell>
          <table:table-cell table:formula="of:=[.G238]*[.B$14]" office:value-type="float" office:value="1.21299380208825" calcext:value-type="float">
            <text:p>1.21299380208825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866481" calcext:value-type="float">
            <text:p>-0.866481</text:p>
          </table:table-cell>
          <table:table-cell table:formula="of:=[.D239]+[.F238]" office:value-type="float" office:value="160.862420000001" calcext:value-type="float">
            <text:p>160.862420000001</text:p>
          </table:table-cell>
          <table:table-cell table:formula="of:=[.E239]+[.G238]" office:value-type="float" office:value="82.74138" calcext:value-type="float">
            <text:p>82.74138</text:p>
          </table:table-cell>
          <table:table-cell table:formula="of:=[.F239]*[.B$10]" office:value-type="float" office:value="22.3625328606153" calcext:value-type="float">
            <text:p>22.3625328606153</text:p>
          </table:table-cell>
          <table:table-cell table:formula="of:=[.G239]*[.B$14]" office:value-type="float" office:value="1.20042278220978" calcext:value-type="float">
            <text:p>1.20042278220978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-0.866482" calcext:value-type="float">
            <text:p>-0.866482</text:p>
          </table:table-cell>
          <table:table-cell table:formula="of:=[.D240]+[.F239]" office:value-type="float" office:value="161.298970000001" calcext:value-type="float">
            <text:p>161.298970000001</text:p>
          </table:table-cell>
          <table:table-cell table:formula="of:=[.E240]+[.G239]" office:value-type="float" office:value="81.874898" calcext:value-type="float">
            <text:p>81.874898</text:p>
          </table:table-cell>
          <table:table-cell table:formula="of:=[.F240]*[.B$10]" office:value-type="float" office:value="22.4232205197982" calcext:value-type="float">
            <text:p>22.4232205197982</text:p>
          </table:table-cell>
          <table:table-cell table:formula="of:=[.G240]*[.B$14]" office:value-type="float" office:value="1.18785174782318" calcext:value-type="float">
            <text:p>1.18785174782318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866482" calcext:value-type="float">
            <text:p>-0.866482</text:p>
          </table:table-cell>
          <table:table-cell table:formula="of:=[.D241]+[.F240]" office:value-type="float" office:value="161.735510000001" calcext:value-type="float">
            <text:p>161.735510000001</text:p>
          </table:table-cell>
          <table:table-cell table:formula="of:=[.E241]+[.G240]" office:value-type="float" office:value="81.008416" calcext:value-type="float">
            <text:p>81.008416</text:p>
          </table:table-cell>
          <table:table-cell table:formula="of:=[.F241]*[.B$10]" office:value-type="float" office:value="22.483906788816" calcext:value-type="float">
            <text:p>22.483906788816</text:p>
          </table:table-cell>
          <table:table-cell table:formula="of:=[.G241]*[.B$14]" office:value-type="float" office:value="1.17528071343658" calcext:value-type="float">
            <text:p>1.17528071343658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866481" calcext:value-type="float">
            <text:p>-0.866481</text:p>
          </table:table-cell>
          <table:table-cell table:formula="of:=[.D242]+[.F241]" office:value-type="float" office:value="162.172050000001" calcext:value-type="float">
            <text:p>162.172050000001</text:p>
          </table:table-cell>
          <table:table-cell table:formula="of:=[.E242]+[.G241]" office:value-type="float" office:value="80.141935" calcext:value-type="float">
            <text:p>80.141935</text:p>
          </table:table-cell>
          <table:table-cell table:formula="of:=[.F242]*[.B$10]" office:value-type="float" office:value="22.5445930578338" calcext:value-type="float">
            <text:p>22.5445930578338</text:p>
          </table:table-cell>
          <table:table-cell table:formula="of:=[.G242]*[.B$14]" office:value-type="float" office:value="1.16270969355811" calcext:value-type="float">
            <text:p>1.16270969355811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858896" calcext:value-type="float">
            <text:p>-0.858896</text:p>
          </table:table-cell>
          <table:table-cell table:formula="of:=[.D243]+[.F242]" office:value-type="float" office:value="162.608590000001" calcext:value-type="float">
            <text:p>162.608590000001</text:p>
          </table:table-cell>
          <table:table-cell table:formula="of:=[.E243]+[.G242]" office:value-type="float" office:value="79.283039" calcext:value-type="float">
            <text:p>79.283039</text:p>
          </table:table-cell>
          <table:table-cell table:formula="of:=[.F243]*[.B$10]" office:value-type="float" office:value="22.6052793268516" calcext:value-type="float">
            <text:p>22.6052793268516</text:p>
          </table:table-cell>
          <table:table-cell table:formula="of:=[.G243]*[.B$14]" office:value-type="float" office:value="1.15024871785346" calcext:value-type="float">
            <text:p>1.15024871785346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-0.858896" calcext:value-type="float">
            <text:p>-0.858896</text:p>
          </table:table-cell>
          <table:table-cell table:formula="of:=[.D244]+[.F243]" office:value-type="float" office:value="163.045140000001" calcext:value-type="float">
            <text:p>163.045140000001</text:p>
          </table:table-cell>
          <table:table-cell table:formula="of:=[.E244]+[.G243]" office:value-type="float" office:value="78.424143" calcext:value-type="float">
            <text:p>78.424143</text:p>
          </table:table-cell>
          <table:table-cell table:formula="of:=[.F244]*[.B$10]" office:value-type="float" office:value="22.6659669860345" calcext:value-type="float">
            <text:p>22.6659669860345</text:p>
          </table:table-cell>
          <table:table-cell table:formula="of:=[.G244]*[.B$14]" office:value-type="float" office:value="1.13778774214882" calcext:value-type="float">
            <text:p>1.1377877421488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858897" calcext:value-type="float">
            <text:p>-0.858897</text:p>
          </table:table-cell>
          <table:table-cell table:formula="of:=[.D245]+[.F244]" office:value-type="float" office:value="163.481680000001" calcext:value-type="float">
            <text:p>163.481680000001</text:p>
          </table:table-cell>
          <table:table-cell table:formula="of:=[.E245]+[.G244]" office:value-type="float" office:value="77.565246" calcext:value-type="float">
            <text:p>77.565246</text:p>
          </table:table-cell>
          <table:table-cell table:formula="of:=[.F245]*[.B$10]" office:value-type="float" office:value="22.7266532550523" calcext:value-type="float">
            <text:p>22.7266532550523</text:p>
          </table:table-cell>
          <table:table-cell table:formula="of:=[.G245]*[.B$14]" office:value-type="float" office:value="1.12532675193604" calcext:value-type="float">
            <text:p>1.12532675193604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858896" calcext:value-type="float">
            <text:p>-0.858896</text:p>
          </table:table-cell>
          <table:table-cell table:formula="of:=[.D246]+[.F245]" office:value-type="float" office:value="163.918220000001" calcext:value-type="float">
            <text:p>163.918220000001</text:p>
          </table:table-cell>
          <table:table-cell table:formula="of:=[.E246]+[.G245]" office:value-type="float" office:value="76.70635" calcext:value-type="float">
            <text:p>76.70635</text:p>
          </table:table-cell>
          <table:table-cell table:formula="of:=[.F246]*[.B$10]" office:value-type="float" office:value="22.7873395240701" calcext:value-type="float">
            <text:p>22.7873395240701</text:p>
          </table:table-cell>
          <table:table-cell table:formula="of:=[.G246]*[.B$14]" office:value-type="float" office:value="1.1128657762314" calcext:value-type="float">
            <text:p>1.1128657762314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80215" calcext:value-type="float">
            <text:p>-0.80215</text:p>
          </table:table-cell>
          <table:table-cell table:formula="of:=[.D247]+[.F246]" office:value-type="float" office:value="164.354760000001" calcext:value-type="float">
            <text:p>164.354760000001</text:p>
          </table:table-cell>
          <table:table-cell table:formula="of:=[.E247]+[.G246]" office:value-type="float" office:value="75.9042" calcext:value-type="float">
            <text:p>75.9042</text:p>
          </table:table-cell>
          <table:table-cell table:formula="of:=[.F247]*[.B$10]" office:value-type="float" office:value="22.8480257930879" calcext:value-type="float">
            <text:p>22.8480257930879</text:p>
          </table:table-cell>
          <table:table-cell table:formula="of:=[.G247]*[.B$14]" office:value-type="float" office:value="1.10122807892988" calcext:value-type="float">
            <text:p>1.10122807892988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-0.80215" calcext:value-type="float">
            <text:p>-0.80215</text:p>
          </table:table-cell>
          <table:table-cell table:formula="of:=[.D248]+[.F247]" office:value-type="float" office:value="164.791310000001" calcext:value-type="float">
            <text:p>164.791310000001</text:p>
          </table:table-cell>
          <table:table-cell table:formula="of:=[.E248]+[.G247]" office:value-type="float" office:value="75.10205" calcext:value-type="float">
            <text:p>75.10205</text:p>
          </table:table-cell>
          <table:table-cell table:formula="of:=[.F248]*[.B$10]" office:value-type="float" office:value="22.9087134522708" calcext:value-type="float">
            <text:p>22.9087134522708</text:p>
          </table:table-cell>
          <table:table-cell table:formula="of:=[.G248]*[.B$14]" office:value-type="float" office:value="1.08959038162837" calcext:value-type="float">
            <text:p>1.08959038162837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802149" calcext:value-type="float">
            <text:p>-0.802149</text:p>
          </table:table-cell>
          <table:table-cell table:formula="of:=[.D249]+[.F248]" office:value-type="float" office:value="165.227850000001" calcext:value-type="float">
            <text:p>165.227850000001</text:p>
          </table:table-cell>
          <table:table-cell table:formula="of:=[.E249]+[.G248]" office:value-type="float" office:value="74.299901" calcext:value-type="float">
            <text:p>74.299901</text:p>
          </table:table-cell>
          <table:table-cell table:formula="of:=[.F249]*[.B$10]" office:value-type="float" office:value="22.9693997212886" calcext:value-type="float">
            <text:p>22.9693997212886</text:p>
          </table:table-cell>
          <table:table-cell table:formula="of:=[.G249]*[.B$14]" office:value-type="float" office:value="1.07795269883498" calcext:value-type="float">
            <text:p>1.07795269883498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80215" calcext:value-type="float">
            <text:p>-0.80215</text:p>
          </table:table-cell>
          <table:table-cell table:formula="of:=[.D250]+[.F249]" office:value-type="float" office:value="165.664390000001" calcext:value-type="float">
            <text:p>165.664390000001</text:p>
          </table:table-cell>
          <table:table-cell table:formula="of:=[.E250]+[.G249]" office:value-type="float" office:value="73.497751" calcext:value-type="float">
            <text:p>73.497751</text:p>
          </table:table-cell>
          <table:table-cell table:formula="of:=[.F250]*[.B$10]" office:value-type="float" office:value="23.0300859903064" calcext:value-type="float">
            <text:p>23.0300859903064</text:p>
          </table:table-cell>
          <table:table-cell table:formula="of:=[.G250]*[.B$14]" office:value-type="float" office:value="1.06631500153347" calcext:value-type="float">
            <text:p>1.06631500153347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701841" calcext:value-type="float">
            <text:p>-0.701841</text:p>
          </table:table-cell>
          <table:table-cell table:formula="of:=[.D251]+[.F250]" office:value-type="float" office:value="166.100930000001" calcext:value-type="float">
            <text:p>166.100930000001</text:p>
          </table:table-cell>
          <table:table-cell table:formula="of:=[.E251]+[.G250]" office:value-type="float" office:value="72.79591" calcext:value-type="float">
            <text:p>72.79591</text:p>
          </table:table-cell>
          <table:table-cell table:formula="of:=[.F251]*[.B$10]" office:value-type="float" office:value="23.0907722593242" calcext:value-type="float">
            <text:p>23.0907722593242</text:p>
          </table:table-cell>
          <table:table-cell table:formula="of:=[.G251]*[.B$14]" office:value-type="float" office:value="1.05613260034692" calcext:value-type="float">
            <text:p>1.05613260034692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-0.701841" calcext:value-type="float">
            <text:p>-0.701841</text:p>
          </table:table-cell>
          <table:table-cell table:formula="of:=[.D252]+[.F251]" office:value-type="float" office:value="166.537480000001" calcext:value-type="float">
            <text:p>166.537480000001</text:p>
          </table:table-cell>
          <table:table-cell table:formula="of:=[.E252]+[.G251]" office:value-type="float" office:value="72.094069" calcext:value-type="float">
            <text:p>72.094069</text:p>
          </table:table-cell>
          <table:table-cell table:formula="of:=[.F252]*[.B$10]" office:value-type="float" office:value="23.1514599185071" calcext:value-type="float">
            <text:p>23.1514599185071</text:p>
          </table:table-cell>
          <table:table-cell table:formula="of:=[.G252]*[.B$14]" office:value-type="float" office:value="1.04595019916037" calcext:value-type="float">
            <text:p>1.04595019916037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70184" calcext:value-type="float">
            <text:p>-0.70184</text:p>
          </table:table-cell>
          <table:table-cell table:formula="of:=[.D253]+[.F252]" office:value-type="float" office:value="166.974020000001" calcext:value-type="float">
            <text:p>166.974020000001</text:p>
          </table:table-cell>
          <table:table-cell table:formula="of:=[.E253]+[.G252]" office:value-type="float" office:value="71.392229" calcext:value-type="float">
            <text:p>71.392229</text:p>
          </table:table-cell>
          <table:table-cell table:formula="of:=[.F253]*[.B$10]" office:value-type="float" office:value="23.2121461875249" calcext:value-type="float">
            <text:p>23.2121461875249</text:p>
          </table:table-cell>
          <table:table-cell table:formula="of:=[.G253]*[.B$14]" office:value-type="float" office:value="1.03576781248195" calcext:value-type="float">
            <text:p>1.03576781248195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701841" calcext:value-type="float">
            <text:p>-0.701841</text:p>
          </table:table-cell>
          <table:table-cell table:formula="of:=[.D254]+[.F253]" office:value-type="float" office:value="167.410560000001" calcext:value-type="float">
            <text:p>167.410560000001</text:p>
          </table:table-cell>
          <table:table-cell table:formula="of:=[.E254]+[.G253]" office:value-type="float" office:value="70.690388" calcext:value-type="float">
            <text:p>70.690388</text:p>
          </table:table-cell>
          <table:table-cell table:formula="of:=[.F254]*[.B$10]" office:value-type="float" office:value="23.2728324565427" calcext:value-type="float">
            <text:p>23.2728324565427</text:p>
          </table:table-cell>
          <table:table-cell table:formula="of:=[.G254]*[.B$14]" office:value-type="float" office:value="1.0255854112954" calcext:value-type="float">
            <text:p>1.0255854112954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565815" calcext:value-type="float">
            <text:p>-0.565815</text:p>
          </table:table-cell>
          <table:table-cell table:formula="of:=[.D255]+[.F254]" office:value-type="float" office:value="167.847100000001" calcext:value-type="float">
            <text:p>167.847100000001</text:p>
          </table:table-cell>
          <table:table-cell table:formula="of:=[.E255]+[.G254]" office:value-type="float" office:value="70.124573" calcext:value-type="float">
            <text:p>70.124573</text:p>
          </table:table-cell>
          <table:table-cell table:formula="of:=[.F255]*[.B$10]" office:value-type="float" office:value="23.3335187255605" calcext:value-type="float">
            <text:p>23.3335187255605</text:p>
          </table:table-cell>
          <table:table-cell table:formula="of:=[.G255]*[.B$14]" office:value-type="float" office:value="1.01737649313962" calcext:value-type="float">
            <text:p>1.0173764931396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565815" calcext:value-type="float">
            <text:p>-0.565815</text:p>
          </table:table-cell>
          <table:table-cell table:formula="of:=[.D256]+[.F255]" office:value-type="float" office:value="168.283640000001" calcext:value-type="float">
            <text:p>168.283640000001</text:p>
          </table:table-cell>
          <table:table-cell table:formula="of:=[.E256]+[.G255]" office:value-type="float" office:value="69.558758" calcext:value-type="float">
            <text:p>69.558758</text:p>
          </table:table-cell>
          <table:table-cell table:formula="of:=[.F256]*[.B$10]" office:value-type="float" office:value="23.3942049945783" calcext:value-type="float">
            <text:p>23.3942049945783</text:p>
          </table:table-cell>
          <table:table-cell table:formula="of:=[.G256]*[.B$14]" office:value-type="float" office:value="1.00916757498384" calcext:value-type="float">
            <text:p>1.00916757498384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565814" calcext:value-type="float">
            <text:p>-0.565814</text:p>
          </table:table-cell>
          <table:table-cell table:formula="of:=[.D257]+[.F256]" office:value-type="float" office:value="168.720180000001" calcext:value-type="float">
            <text:p>168.720180000001</text:p>
          </table:table-cell>
          <table:table-cell table:formula="of:=[.E257]+[.G256]" office:value-type="float" office:value="68.992944" calcext:value-type="float">
            <text:p>68.992944</text:p>
          </table:table-cell>
          <table:table-cell table:formula="of:=[.F257]*[.B$10]" office:value-type="float" office:value="23.4548912635961" calcext:value-type="float">
            <text:p>23.4548912635961</text:p>
          </table:table-cell>
          <table:table-cell table:formula="of:=[.G257]*[.B$14]" office:value-type="float" office:value="1.0009586713362" calcext:value-type="float">
            <text:p>1.000958671336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565815" calcext:value-type="float">
            <text:p>-0.565815</text:p>
          </table:table-cell>
          <table:table-cell table:formula="of:=[.D258]+[.F257]" office:value-type="float" office:value="169.156720000001" calcext:value-type="float">
            <text:p>169.156720000001</text:p>
          </table:table-cell>
          <table:table-cell table:formula="of:=[.E258]+[.G257]" office:value-type="float" office:value="68.427129" calcext:value-type="float">
            <text:p>68.427129</text:p>
          </table:table-cell>
          <table:table-cell table:formula="of:=[.F258]*[.B$10]" office:value-type="float" office:value="23.5155775326139" calcext:value-type="float">
            <text:p>23.5155775326139</text:p>
          </table:table-cell>
          <table:table-cell table:formula="of:=[.G258]*[.B$14]" office:value-type="float" office:value="0.99274975318042" calcext:value-type="float">
            <text:p>0.9927497531804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403604" calcext:value-type="float">
            <text:p>-0.403604</text:p>
          </table:table-cell>
          <table:table-cell table:formula="of:=[.D259]+[.F258]" office:value-type="float" office:value="169.593260000001" calcext:value-type="float">
            <text:p>169.593260000001</text:p>
          </table:table-cell>
          <table:table-cell table:formula="of:=[.E259]+[.G258]" office:value-type="float" office:value="68.023525" calcext:value-type="float">
            <text:p>68.023525</text:p>
          </table:table-cell>
          <table:table-cell table:formula="of:=[.F259]*[.B$10]" office:value-type="float" office:value="23.5762638016317" calcext:value-type="float">
            <text:p>23.5762638016317</text:p>
          </table:table-cell>
          <table:table-cell table:formula="of:=[.G259]*[.B$14]" office:value-type="float" office:value="0.986894213466301" calcext:value-type="float">
            <text:p>0.986894213466301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-0.403605" calcext:value-type="float">
            <text:p>-0.403605</text:p>
          </table:table-cell>
          <table:table-cell table:formula="of:=[.D260]+[.F259]" office:value-type="float" office:value="170.029810000001" calcext:value-type="float">
            <text:p>170.029810000001</text:p>
          </table:table-cell>
          <table:table-cell table:formula="of:=[.E260]+[.G259]" office:value-type="float" office:value="67.61992" calcext:value-type="float">
            <text:p>67.61992</text:p>
          </table:table-cell>
          <table:table-cell table:formula="of:=[.F260]*[.B$10]" office:value-type="float" office:value="23.6369514608146" calcext:value-type="float">
            <text:p>23.6369514608146</text:p>
          </table:table-cell>
          <table:table-cell table:formula="of:=[.G260]*[.B$14]" office:value-type="float" office:value="0.981038659244051" calcext:value-type="float">
            <text:p>0.981038659244051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403604" calcext:value-type="float">
            <text:p>-0.403604</text:p>
          </table:table-cell>
          <table:table-cell table:formula="of:=[.D261]+[.F260]" office:value-type="float" office:value="170.466350000001" calcext:value-type="float">
            <text:p>170.466350000001</text:p>
          </table:table-cell>
          <table:table-cell table:formula="of:=[.E261]+[.G260]" office:value-type="float" office:value="67.216316" calcext:value-type="float">
            <text:p>67.216316</text:p>
          </table:table-cell>
          <table:table-cell table:formula="of:=[.F261]*[.B$10]" office:value-type="float" office:value="23.6976377298324" calcext:value-type="float">
            <text:p>23.6976377298324</text:p>
          </table:table-cell>
          <table:table-cell table:formula="of:=[.G261]*[.B$14]" office:value-type="float" office:value="0.975183119529932" calcext:value-type="float">
            <text:p>0.97518311952993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403604" calcext:value-type="float">
            <text:p>-0.403604</text:p>
          </table:table-cell>
          <table:table-cell table:formula="of:=[.D262]+[.F261]" office:value-type="float" office:value="170.902890000001" calcext:value-type="float">
            <text:p>170.902890000001</text:p>
          </table:table-cell>
          <table:table-cell table:formula="of:=[.E262]+[.G261]" office:value-type="float" office:value="66.812712" calcext:value-type="float">
            <text:p>66.812712</text:p>
          </table:table-cell>
          <table:table-cell table:formula="of:=[.F262]*[.B$10]" office:value-type="float" office:value="23.7583239988502" calcext:value-type="float">
            <text:p>23.7583239988502</text:p>
          </table:table-cell>
          <table:table-cell table:formula="of:=[.G262]*[.B$14]" office:value-type="float" office:value="0.969327579815814" calcext:value-type="float">
            <text:p>0.969327579815814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225801" calcext:value-type="float">
            <text:p>-0.225801</text:p>
          </table:table-cell>
          <table:table-cell table:formula="of:=[.D263]+[.F262]" office:value-type="float" office:value="171.339430000001" calcext:value-type="float">
            <text:p>171.339430000001</text:p>
          </table:table-cell>
          <table:table-cell table:formula="of:=[.E263]+[.G262]" office:value-type="float" office:value="66.5869109999999" calcext:value-type="float">
            <text:p>66.5869109999999</text:p>
          </table:table-cell>
          <table:table-cell table:formula="of:=[.F263]*[.B$10]" office:value-type="float" office:value="23.819010267868" calcext:value-type="float">
            <text:p>23.819010267868</text:p>
          </table:table-cell>
          <table:table-cell table:formula="of:=[.G263]*[.B$14]" office:value-type="float" office:value="0.966051629322291" calcext:value-type="float">
            <text:p>0.966051629322291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-0.225801" calcext:value-type="float">
            <text:p>-0.225801</text:p>
          </table:table-cell>
          <table:table-cell table:formula="of:=[.D264]+[.F263]" office:value-type="float" office:value="171.775980000001" calcext:value-type="float">
            <text:p>171.775980000001</text:p>
          </table:table-cell>
          <table:table-cell table:formula="of:=[.E264]+[.G263]" office:value-type="float" office:value="66.3611099999999" calcext:value-type="float">
            <text:p>66.3611099999999</text:p>
          </table:table-cell>
          <table:table-cell table:formula="of:=[.F264]*[.B$10]" office:value-type="float" office:value="23.8796979270509" calcext:value-type="float">
            <text:p>23.8796979270509</text:p>
          </table:table-cell>
          <table:table-cell table:formula="of:=[.G264]*[.B$14]" office:value-type="float" office:value="0.962775678828768" calcext:value-type="float">
            <text:p>0.962775678828768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225802" calcext:value-type="float">
            <text:p>-0.225802</text:p>
          </table:table-cell>
          <table:table-cell table:formula="of:=[.D265]+[.F264]" office:value-type="float" office:value="172.212520000001" calcext:value-type="float">
            <text:p>172.212520000001</text:p>
          </table:table-cell>
          <table:table-cell table:formula="of:=[.E265]+[.G264]" office:value-type="float" office:value="66.1353079999999" calcext:value-type="float">
            <text:p>66.1353079999999</text:p>
          </table:table-cell>
          <table:table-cell table:formula="of:=[.F265]*[.B$10]" office:value-type="float" office:value="23.9403841960687" calcext:value-type="float">
            <text:p>23.9403841960687</text:p>
          </table:table-cell>
          <table:table-cell table:formula="of:=[.G265]*[.B$14]" office:value-type="float" office:value="0.959499713827114" calcext:value-type="float">
            <text:p>0.959499713827114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225801" calcext:value-type="float">
            <text:p>-0.225801</text:p>
          </table:table-cell>
          <table:table-cell table:formula="of:=[.D266]+[.F265]" office:value-type="float" office:value="172.649060000001" calcext:value-type="float">
            <text:p>172.649060000001</text:p>
          </table:table-cell>
          <table:table-cell table:formula="of:=[.E266]+[.G265]" office:value-type="float" office:value="65.9095069999999" calcext:value-type="float">
            <text:p>65.9095069999999</text:p>
          </table:table-cell>
          <table:table-cell table:formula="of:=[.F266]*[.B$10]" office:value-type="float" office:value="24.0010704650865" calcext:value-type="float">
            <text:p>24.0010704650865</text:p>
          </table:table-cell>
          <table:table-cell table:formula="of:=[.G266]*[.B$14]" office:value-type="float" office:value="0.956223763333592" calcext:value-type="float">
            <text:p>0.95622376333359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0434" calcext:value-type="float">
            <text:p>-0.0434</text:p>
          </table:table-cell>
          <table:table-cell table:formula="of:=[.D267]+[.F266]" office:value-type="float" office:value="173.085600000001" calcext:value-type="float">
            <text:p>173.085600000001</text:p>
          </table:table-cell>
          <table:table-cell table:formula="of:=[.E267]+[.G266]" office:value-type="float" office:value="65.8661069999999" calcext:value-type="float">
            <text:p>65.8661069999999</text:p>
          </table:table-cell>
          <table:table-cell table:formula="of:=[.F267]*[.B$10]" office:value-type="float" office:value="24.0617567341043" calcext:value-type="float">
            <text:p>24.0617567341043</text:p>
          </table:table-cell>
          <table:table-cell table:formula="of:=[.G267]*[.B$14]" office:value-type="float" office:value="0.955594110447117" calcext:value-type="float">
            <text:p>0.955594110447117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-0.04339" calcext:value-type="float">
            <text:p>-0.04339</text:p>
          </table:table-cell>
          <table:table-cell table:formula="of:=[.D268]+[.F267]" office:value-type="float" office:value="173.522150000001" calcext:value-type="float">
            <text:p>173.522150000001</text:p>
          </table:table-cell>
          <table:table-cell table:formula="of:=[.E268]+[.G267]" office:value-type="float" office:value="65.8227169999999" calcext:value-type="float">
            <text:p>65.8227169999999</text:p>
          </table:table-cell>
          <table:table-cell table:formula="of:=[.F268]*[.B$10]" office:value-type="float" office:value="24.1224443932872" calcext:value-type="float">
            <text:p>24.1224443932872</text:p>
          </table:table-cell>
          <table:table-cell table:formula="of:=[.G268]*[.B$14]" office:value-type="float" office:value="0.954964602641952" calcext:value-type="float">
            <text:p>0.95496460264195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0434" calcext:value-type="float">
            <text:p>-0.0434</text:p>
          </table:table-cell>
          <table:table-cell table:formula="of:=[.D269]+[.F268]" office:value-type="float" office:value="173.958690000001" calcext:value-type="float">
            <text:p>173.958690000001</text:p>
          </table:table-cell>
          <table:table-cell table:formula="of:=[.E269]+[.G268]" office:value-type="float" office:value="65.7793169999999" calcext:value-type="float">
            <text:p>65.7793169999999</text:p>
          </table:table-cell>
          <table:table-cell table:formula="of:=[.F269]*[.B$10]" office:value-type="float" office:value="24.183130662305" calcext:value-type="float">
            <text:p>24.183130662305</text:p>
          </table:table-cell>
          <table:table-cell table:formula="of:=[.G269]*[.B$14]" office:value-type="float" office:value="0.954334949755477" calcext:value-type="float">
            <text:p>0.954334949755477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04339" calcext:value-type="float">
            <text:p>-0.04339</text:p>
          </table:table-cell>
          <table:table-cell table:formula="of:=[.D270]+[.F269]" office:value-type="float" office:value="174.395230000001" calcext:value-type="float">
            <text:p>174.395230000001</text:p>
          </table:table-cell>
          <table:table-cell table:formula="of:=[.E270]+[.G269]" office:value-type="float" office:value="65.7359269999999" calcext:value-type="float">
            <text:p>65.7359269999999</text:p>
          </table:table-cell>
          <table:table-cell table:formula="of:=[.F270]*[.B$10]" office:value-type="float" office:value="24.2438169313228" calcext:value-type="float">
            <text:p>24.2438169313228</text:p>
          </table:table-cell>
          <table:table-cell table:formula="of:=[.G270]*[.B$14]" office:value-type="float" office:value="0.953705441950313" calcext:value-type="float">
            <text:p>0.953705441950313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132881" calcext:value-type="float">
            <text:p>0.132881</text:p>
          </table:table-cell>
          <table:table-cell table:formula="of:=[.D271]+[.F270]" office:value-type="float" office:value="174.831770000001" calcext:value-type="float">
            <text:p>174.831770000001</text:p>
          </table:table-cell>
          <table:table-cell table:formula="of:=[.E271]+[.G270]" office:value-type="float" office:value="65.8688079999999" calcext:value-type="float">
            <text:p>65.8688079999999</text:p>
          </table:table-cell>
          <table:table-cell table:formula="of:=[.F271]*[.B$10]" office:value-type="float" office:value="24.3045032003406" calcext:value-type="float">
            <text:p>24.3045032003406</text:p>
          </table:table-cell>
          <table:table-cell table:formula="of:=[.G271]*[.B$14]" office:value-type="float" office:value="0.955633296909014" calcext:value-type="float">
            <text:p>0.955633296909014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0.132882" calcext:value-type="float">
            <text:p>0.132882</text:p>
          </table:table-cell>
          <table:table-cell table:formula="of:=[.D272]+[.F271]" office:value-type="float" office:value="175.268320000001" calcext:value-type="float">
            <text:p>175.268320000001</text:p>
          </table:table-cell>
          <table:table-cell table:formula="of:=[.E272]+[.G271]" office:value-type="float" office:value="66.0016899999999" calcext:value-type="float">
            <text:p>66.0016899999999</text:p>
          </table:table-cell>
          <table:table-cell table:formula="of:=[.F272]*[.B$10]" office:value-type="float" office:value="24.3651908595235" calcext:value-type="float">
            <text:p>24.3651908595235</text:p>
          </table:table-cell>
          <table:table-cell table:formula="of:=[.G272]*[.B$14]" office:value-type="float" office:value="0.957561166375847" calcext:value-type="float">
            <text:p>0.957561166375847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132881" calcext:value-type="float">
            <text:p>0.132881</text:p>
          </table:table-cell>
          <table:table-cell table:formula="of:=[.D273]+[.F272]" office:value-type="float" office:value="175.704860000001" calcext:value-type="float">
            <text:p>175.704860000001</text:p>
          </table:table-cell>
          <table:table-cell table:formula="of:=[.E273]+[.G272]" office:value-type="float" office:value="66.1345709999999" calcext:value-type="float">
            <text:p>66.1345709999999</text:p>
          </table:table-cell>
          <table:table-cell table:formula="of:=[.F273]*[.B$10]" office:value-type="float" office:value="24.4258771285413" calcext:value-type="float">
            <text:p>24.4258771285413</text:p>
          </table:table-cell>
          <table:table-cell table:formula="of:=[.G273]*[.B$14]" office:value-type="float" office:value="0.959489021334549" calcext:value-type="float">
            <text:p>0.959489021334549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132881" calcext:value-type="float">
            <text:p>0.132881</text:p>
          </table:table-cell>
          <table:table-cell table:formula="of:=[.D274]+[.F273]" office:value-type="float" office:value="176.141400000001" calcext:value-type="float">
            <text:p>176.141400000001</text:p>
          </table:table-cell>
          <table:table-cell table:formula="of:=[.E274]+[.G273]" office:value-type="float" office:value="66.2674519999999" calcext:value-type="float">
            <text:p>66.2674519999999</text:p>
          </table:table-cell>
          <table:table-cell table:formula="of:=[.F274]*[.B$10]" office:value-type="float" office:value="24.4865633975591" calcext:value-type="float">
            <text:p>24.4865633975591</text:p>
          </table:table-cell>
          <table:table-cell table:formula="of:=[.G274]*[.B$14]" office:value-type="float" office:value="0.96141687629325" calcext:value-type="float">
            <text:p>0.96141687629325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293152" calcext:value-type="float">
            <text:p>0.293152</text:p>
          </table:table-cell>
          <table:table-cell table:formula="of:=[.D275]+[.F274]" office:value-type="float" office:value="176.577940000001" calcext:value-type="float">
            <text:p>176.577940000001</text:p>
          </table:table-cell>
          <table:table-cell table:formula="of:=[.E275]+[.G274]" office:value-type="float" office:value="66.5606039999999" calcext:value-type="float">
            <text:p>66.5606039999999</text:p>
          </table:table-cell>
          <table:table-cell table:formula="of:=[.F275]*[.B$10]" office:value-type="float" office:value="24.5472496665769" calcext:value-type="float">
            <text:p>24.5472496665769</text:p>
          </table:table-cell>
          <table:table-cell table:formula="of:=[.G275]*[.B$14]" office:value-type="float" office:value="0.965669963919422" calcext:value-type="float">
            <text:p>0.965669963919422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0.293153" calcext:value-type="float">
            <text:p>0.293153</text:p>
          </table:table-cell>
          <table:table-cell table:formula="of:=[.D276]+[.F275]" office:value-type="float" office:value="177.014490000001" calcext:value-type="float">
            <text:p>177.014490000001</text:p>
          </table:table-cell>
          <table:table-cell table:formula="of:=[.E276]+[.G275]" office:value-type="float" office:value="66.8537569999999" calcext:value-type="float">
            <text:p>66.8537569999999</text:p>
          </table:table-cell>
          <table:table-cell table:formula="of:=[.F276]*[.B$10]" office:value-type="float" office:value="24.6079373257599" calcext:value-type="float">
            <text:p>24.6079373257599</text:p>
          </table:table-cell>
          <table:table-cell table:formula="of:=[.G276]*[.B$14]" office:value-type="float" office:value="0.969923066053724" calcext:value-type="float">
            <text:p>0.969923066053724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293153" calcext:value-type="float">
            <text:p>0.293153</text:p>
          </table:table-cell>
          <table:table-cell table:formula="of:=[.D277]+[.F276]" office:value-type="float" office:value="177.451030000001" calcext:value-type="float">
            <text:p>177.451030000001</text:p>
          </table:table-cell>
          <table:table-cell table:formula="of:=[.E277]+[.G276]" office:value-type="float" office:value="67.1469099999999" calcext:value-type="float">
            <text:p>67.1469099999999</text:p>
          </table:table-cell>
          <table:table-cell table:formula="of:=[.F277]*[.B$10]" office:value-type="float" office:value="24.6686235947776" calcext:value-type="float">
            <text:p>24.6686235947776</text:p>
          </table:table-cell>
          <table:table-cell table:formula="of:=[.G277]*[.B$14]" office:value-type="float" office:value="0.974176168188027" calcext:value-type="float">
            <text:p>0.974176168188027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293152" calcext:value-type="float">
            <text:p>0.293152</text:p>
          </table:table-cell>
          <table:table-cell table:formula="of:=[.D278]+[.F277]" office:value-type="float" office:value="177.887570000001" calcext:value-type="float">
            <text:p>177.887570000001</text:p>
          </table:table-cell>
          <table:table-cell table:formula="of:=[.E278]+[.G277]" office:value-type="float" office:value="67.4400619999999" calcext:value-type="float">
            <text:p>67.4400619999999</text:p>
          </table:table-cell>
          <table:table-cell table:formula="of:=[.F278]*[.B$10]" office:value-type="float" office:value="24.7293098637954" calcext:value-type="float">
            <text:p>24.7293098637954</text:p>
          </table:table-cell>
          <table:table-cell table:formula="of:=[.G278]*[.B$14]" office:value-type="float" office:value="0.978429255814199" calcext:value-type="float">
            <text:p>0.978429255814199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428937" calcext:value-type="float">
            <text:p>0.428937</text:p>
          </table:table-cell>
          <table:table-cell table:formula="of:=[.D279]+[.F278]" office:value-type="float" office:value="178.324110000001" calcext:value-type="float">
            <text:p>178.324110000001</text:p>
          </table:table-cell>
          <table:table-cell table:formula="of:=[.E279]+[.G278]" office:value-type="float" office:value="67.8689989999999" calcext:value-type="float">
            <text:p>67.8689989999999</text:p>
          </table:table-cell>
          <table:table-cell table:formula="of:=[.F279]*[.B$10]" office:value-type="float" office:value="24.7899961328132" calcext:value-type="float">
            <text:p>24.7899961328132</text:p>
          </table:table-cell>
          <table:table-cell table:formula="of:=[.G279]*[.B$14]" office:value-type="float" office:value="0.984652330011568" calcext:value-type="float">
            <text:p>0.984652330011568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0.428937" calcext:value-type="float">
            <text:p>0.428937</text:p>
          </table:table-cell>
          <table:table-cell table:formula="of:=[.D280]+[.F279]" office:value-type="float" office:value="178.760660000001" calcext:value-type="float">
            <text:p>178.760660000001</text:p>
          </table:table-cell>
          <table:table-cell table:formula="of:=[.E280]+[.G279]" office:value-type="float" office:value="68.2979359999999" calcext:value-type="float">
            <text:p>68.2979359999999</text:p>
          </table:table-cell>
          <table:table-cell table:formula="of:=[.F280]*[.B$10]" office:value-type="float" office:value="24.8506837919962" calcext:value-type="float">
            <text:p>24.8506837919962</text:p>
          </table:table-cell>
          <table:table-cell table:formula="of:=[.G280]*[.B$14]" office:value-type="float" office:value="0.990875404208937" calcext:value-type="float">
            <text:p>0.990875404208937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428937" calcext:value-type="float">
            <text:p>0.428937</text:p>
          </table:table-cell>
          <table:table-cell table:formula="of:=[.D281]+[.F280]" office:value-type="float" office:value="179.197200000001" calcext:value-type="float">
            <text:p>179.197200000001</text:p>
          </table:table-cell>
          <table:table-cell table:formula="of:=[.E281]+[.G280]" office:value-type="float" office:value="68.7268729999999" calcext:value-type="float">
            <text:p>68.7268729999999</text:p>
          </table:table-cell>
          <table:table-cell table:formula="of:=[.F281]*[.B$10]" office:value-type="float" office:value="24.911370061014" calcext:value-type="float">
            <text:p>24.911370061014</text:p>
          </table:table-cell>
          <table:table-cell table:formula="of:=[.G281]*[.B$14]" office:value-type="float" office:value="0.997098478406307" calcext:value-type="float">
            <text:p>0.997098478406307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428937" calcext:value-type="float">
            <text:p>0.428937</text:p>
          </table:table-cell>
          <table:table-cell table:formula="of:=[.D282]+[.F281]" office:value-type="float" office:value="179.633740000001" calcext:value-type="float">
            <text:p>179.633740000001</text:p>
          </table:table-cell>
          <table:table-cell table:formula="of:=[.E282]+[.G281]" office:value-type="float" office:value="69.1558099999999" calcext:value-type="float">
            <text:p>69.1558099999999</text:p>
          </table:table-cell>
          <table:table-cell table:formula="of:=[.F282]*[.B$10]" office:value-type="float" office:value="24.9720563300318" calcext:value-type="float">
            <text:p>24.9720563300318</text:p>
          </table:table-cell>
          <table:table-cell table:formula="of:=[.G282]*[.B$14]" office:value-type="float" office:value="1.00332155260368" calcext:value-type="float">
            <text:p>1.00332155260368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533565" calcext:value-type="float">
            <text:p>0.533565</text:p>
          </table:table-cell>
          <table:table-cell table:formula="of:=[.D283]+[.F282]" office:value-type="float" office:value="180.070280000001" calcext:value-type="float">
            <text:p>180.070280000001</text:p>
          </table:table-cell>
          <table:table-cell table:formula="of:=[.E283]+[.G282]" office:value-type="float" office:value="69.6893749999999" calcext:value-type="float">
            <text:p>69.6893749999999</text:p>
          </table:table-cell>
          <table:table-cell table:formula="of:=[.F283]*[.B$10]" office:value-type="float" office:value="25.0327425990495" calcext:value-type="float">
            <text:p>25.0327425990495</text:p>
          </table:table-cell>
          <table:table-cell table:formula="of:=[.G283]*[.B$14]" office:value-type="float" office:value="1.0110625835339" calcext:value-type="float">
            <text:p>1.0110625835339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533564" calcext:value-type="float">
            <text:p>0.533564</text:p>
          </table:table-cell>
          <table:table-cell table:formula="of:=[.D284]+[.F283]" office:value-type="float" office:value="180.506820000001" calcext:value-type="float">
            <text:p>180.506820000001</text:p>
          </table:table-cell>
          <table:table-cell table:formula="of:=[.E284]+[.G283]" office:value-type="float" office:value="70.2229389999999" calcext:value-type="float">
            <text:p>70.2229389999999</text:p>
          </table:table-cell>
          <table:table-cell table:formula="of:=[.F284]*[.B$10]" office:value-type="float" office:value="25.0934288680673" calcext:value-type="float">
            <text:p>25.0934288680673</text:p>
          </table:table-cell>
          <table:table-cell table:formula="of:=[.G284]*[.B$14]" office:value-type="float" office:value="1.018803599956" calcext:value-type="float">
            <text:p>1.018803599956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533565" calcext:value-type="float">
            <text:p>0.533565</text:p>
          </table:table-cell>
          <table:table-cell table:formula="of:=[.D285]+[.F284]" office:value-type="float" office:value="180.943360000001" calcext:value-type="float">
            <text:p>180.943360000001</text:p>
          </table:table-cell>
          <table:table-cell table:formula="of:=[.E285]+[.G284]" office:value-type="float" office:value="70.7565039999999" calcext:value-type="float">
            <text:p>70.7565039999999</text:p>
          </table:table-cell>
          <table:table-cell table:formula="of:=[.F285]*[.B$10]" office:value-type="float" office:value="25.1541151370851" calcext:value-type="float">
            <text:p>25.1541151370851</text:p>
          </table:table-cell>
          <table:table-cell table:formula="of:=[.G285]*[.B$14]" office:value-type="float" office:value="1.02654463088623" calcext:value-type="float">
            <text:p>1.02654463088623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533564" calcext:value-type="float">
            <text:p>0.533564</text:p>
          </table:table-cell>
          <table:table-cell table:formula="of:=[.D286]+[.F285]" office:value-type="float" office:value="181.379900000001" calcext:value-type="float">
            <text:p>181.379900000001</text:p>
          </table:table-cell>
          <table:table-cell table:formula="of:=[.E286]+[.G285]" office:value-type="float" office:value="71.2900679999999" calcext:value-type="float">
            <text:p>71.2900679999999</text:p>
          </table:table-cell>
          <table:table-cell table:formula="of:=[.F286]*[.B$10]" office:value-type="float" office:value="25.2148014061029" calcext:value-type="float">
            <text:p>25.2148014061029</text:p>
          </table:table-cell>
          <table:table-cell table:formula="of:=[.G286]*[.B$14]" office:value-type="float" office:value="1.03428564730833" calcext:value-type="float">
            <text:p>1.03428564730833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602478" calcext:value-type="float">
            <text:p>0.602478</text:p>
          </table:table-cell>
          <table:table-cell table:formula="of:=[.D287]+[.F286]" office:value-type="float" office:value="181.816440000001" calcext:value-type="float">
            <text:p>181.816440000001</text:p>
          </table:table-cell>
          <table:table-cell table:formula="of:=[.E287]+[.G286]" office:value-type="float" office:value="71.8925459999999" calcext:value-type="float">
            <text:p>71.8925459999999</text:p>
          </table:table-cell>
          <table:table-cell table:formula="of:=[.F287]*[.B$10]" office:value-type="float" office:value="25.2754876751207" calcext:value-type="float">
            <text:p>25.2754876751207</text:p>
          </table:table-cell>
          <table:table-cell table:formula="of:=[.G287]*[.B$14]" office:value-type="float" office:value="1.04302647707186" calcext:value-type="float">
            <text:p>1.04302647707186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0.602477" calcext:value-type="float">
            <text:p>0.602477</text:p>
          </table:table-cell>
          <table:table-cell table:formula="of:=[.D288]+[.F287]" office:value-type="float" office:value="182.252990000001" calcext:value-type="float">
            <text:p>182.252990000001</text:p>
          </table:table-cell>
          <table:table-cell table:formula="of:=[.E288]+[.G287]" office:value-type="float" office:value="72.4950229999999" calcext:value-type="float">
            <text:p>72.4950229999999</text:p>
          </table:table-cell>
          <table:table-cell table:formula="of:=[.F288]*[.B$10]" office:value-type="float" office:value="25.3361753343036" calcext:value-type="float">
            <text:p>25.3361753343036</text:p>
          </table:table-cell>
          <table:table-cell table:formula="of:=[.G288]*[.B$14]" office:value-type="float" office:value="1.05176729232727" calcext:value-type="float">
            <text:p>1.05176729232727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602477" calcext:value-type="float">
            <text:p>0.602477</text:p>
          </table:table-cell>
          <table:table-cell table:formula="of:=[.D289]+[.F288]" office:value-type="float" office:value="182.689530000001" calcext:value-type="float">
            <text:p>182.689530000001</text:p>
          </table:table-cell>
          <table:table-cell table:formula="of:=[.E289]+[.G288]" office:value-type="float" office:value="73.0974999999999" calcext:value-type="float">
            <text:p>73.0974999999999</text:p>
          </table:table-cell>
          <table:table-cell table:formula="of:=[.F289]*[.B$10]" office:value-type="float" office:value="25.3968616033214" calcext:value-type="float">
            <text:p>25.3968616033214</text:p>
          </table:table-cell>
          <table:table-cell table:formula="of:=[.G289]*[.B$14]" office:value-type="float" office:value="1.06050810758268" calcext:value-type="float">
            <text:p>1.06050810758268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602478" calcext:value-type="float">
            <text:p>0.602478</text:p>
          </table:table-cell>
          <table:table-cell table:formula="of:=[.D290]+[.F289]" office:value-type="float" office:value="183.126070000001" calcext:value-type="float">
            <text:p>183.126070000001</text:p>
          </table:table-cell>
          <table:table-cell table:formula="of:=[.E290]+[.G289]" office:value-type="float" office:value="73.6999779999999" calcext:value-type="float">
            <text:p>73.6999779999999</text:p>
          </table:table-cell>
          <table:table-cell table:formula="of:=[.F290]*[.B$10]" office:value-type="float" office:value="25.4575478723392" calcext:value-type="float">
            <text:p>25.4575478723392</text:p>
          </table:table-cell>
          <table:table-cell table:formula="of:=[.G290]*[.B$14]" office:value-type="float" office:value="1.06924893734621" calcext:value-type="float">
            <text:p>1.06924893734621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633393" calcext:value-type="float">
            <text:p>0.633393</text:p>
          </table:table-cell>
          <table:table-cell table:formula="of:=[.D291]+[.F290]" office:value-type="float" office:value="183.562610000001" calcext:value-type="float">
            <text:p>183.562610000001</text:p>
          </table:table-cell>
          <table:table-cell table:formula="of:=[.E291]+[.G290]" office:value-type="float" office:value="74.3333709999999" calcext:value-type="float">
            <text:p>74.3333709999999</text:p>
          </table:table-cell>
          <table:table-cell table:formula="of:=[.F291]*[.B$10]" office:value-type="float" office:value="25.518234141357" calcext:value-type="float">
            <text:p>25.518234141357</text:p>
          </table:table-cell>
          <table:table-cell table:formula="of:=[.G291]*[.B$14]" office:value-type="float" office:value="1.07843828598038" calcext:value-type="float">
            <text:p>1.07843828598038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0.633392" calcext:value-type="float">
            <text:p>0.633392</text:p>
          </table:table-cell>
          <table:table-cell table:formula="of:=[.D292]+[.F291]" office:value-type="float" office:value="183.999160000001" calcext:value-type="float">
            <text:p>183.999160000001</text:p>
          </table:table-cell>
          <table:table-cell table:formula="of:=[.E292]+[.G291]" office:value-type="float" office:value="74.9667629999999" calcext:value-type="float">
            <text:p>74.9667629999999</text:p>
          </table:table-cell>
          <table:table-cell table:formula="of:=[.F292]*[.B$10]" office:value-type="float" office:value="25.57892180054" calcext:value-type="float">
            <text:p>25.57892180054</text:p>
          </table:table-cell>
          <table:table-cell table:formula="of:=[.G292]*[.B$14]" office:value-type="float" office:value="1.08762762010642" calcext:value-type="float">
            <text:p>1.0876276201064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633393" calcext:value-type="float">
            <text:p>0.633393</text:p>
          </table:table-cell>
          <table:table-cell table:formula="of:=[.D293]+[.F292]" office:value-type="float" office:value="184.435700000001" calcext:value-type="float">
            <text:p>184.435700000001</text:p>
          </table:table-cell>
          <table:table-cell table:formula="of:=[.E293]+[.G292]" office:value-type="float" office:value="75.6001559999999" calcext:value-type="float">
            <text:p>75.6001559999999</text:p>
          </table:table-cell>
          <table:table-cell table:formula="of:=[.F293]*[.B$10]" office:value-type="float" office:value="25.6396080695577" calcext:value-type="float">
            <text:p>25.6396080695577</text:p>
          </table:table-cell>
          <table:table-cell table:formula="of:=[.G293]*[.B$14]" office:value-type="float" office:value="1.09681696874059" calcext:value-type="float">
            <text:p>1.09681696874059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633393" calcext:value-type="float">
            <text:p>0.633393</text:p>
          </table:table-cell>
          <table:table-cell table:formula="of:=[.D294]+[.F293]" office:value-type="float" office:value="184.872240000001" calcext:value-type="float">
            <text:p>184.872240000001</text:p>
          </table:table-cell>
          <table:table-cell table:formula="of:=[.E294]+[.G293]" office:value-type="float" office:value="76.2335489999999" calcext:value-type="float">
            <text:p>76.2335489999999</text:p>
          </table:table-cell>
          <table:table-cell table:formula="of:=[.F294]*[.B$10]" office:value-type="float" office:value="25.7002943385755" calcext:value-type="float">
            <text:p>25.7002943385755</text:p>
          </table:table-cell>
          <table:table-cell table:formula="of:=[.G294]*[.B$14]" office:value-type="float" office:value="1.10600631737476" calcext:value-type="float">
            <text:p>1.10600631737476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626327" calcext:value-type="float">
            <text:p>0.626327</text:p>
          </table:table-cell>
          <table:table-cell table:formula="of:=[.D295]+[.F294]" office:value-type="float" office:value="185.308780000001" calcext:value-type="float">
            <text:p>185.308780000001</text:p>
          </table:table-cell>
          <table:table-cell table:formula="of:=[.E295]+[.G294]" office:value-type="float" office:value="76.8598759999999" calcext:value-type="float">
            <text:p>76.8598759999999</text:p>
          </table:table-cell>
          <table:table-cell table:formula="of:=[.F295]*[.B$10]" office:value-type="float" office:value="25.7609806075933" calcext:value-type="float">
            <text:p>25.7609806075933</text:p>
          </table:table-cell>
          <table:table-cell table:formula="of:=[.G295]*[.B$14]" office:value-type="float" office:value="1.1150931515551" calcext:value-type="float">
            <text:p>1.1150931515551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0.626327" calcext:value-type="float">
            <text:p>0.626327</text:p>
          </table:table-cell>
          <table:table-cell table:formula="of:=[.D296]+[.F295]" office:value-type="float" office:value="185.745330000001" calcext:value-type="float">
            <text:p>185.745330000001</text:p>
          </table:table-cell>
          <table:table-cell table:formula="of:=[.E296]+[.G295]" office:value-type="float" office:value="77.4862029999999" calcext:value-type="float">
            <text:p>77.4862029999999</text:p>
          </table:table-cell>
          <table:table-cell table:formula="of:=[.F296]*[.B$10]" office:value-type="float" office:value="25.8216682667763" calcext:value-type="float">
            <text:p>25.8216682667763</text:p>
          </table:table-cell>
          <table:table-cell table:formula="of:=[.G296]*[.B$14]" office:value-type="float" office:value="1.12417998573545" calcext:value-type="float">
            <text:p>1.12417998573545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626326" calcext:value-type="float">
            <text:p>0.626326</text:p>
          </table:table-cell>
          <table:table-cell table:formula="of:=[.D297]+[.F296]" office:value-type="float" office:value="186.181870000001" calcext:value-type="float">
            <text:p>186.181870000001</text:p>
          </table:table-cell>
          <table:table-cell table:formula="of:=[.E297]+[.G296]" office:value-type="float" office:value="78.1125289999999" calcext:value-type="float">
            <text:p>78.1125289999999</text:p>
          </table:table-cell>
          <table:table-cell table:formula="of:=[.F297]*[.B$10]" office:value-type="float" office:value="25.8823545357941" calcext:value-type="float">
            <text:p>25.8823545357941</text:p>
          </table:table-cell>
          <table:table-cell table:formula="of:=[.G297]*[.B$14]" office:value-type="float" office:value="1.13326680540767" calcext:value-type="float">
            <text:p>1.13326680540767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626327" calcext:value-type="float">
            <text:p>0.626327</text:p>
          </table:table-cell>
          <table:table-cell table:formula="of:=[.D298]+[.F297]" office:value-type="float" office:value="186.618410000001" calcext:value-type="float">
            <text:p>186.618410000001</text:p>
          </table:table-cell>
          <table:table-cell table:formula="of:=[.E298]+[.G297]" office:value-type="float" office:value="78.7388559999999" calcext:value-type="float">
            <text:p>78.7388559999999</text:p>
          </table:table-cell>
          <table:table-cell table:formula="of:=[.F298]*[.B$10]" office:value-type="float" office:value="25.9430408048119" calcext:value-type="float">
            <text:p>25.9430408048119</text:p>
          </table:table-cell>
          <table:table-cell table:formula="of:=[.G298]*[.B$14]" office:value-type="float" office:value="1.14235363958802" calcext:value-type="float">
            <text:p>1.1423536395880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583484" calcext:value-type="float">
            <text:p>0.583484</text:p>
          </table:table-cell>
          <table:table-cell table:formula="of:=[.D299]+[.F298]" office:value-type="float" office:value="187.054950000001" calcext:value-type="float">
            <text:p>187.054950000001</text:p>
          </table:table-cell>
          <table:table-cell table:formula="of:=[.E299]+[.G298]" office:value-type="float" office:value="79.3223399999999" calcext:value-type="float">
            <text:p>79.3223399999999</text:p>
          </table:table-cell>
          <table:table-cell table:formula="of:=[.F299]*[.B$10]" office:value-type="float" office:value="26.0037270738296" calcext:value-type="float">
            <text:p>26.0037270738296</text:p>
          </table:table-cell>
          <table:table-cell table:formula="of:=[.G299]*[.B$14]" office:value-type="float" office:value="1.15081890191087" calcext:value-type="float">
            <text:p>1.15081890191087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0.583484" calcext:value-type="float">
            <text:p>0.583484</text:p>
          </table:table-cell>
          <table:table-cell table:formula="of:=[.D300]+[.F299]" office:value-type="float" office:value="187.491500000001" calcext:value-type="float">
            <text:p>187.491500000001</text:p>
          </table:table-cell>
          <table:table-cell table:formula="of:=[.E300]+[.G299]" office:value-type="float" office:value="79.9058239999999" calcext:value-type="float">
            <text:p>79.9058239999999</text:p>
          </table:table-cell>
          <table:table-cell table:formula="of:=[.F300]*[.B$10]" office:value-type="float" office:value="26.0644147330126" calcext:value-type="float">
            <text:p>26.0644147330126</text:p>
          </table:table-cell>
          <table:table-cell table:formula="of:=[.G300]*[.B$14]" office:value-type="float" office:value="1.15928416423372" calcext:value-type="float">
            <text:p>1.1592841642337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583484" calcext:value-type="float">
            <text:p>0.583484</text:p>
          </table:table-cell>
          <table:table-cell table:formula="of:=[.D301]+[.F300]" office:value-type="float" office:value="187.928040000001" calcext:value-type="float">
            <text:p>187.928040000001</text:p>
          </table:table-cell>
          <table:table-cell table:formula="of:=[.E301]+[.G300]" office:value-type="float" office:value="80.4893079999999" calcext:value-type="float">
            <text:p>80.4893079999999</text:p>
          </table:table-cell>
          <table:table-cell table:formula="of:=[.F301]*[.B$10]" office:value-type="float" office:value="26.1251010020304" calcext:value-type="float">
            <text:p>26.1251010020304</text:p>
          </table:table-cell>
          <table:table-cell table:formula="of:=[.G301]*[.B$14]" office:value-type="float" office:value="1.16774942655658" calcext:value-type="float">
            <text:p>1.16774942655658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583484" calcext:value-type="float">
            <text:p>0.583484</text:p>
          </table:table-cell>
          <table:table-cell table:formula="of:=[.D302]+[.F301]" office:value-type="float" office:value="188.364580000001" calcext:value-type="float">
            <text:p>188.364580000001</text:p>
          </table:table-cell>
          <table:table-cell table:formula="of:=[.E302]+[.G301]" office:value-type="float" office:value="81.0727919999999" calcext:value-type="float">
            <text:p>81.0727919999999</text:p>
          </table:table-cell>
          <table:table-cell table:formula="of:=[.F302]*[.B$10]" office:value-type="float" office:value="26.1857872710482" calcext:value-type="float">
            <text:p>26.1857872710482</text:p>
          </table:table-cell>
          <table:table-cell table:formula="of:=[.G302]*[.B$14]" office:value-type="float" office:value="1.17621468887943" calcext:value-type="float">
            <text:p>1.17621468887943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509028" calcext:value-type="float">
            <text:p>0.509028</text:p>
          </table:table-cell>
          <table:table-cell table:formula="of:=[.D303]+[.F302]" office:value-type="float" office:value="188.801120000001" calcext:value-type="float">
            <text:p>188.801120000001</text:p>
          </table:table-cell>
          <table:table-cell table:formula="of:=[.E303]+[.G302]" office:value-type="float" office:value="81.5818199999999" calcext:value-type="float">
            <text:p>81.5818199999999</text:p>
          </table:table-cell>
          <table:table-cell table:formula="of:=[.F303]*[.B$10]" office:value-type="float" office:value="26.246473540066" calcext:value-type="float">
            <text:p>26.246473540066</text:p>
          </table:table-cell>
          <table:table-cell table:formula="of:=[.G303]*[.B$14]" office:value-type="float" office:value="1.1835997337987" calcext:value-type="float">
            <text:p>1.1835997337987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0.509028" calcext:value-type="float">
            <text:p>0.509028</text:p>
          </table:table-cell>
          <table:table-cell table:formula="of:=[.D304]+[.F303]" office:value-type="float" office:value="189.237670000001" calcext:value-type="float">
            <text:p>189.237670000001</text:p>
          </table:table-cell>
          <table:table-cell table:formula="of:=[.E304]+[.G303]" office:value-type="float" office:value="82.0908479999999" calcext:value-type="float">
            <text:p>82.0908479999999</text:p>
          </table:table-cell>
          <table:table-cell table:formula="of:=[.F304]*[.B$10]" office:value-type="float" office:value="26.3071611992489" calcext:value-type="float">
            <text:p>26.3071611992489</text:p>
          </table:table-cell>
          <table:table-cell table:formula="of:=[.G304]*[.B$14]" office:value-type="float" office:value="1.19098477871798" calcext:value-type="float">
            <text:p>1.19098477871798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509028" calcext:value-type="float">
            <text:p>0.509028</text:p>
          </table:table-cell>
          <table:table-cell table:formula="of:=[.D305]+[.F304]" office:value-type="float" office:value="189.674210000001" calcext:value-type="float">
            <text:p>189.674210000001</text:p>
          </table:table-cell>
          <table:table-cell table:formula="of:=[.E305]+[.G304]" office:value-type="float" office:value="82.5998759999999" calcext:value-type="float">
            <text:p>82.5998759999999</text:p>
          </table:table-cell>
          <table:table-cell table:formula="of:=[.F305]*[.B$10]" office:value-type="float" office:value="26.3678474682667" calcext:value-type="float">
            <text:p>26.3678474682667</text:p>
          </table:table-cell>
          <table:table-cell table:formula="of:=[.G305]*[.B$14]" office:value-type="float" office:value="1.19836982363725" calcext:value-type="float">
            <text:p>1.19836982363725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509028" calcext:value-type="float">
            <text:p>0.509028</text:p>
          </table:table-cell>
          <table:table-cell table:formula="of:=[.D306]+[.F305]" office:value-type="float" office:value="190.110750000001" calcext:value-type="float">
            <text:p>190.110750000001</text:p>
          </table:table-cell>
          <table:table-cell table:formula="of:=[.E306]+[.G305]" office:value-type="float" office:value="83.1089039999999" calcext:value-type="float">
            <text:p>83.1089039999999</text:p>
          </table:table-cell>
          <table:table-cell table:formula="of:=[.F306]*[.B$10]" office:value-type="float" office:value="26.4285337372845" calcext:value-type="float">
            <text:p>26.4285337372845</text:p>
          </table:table-cell>
          <table:table-cell table:formula="of:=[.G306]*[.B$14]" office:value-type="float" office:value="1.20575486855652" calcext:value-type="float">
            <text:p>1.2057548685565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408748" calcext:value-type="float">
            <text:p>0.408748</text:p>
          </table:table-cell>
          <table:table-cell table:formula="of:=[.D307]+[.F306]" office:value-type="float" office:value="190.547290000001" calcext:value-type="float">
            <text:p>190.547290000001</text:p>
          </table:table-cell>
          <table:table-cell table:formula="of:=[.E307]+[.G306]" office:value-type="float" office:value="83.5176519999999" calcext:value-type="float">
            <text:p>83.5176519999999</text:p>
          </table:table-cell>
          <table:table-cell table:formula="of:=[.F307]*[.B$10]" office:value-type="float" office:value="26.4892200063023" calcext:value-type="float">
            <text:p>26.4892200063023</text:p>
          </table:table-cell>
          <table:table-cell table:formula="of:=[.G307]*[.B$14]" office:value-type="float" office:value="1.21168503809663" calcext:value-type="float">
            <text:p>1.21168503809663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0.408748" calcext:value-type="float">
            <text:p>0.408748</text:p>
          </table:table-cell>
          <table:table-cell table:formula="of:=[.D308]+[.F307]" office:value-type="float" office:value="190.983840000001" calcext:value-type="float">
            <text:p>190.983840000001</text:p>
          </table:table-cell>
          <table:table-cell table:formula="of:=[.E308]+[.G307]" office:value-type="float" office:value="83.9264" calcext:value-type="float">
            <text:p>83.9264</text:p>
          </table:table-cell>
          <table:table-cell table:formula="of:=[.F308]*[.B$10]" office:value-type="float" office:value="26.5499076654852" calcext:value-type="float">
            <text:p>26.5499076654852</text:p>
          </table:table-cell>
          <table:table-cell table:formula="of:=[.G308]*[.B$14]" office:value-type="float" office:value="1.21761520763674" calcext:value-type="float">
            <text:p>1.21761520763674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408747" calcext:value-type="float">
            <text:p>0.408747</text:p>
          </table:table-cell>
          <table:table-cell table:formula="of:=[.D309]+[.F308]" office:value-type="float" office:value="191.420380000001" calcext:value-type="float">
            <text:p>191.420380000001</text:p>
          </table:table-cell>
          <table:table-cell table:formula="of:=[.E309]+[.G308]" office:value-type="float" office:value="84.3351469999999" calcext:value-type="float">
            <text:p>84.3351469999999</text:p>
          </table:table-cell>
          <table:table-cell table:formula="of:=[.F309]*[.B$10]" office:value-type="float" office:value="26.610593934503" calcext:value-type="float">
            <text:p>26.610593934503</text:p>
          </table:table-cell>
          <table:table-cell table:formula="of:=[.G309]*[.B$14]" office:value-type="float" office:value="1.22354536266872" calcext:value-type="float">
            <text:p>1.2235453626687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408748" calcext:value-type="float">
            <text:p>0.408748</text:p>
          </table:table-cell>
          <table:table-cell table:formula="of:=[.D310]+[.F309]" office:value-type="float" office:value="191.856920000001" calcext:value-type="float">
            <text:p>191.856920000001</text:p>
          </table:table-cell>
          <table:table-cell table:formula="of:=[.E310]+[.G309]" office:value-type="float" office:value="84.743895" calcext:value-type="float">
            <text:p>84.743895</text:p>
          </table:table-cell>
          <table:table-cell table:formula="of:=[.F310]*[.B$10]" office:value-type="float" office:value="26.6712802035208" calcext:value-type="float">
            <text:p>26.6712802035208</text:p>
          </table:table-cell>
          <table:table-cell table:formula="of:=[.G310]*[.B$14]" office:value-type="float" office:value="1.22947553220883" calcext:value-type="float">
            <text:p>1.22947553220883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289647" calcext:value-type="float">
            <text:p>0.289647</text:p>
          </table:table-cell>
          <table:table-cell table:formula="of:=[.D311]+[.F310]" office:value-type="float" office:value="192.293460000001" calcext:value-type="float">
            <text:p>192.293460000001</text:p>
          </table:table-cell>
          <table:table-cell table:formula="of:=[.E311]+[.G310]" office:value-type="float" office:value="85.033542" calcext:value-type="float">
            <text:p>85.033542</text:p>
          </table:table-cell>
          <table:table-cell table:formula="of:=[.F311]*[.B$10]" office:value-type="float" office:value="26.7319664725386" calcext:value-type="float">
            <text:p>26.7319664725386</text:p>
          </table:table-cell>
          <table:table-cell table:formula="of:=[.G311]*[.B$14]" office:value-type="float" office:value="1.23367776883576" calcext:value-type="float">
            <text:p>1.23367776883576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289647" calcext:value-type="float">
            <text:p>0.289647</text:p>
          </table:table-cell>
          <table:table-cell table:formula="of:=[.D312]+[.F311]" office:value-type="float" office:value="192.730000000001" calcext:value-type="float">
            <text:p>192.730000000001</text:p>
          </table:table-cell>
          <table:table-cell table:formula="of:=[.E312]+[.G311]" office:value-type="float" office:value="85.323189" calcext:value-type="float">
            <text:p>85.323189</text:p>
          </table:table-cell>
          <table:table-cell table:formula="of:=[.F312]*[.B$10]" office:value-type="float" office:value="26.7926527415564" calcext:value-type="float">
            <text:p>26.7926527415564</text:p>
          </table:table-cell>
          <table:table-cell table:formula="of:=[.G312]*[.B$14]" office:value-type="float" office:value="1.23788000546269" calcext:value-type="float">
            <text:p>1.23788000546269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289648" calcext:value-type="float">
            <text:p>0.289648</text:p>
          </table:table-cell>
          <table:table-cell table:formula="of:=[.D313]+[.F312]" office:value-type="float" office:value="193.166540000001" calcext:value-type="float">
            <text:p>193.166540000001</text:p>
          </table:table-cell>
          <table:table-cell table:formula="of:=[.E313]+[.G312]" office:value-type="float" office:value="85.612837" calcext:value-type="float">
            <text:p>85.612837</text:p>
          </table:table-cell>
          <table:table-cell table:formula="of:=[.F313]*[.B$10]" office:value-type="float" office:value="26.8533390105742" calcext:value-type="float">
            <text:p>26.8533390105742</text:p>
          </table:table-cell>
          <table:table-cell table:formula="of:=[.G313]*[.B$14]" office:value-type="float" office:value="1.24208225659775" calcext:value-type="float">
            <text:p>1.24208225659775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289647" calcext:value-type="float">
            <text:p>0.289647</text:p>
          </table:table-cell>
          <table:table-cell table:formula="of:=[.D314]+[.F313]" office:value-type="float" office:value="193.603080000001" calcext:value-type="float">
            <text:p>193.603080000001</text:p>
          </table:table-cell>
          <table:table-cell table:formula="of:=[.E314]+[.G313]" office:value-type="float" office:value="85.902484" calcext:value-type="float">
            <text:p>85.902484</text:p>
          </table:table-cell>
          <table:table-cell table:formula="of:=[.F314]*[.B$10]" office:value-type="float" office:value="26.914025279592" calcext:value-type="float">
            <text:p>26.914025279592</text:p>
          </table:table-cell>
          <table:table-cell table:formula="of:=[.G314]*[.B$14]" office:value-type="float" office:value="1.24628449322468" calcext:value-type="float">
            <text:p>1.24628449322468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159484" calcext:value-type="float">
            <text:p>0.159484</text:p>
          </table:table-cell>
          <table:table-cell table:formula="of:=[.D315]+[.F314]" office:value-type="float" office:value="194.039620000001" calcext:value-type="float">
            <text:p>194.039620000001</text:p>
          </table:table-cell>
          <table:table-cell table:formula="of:=[.E315]+[.G314]" office:value-type="float" office:value="86.061968" calcext:value-type="float">
            <text:p>86.061968</text:p>
          </table:table-cell>
          <table:table-cell table:formula="of:=[.F315]*[.B$10]" office:value-type="float" office:value="26.9747115486097" calcext:value-type="float">
            <text:p>26.9747115486097</text:p>
          </table:table-cell>
          <table:table-cell table:formula="of:=[.G315]*[.B$14]" office:value-type="float" office:value="1.24859830799304" calcext:value-type="float">
            <text:p>1.24859830799304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0.159484" calcext:value-type="float">
            <text:p>0.159484</text:p>
          </table:table-cell>
          <table:table-cell table:formula="of:=[.D316]+[.F315]" office:value-type="float" office:value="194.476170000001" calcext:value-type="float">
            <text:p>194.476170000001</text:p>
          </table:table-cell>
          <table:table-cell table:formula="of:=[.E316]+[.G315]" office:value-type="float" office:value="86.221452" calcext:value-type="float">
            <text:p>86.221452</text:p>
          </table:table-cell>
          <table:table-cell table:formula="of:=[.F316]*[.B$10]" office:value-type="float" office:value="27.0353992077927" calcext:value-type="float">
            <text:p>27.0353992077927</text:p>
          </table:table-cell>
          <table:table-cell table:formula="of:=[.G316]*[.B$14]" office:value-type="float" office:value="1.25091212276139" calcext:value-type="float">
            <text:p>1.25091212276139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159484" calcext:value-type="float">
            <text:p>0.159484</text:p>
          </table:table-cell>
          <table:table-cell table:formula="of:=[.D317]+[.F316]" office:value-type="float" office:value="194.912710000001" calcext:value-type="float">
            <text:p>194.912710000001</text:p>
          </table:table-cell>
          <table:table-cell table:formula="of:=[.E317]+[.G316]" office:value-type="float" office:value="86.380936" calcext:value-type="float">
            <text:p>86.380936</text:p>
          </table:table-cell>
          <table:table-cell table:formula="of:=[.F317]*[.B$10]" office:value-type="float" office:value="27.0960854768105" calcext:value-type="float">
            <text:p>27.0960854768105</text:p>
          </table:table-cell>
          <table:table-cell table:formula="of:=[.G317]*[.B$14]" office:value-type="float" office:value="1.25322593752974" calcext:value-type="float">
            <text:p>1.25322593752974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159484" calcext:value-type="float">
            <text:p>0.159484</text:p>
          </table:table-cell>
          <table:table-cell table:formula="of:=[.D318]+[.F317]" office:value-type="float" office:value="195.349250000001" calcext:value-type="float">
            <text:p>195.349250000001</text:p>
          </table:table-cell>
          <table:table-cell table:formula="of:=[.E318]+[.G317]" office:value-type="float" office:value="86.54042" calcext:value-type="float">
            <text:p>86.54042</text:p>
          </table:table-cell>
          <table:table-cell table:formula="of:=[.F318]*[.B$10]" office:value-type="float" office:value="27.1567717458283" calcext:value-type="float">
            <text:p>27.1567717458283</text:p>
          </table:table-cell>
          <table:table-cell table:formula="of:=[.G318]*[.B$14]" office:value-type="float" office:value="1.2555397522981" calcext:value-type="float">
            <text:p>1.2555397522981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02629" calcext:value-type="float">
            <text:p>0.02629</text:p>
          </table:table-cell>
          <table:table-cell table:formula="of:=[.D319]+[.F318]" office:value-type="float" office:value="195.785790000001" calcext:value-type="float">
            <text:p>195.785790000001</text:p>
          </table:table-cell>
          <table:table-cell table:formula="of:=[.E319]+[.G318]" office:value-type="float" office:value="86.56671" calcext:value-type="float">
            <text:p>86.56671</text:p>
          </table:table-cell>
          <table:table-cell table:formula="of:=[.F319]*[.B$10]" office:value-type="float" office:value="27.2174580148461" calcext:value-type="float">
            <text:p>27.2174580148461</text:p>
          </table:table-cell>
          <table:table-cell table:formula="of:=[.G319]*[.B$14]" office:value-type="float" office:value="1.25592117106274" calcext:value-type="float">
            <text:p>1.25592117106274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0.02629" calcext:value-type="float">
            <text:p>0.02629</text:p>
          </table:table-cell>
          <table:table-cell table:formula="of:=[.D320]+[.F319]" office:value-type="float" office:value="196.222340000001" calcext:value-type="float">
            <text:p>196.222340000001</text:p>
          </table:table-cell>
          <table:table-cell table:formula="of:=[.E320]+[.G319]" office:value-type="float" office:value="86.593" calcext:value-type="float">
            <text:p>86.593</text:p>
          </table:table-cell>
          <table:table-cell table:formula="of:=[.F320]*[.B$10]" office:value-type="float" office:value="27.278145674029" calcext:value-type="float">
            <text:p>27.278145674029</text:p>
          </table:table-cell>
          <table:table-cell table:formula="of:=[.G320]*[.B$14]" office:value-type="float" office:value="1.25630258982738" calcext:value-type="float">
            <text:p>1.25630258982738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02629" calcext:value-type="float">
            <text:p>0.02629</text:p>
          </table:table-cell>
          <table:table-cell table:formula="of:=[.D321]+[.F320]" office:value-type="float" office:value="196.658880000001" calcext:value-type="float">
            <text:p>196.658880000001</text:p>
          </table:table-cell>
          <table:table-cell table:formula="of:=[.E321]+[.G320]" office:value-type="float" office:value="86.61929" calcext:value-type="float">
            <text:p>86.61929</text:p>
          </table:table-cell>
          <table:table-cell table:formula="of:=[.F321]*[.B$10]" office:value-type="float" office:value="27.3388319430468" calcext:value-type="float">
            <text:p>27.3388319430468</text:p>
          </table:table-cell>
          <table:table-cell table:formula="of:=[.G321]*[.B$14]" office:value-type="float" office:value="1.25668400859202" calcext:value-type="float">
            <text:p>1.2566840085920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02629" calcext:value-type="float">
            <text:p>0.02629</text:p>
          </table:table-cell>
          <table:table-cell table:formula="of:=[.D322]+[.F321]" office:value-type="float" office:value="197.095420000001" calcext:value-type="float">
            <text:p>197.095420000001</text:p>
          </table:table-cell>
          <table:table-cell table:formula="of:=[.E322]+[.G321]" office:value-type="float" office:value="86.64558" calcext:value-type="float">
            <text:p>86.64558</text:p>
          </table:table-cell>
          <table:table-cell table:formula="of:=[.F322]*[.B$10]" office:value-type="float" office:value="27.3995182120646" calcext:value-type="float">
            <text:p>27.3995182120646</text:p>
          </table:table-cell>
          <table:table-cell table:formula="of:=[.G322]*[.B$14]" office:value-type="float" office:value="1.25706542735666" calcext:value-type="float">
            <text:p>1.25706542735666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102124" calcext:value-type="float">
            <text:p>-0.102124</text:p>
          </table:table-cell>
          <table:table-cell table:formula="of:=[.D323]+[.F322]" office:value-type="float" office:value="197.531960000001" calcext:value-type="float">
            <text:p>197.531960000001</text:p>
          </table:table-cell>
          <table:table-cell table:formula="of:=[.E323]+[.G322]" office:value-type="float" office:value="86.543456" calcext:value-type="float">
            <text:p>86.543456</text:p>
          </table:table-cell>
          <table:table-cell table:formula="of:=[.F323]*[.B$10]" office:value-type="float" office:value="27.4602044810824" calcext:value-type="float">
            <text:p>27.4602044810824</text:p>
          </table:table-cell>
          <table:table-cell table:formula="of:=[.G323]*[.B$14]" office:value-type="float" office:value="1.25558379898389" calcext:value-type="float">
            <text:p>1.25558379898389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-0.102123" calcext:value-type="float">
            <text:p>-0.102123</text:p>
          </table:table-cell>
          <table:table-cell table:formula="of:=[.D324]+[.F323]" office:value-type="float" office:value="197.968510000001" calcext:value-type="float">
            <text:p>197.968510000001</text:p>
          </table:table-cell>
          <table:table-cell table:formula="of:=[.E324]+[.G323]" office:value-type="float" office:value="86.441333" calcext:value-type="float">
            <text:p>86.441333</text:p>
          </table:table-cell>
          <table:table-cell table:formula="of:=[.F324]*[.B$10]" office:value-type="float" office:value="27.5208921402653" calcext:value-type="float">
            <text:p>27.5208921402653</text:p>
          </table:table-cell>
          <table:table-cell table:formula="of:=[.G324]*[.B$14]" office:value-type="float" office:value="1.25410218511925" calcext:value-type="float">
            <text:p>1.25410218511925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102124" calcext:value-type="float">
            <text:p>-0.102124</text:p>
          </table:table-cell>
          <table:table-cell table:formula="of:=[.D325]+[.F324]" office:value-type="float" office:value="198.405050000001" calcext:value-type="float">
            <text:p>198.405050000001</text:p>
          </table:table-cell>
          <table:table-cell table:formula="of:=[.E325]+[.G324]" office:value-type="float" office:value="86.339209" calcext:value-type="float">
            <text:p>86.339209</text:p>
          </table:table-cell>
          <table:table-cell table:formula="of:=[.F325]*[.B$10]" office:value-type="float" office:value="27.5815784092831" calcext:value-type="float">
            <text:p>27.5815784092831</text:p>
          </table:table-cell>
          <table:table-cell table:formula="of:=[.G325]*[.B$14]" office:value-type="float" office:value="1.25262055674647" calcext:value-type="float">
            <text:p>1.25262055674647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102124" calcext:value-type="float">
            <text:p>-0.102124</text:p>
          </table:table-cell>
          <table:table-cell table:formula="of:=[.D326]+[.F325]" office:value-type="float" office:value="198.841590000001" calcext:value-type="float">
            <text:p>198.841590000001</text:p>
          </table:table-cell>
          <table:table-cell table:formula="of:=[.E326]+[.G325]" office:value-type="float" office:value="86.237085" calcext:value-type="float">
            <text:p>86.237085</text:p>
          </table:table-cell>
          <table:table-cell table:formula="of:=[.F326]*[.B$10]" office:value-type="float" office:value="27.6422646783009" calcext:value-type="float">
            <text:p>27.6422646783009</text:p>
          </table:table-cell>
          <table:table-cell table:formula="of:=[.G326]*[.B$14]" office:value-type="float" office:value="1.2511389283737" calcext:value-type="float">
            <text:p>1.2511389283737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218568" calcext:value-type="float">
            <text:p>-0.218568</text:p>
          </table:table-cell>
          <table:table-cell table:formula="of:=[.D327]+[.F326]" office:value-type="float" office:value="199.278130000001" calcext:value-type="float">
            <text:p>199.278130000001</text:p>
          </table:table-cell>
          <table:table-cell table:formula="of:=[.E327]+[.G326]" office:value-type="float" office:value="86.018517" calcext:value-type="float">
            <text:p>86.018517</text:p>
          </table:table-cell>
          <table:table-cell table:formula="of:=[.F327]*[.B$10]" office:value-type="float" office:value="27.7029509473187" calcext:value-type="float">
            <text:p>27.7029509473187</text:p>
          </table:table-cell>
          <table:table-cell table:formula="of:=[.G327]*[.B$14]" office:value-type="float" office:value="1.24796791519188" calcext:value-type="float">
            <text:p>1.24796791519188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-0.218568" calcext:value-type="float">
            <text:p>-0.218568</text:p>
          </table:table-cell>
          <table:table-cell table:formula="of:=[.D328]+[.F327]" office:value-type="float" office:value="199.714680000001" calcext:value-type="float">
            <text:p>199.714680000001</text:p>
          </table:table-cell>
          <table:table-cell table:formula="of:=[.E328]+[.G327]" office:value-type="float" office:value="85.799949" calcext:value-type="float">
            <text:p>85.799949</text:p>
          </table:table-cell>
          <table:table-cell table:formula="of:=[.F328]*[.B$10]" office:value-type="float" office:value="27.7636386065016" calcext:value-type="float">
            <text:p>27.7636386065016</text:p>
          </table:table-cell>
          <table:table-cell table:formula="of:=[.G328]*[.B$14]" office:value-type="float" office:value="1.24479690201006" calcext:value-type="float">
            <text:p>1.24479690201006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218567" calcext:value-type="float">
            <text:p>-0.218567</text:p>
          </table:table-cell>
          <table:table-cell table:formula="of:=[.D329]+[.F328]" office:value-type="float" office:value="200.151220000001" calcext:value-type="float">
            <text:p>200.151220000001</text:p>
          </table:table-cell>
          <table:table-cell table:formula="of:=[.E329]+[.G328]" office:value-type="float" office:value="85.581382" calcext:value-type="float">
            <text:p>85.581382</text:p>
          </table:table-cell>
          <table:table-cell table:formula="of:=[.F329]*[.B$10]" office:value-type="float" office:value="27.8243248755194" calcext:value-type="float">
            <text:p>27.8243248755194</text:p>
          </table:table-cell>
          <table:table-cell table:formula="of:=[.G329]*[.B$14]" office:value-type="float" office:value="1.24162590333637" calcext:value-type="float">
            <text:p>1.24162590333637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218568" calcext:value-type="float">
            <text:p>-0.218568</text:p>
          </table:table-cell>
          <table:table-cell table:formula="of:=[.D330]+[.F329]" office:value-type="float" office:value="200.587760000001" calcext:value-type="float">
            <text:p>200.587760000001</text:p>
          </table:table-cell>
          <table:table-cell table:formula="of:=[.E330]+[.G329]" office:value-type="float" office:value="85.362814" calcext:value-type="float">
            <text:p>85.362814</text:p>
          </table:table-cell>
          <table:table-cell table:formula="of:=[.F330]*[.B$10]" office:value-type="float" office:value="27.8850111445372" calcext:value-type="float">
            <text:p>27.8850111445372</text:p>
          </table:table-cell>
          <table:table-cell table:formula="of:=[.G330]*[.B$14]" office:value-type="float" office:value="1.23845489015455" calcext:value-type="float">
            <text:p>1.23845489015455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316899" calcext:value-type="float">
            <text:p>-0.316899</text:p>
          </table:table-cell>
          <table:table-cell table:formula="of:=[.D331]+[.F330]" office:value-type="float" office:value="201.024300000001" calcext:value-type="float">
            <text:p>201.024300000001</text:p>
          </table:table-cell>
          <table:table-cell table:formula="of:=[.E331]+[.G330]" office:value-type="float" office:value="85.045915" calcext:value-type="float">
            <text:p>85.045915</text:p>
          </table:table-cell>
          <table:table-cell table:formula="of:=[.F331]*[.B$10]" office:value-type="float" office:value="27.945697413555" calcext:value-type="float">
            <text:p>27.945697413555</text:p>
          </table:table-cell>
          <table:table-cell table:formula="of:=[.G331]*[.B$14]" office:value-type="float" office:value="1.23385727794093" calcext:value-type="float">
            <text:p>1.23385727794093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-0.3169" calcext:value-type="float">
            <text:p>-0.3169</text:p>
          </table:table-cell>
          <table:table-cell table:formula="of:=[.D332]+[.F331]" office:value-type="float" office:value="201.460850000001" calcext:value-type="float">
            <text:p>201.460850000001</text:p>
          </table:table-cell>
          <table:table-cell table:formula="of:=[.E332]+[.G331]" office:value-type="float" office:value="84.729015" calcext:value-type="float">
            <text:p>84.729015</text:p>
          </table:table-cell>
          <table:table-cell table:formula="of:=[.F332]*[.B$10]" office:value-type="float" office:value="28.0063850727379" calcext:value-type="float">
            <text:p>28.0063850727379</text:p>
          </table:table-cell>
          <table:table-cell table:formula="of:=[.G332]*[.B$14]" office:value-type="float" office:value="1.22925965121918" calcext:value-type="float">
            <text:p>1.22925965121918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316899" calcext:value-type="float">
            <text:p>-0.316899</text:p>
          </table:table-cell>
          <table:table-cell table:formula="of:=[.D333]+[.F332]" office:value-type="float" office:value="201.897390000001" calcext:value-type="float">
            <text:p>201.897390000001</text:p>
          </table:table-cell>
          <table:table-cell table:formula="of:=[.E333]+[.G332]" office:value-type="float" office:value="84.412116" calcext:value-type="float">
            <text:p>84.412116</text:p>
          </table:table-cell>
          <table:table-cell table:formula="of:=[.F333]*[.B$10]" office:value-type="float" office:value="28.0670713417557" calcext:value-type="float">
            <text:p>28.0670713417557</text:p>
          </table:table-cell>
          <table:table-cell table:formula="of:=[.G333]*[.B$14]" office:value-type="float" office:value="1.22466203900557" calcext:value-type="float">
            <text:p>1.22466203900557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3169" calcext:value-type="float">
            <text:p>-0.3169</text:p>
          </table:table-cell>
          <table:table-cell table:formula="of:=[.D334]+[.F333]" office:value-type="float" office:value="202.333930000001" calcext:value-type="float">
            <text:p>202.333930000001</text:p>
          </table:table-cell>
          <table:table-cell table:formula="of:=[.E334]+[.G333]" office:value-type="float" office:value="84.0952159999999" calcext:value-type="float">
            <text:p>84.0952159999999</text:p>
          </table:table-cell>
          <table:table-cell table:formula="of:=[.F334]*[.B$10]" office:value-type="float" office:value="28.1277576107735" calcext:value-type="float">
            <text:p>28.1277576107735</text:p>
          </table:table-cell>
          <table:table-cell table:formula="of:=[.G334]*[.B$14]" office:value-type="float" office:value="1.22006441228382" calcext:value-type="float">
            <text:p>1.2200644122838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392306" calcext:value-type="float">
            <text:p>-0.392306</text:p>
          </table:table-cell>
          <table:table-cell table:formula="of:=[.D335]+[.F334]" office:value-type="float" office:value="202.770470000001" calcext:value-type="float">
            <text:p>202.770470000001</text:p>
          </table:table-cell>
          <table:table-cell table:formula="of:=[.E335]+[.G334]" office:value-type="float" office:value="83.7029099999999" calcext:value-type="float">
            <text:p>83.7029099999999</text:p>
          </table:table-cell>
          <table:table-cell table:formula="of:=[.F335]*[.B$10]" office:value-type="float" office:value="28.1884438797913" calcext:value-type="float">
            <text:p>28.1884438797913</text:p>
          </table:table-cell>
          <table:table-cell table:formula="of:=[.G335]*[.B$14]" office:value-type="float" office:value="1.21437278543402" calcext:value-type="float">
            <text:p>1.21437278543402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-0.392306" calcext:value-type="float">
            <text:p>-0.392306</text:p>
          </table:table-cell>
          <table:table-cell table:formula="of:=[.D336]+[.F335]" office:value-type="float" office:value="203.207020000001" calcext:value-type="float">
            <text:p>203.207020000001</text:p>
          </table:table-cell>
          <table:table-cell table:formula="of:=[.E336]+[.G335]" office:value-type="float" office:value="83.310604" calcext:value-type="float">
            <text:p>83.310604</text:p>
          </table:table-cell>
          <table:table-cell table:formula="of:=[.F336]*[.B$10]" office:value-type="float" office:value="28.2491315389742" calcext:value-type="float">
            <text:p>28.2491315389742</text:p>
          </table:table-cell>
          <table:table-cell table:formula="of:=[.G336]*[.B$14]" office:value-type="float" office:value="1.20868115858422" calcext:value-type="float">
            <text:p>1.2086811585842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392306" calcext:value-type="float">
            <text:p>-0.392306</text:p>
          </table:table-cell>
          <table:table-cell table:formula="of:=[.D337]+[.F336]" office:value-type="float" office:value="203.643560000001" calcext:value-type="float">
            <text:p>203.643560000001</text:p>
          </table:table-cell>
          <table:table-cell table:formula="of:=[.E337]+[.G336]" office:value-type="float" office:value="82.9182979999999" calcext:value-type="float">
            <text:p>82.9182979999999</text:p>
          </table:table-cell>
          <table:table-cell table:formula="of:=[.F337]*[.B$10]" office:value-type="float" office:value="28.309817807992" calcext:value-type="float">
            <text:p>28.309817807992</text:p>
          </table:table-cell>
          <table:table-cell table:formula="of:=[.G337]*[.B$14]" office:value-type="float" office:value="1.20298953173442" calcext:value-type="float">
            <text:p>1.2029895317344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392306" calcext:value-type="float">
            <text:p>-0.392306</text:p>
          </table:table-cell>
          <table:table-cell table:formula="of:=[.D338]+[.F337]" office:value-type="float" office:value="204.080100000001" calcext:value-type="float">
            <text:p>204.080100000001</text:p>
          </table:table-cell>
          <table:table-cell table:formula="of:=[.E338]+[.G337]" office:value-type="float" office:value="82.5259919999999" calcext:value-type="float">
            <text:p>82.5259919999999</text:p>
          </table:table-cell>
          <table:table-cell table:formula="of:=[.F338]*[.B$10]" office:value-type="float" office:value="28.3705040770098" calcext:value-type="float">
            <text:p>28.3705040770098</text:p>
          </table:table-cell>
          <table:table-cell table:formula="of:=[.G338]*[.B$14]" office:value-type="float" office:value="1.19729790488462" calcext:value-type="float">
            <text:p>1.1972979048846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441526" calcext:value-type="float">
            <text:p>-0.441526</text:p>
          </table:table-cell>
          <table:table-cell table:formula="of:=[.D339]+[.F338]" office:value-type="float" office:value="204.516640000001" calcext:value-type="float">
            <text:p>204.516640000001</text:p>
          </table:table-cell>
          <table:table-cell table:formula="of:=[.E339]+[.G338]" office:value-type="float" office:value="82.0844659999999" calcext:value-type="float">
            <text:p>82.0844659999999</text:p>
          </table:table-cell>
          <table:table-cell table:formula="of:=[.F339]*[.B$10]" office:value-type="float" office:value="28.4311903460276" calcext:value-type="float">
            <text:p>28.4311903460276</text:p>
          </table:table-cell>
          <table:table-cell table:formula="of:=[.G339]*[.B$14]" office:value-type="float" office:value="1.19089218782578" calcext:value-type="float">
            <text:p>1.19089218782578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441525" calcext:value-type="float">
            <text:p>-0.441525</text:p>
          </table:table-cell>
          <table:table-cell table:formula="of:=[.D340]+[.F339]" office:value-type="float" office:value="204.953180000001" calcext:value-type="float">
            <text:p>204.953180000001</text:p>
          </table:table-cell>
          <table:table-cell table:formula="of:=[.E340]+[.G339]" office:value-type="float" office:value="81.6429409999999" calcext:value-type="float">
            <text:p>81.6429409999999</text:p>
          </table:table-cell>
          <table:table-cell table:formula="of:=[.F340]*[.B$10]" office:value-type="float" office:value="28.4918766150454" calcext:value-type="float">
            <text:p>28.4918766150454</text:p>
          </table:table-cell>
          <table:table-cell table:formula="of:=[.G340]*[.B$14]" office:value-type="float" office:value="1.18448648527507" calcext:value-type="float">
            <text:p>1.18448648527507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441525" calcext:value-type="float">
            <text:p>-0.441525</text:p>
          </table:table-cell>
          <table:table-cell table:formula="of:=[.D341]+[.F340]" office:value-type="float" office:value="205.389720000001" calcext:value-type="float">
            <text:p>205.389720000001</text:p>
          </table:table-cell>
          <table:table-cell table:formula="of:=[.E341]+[.G340]" office:value-type="float" office:value="81.2014159999999" calcext:value-type="float">
            <text:p>81.2014159999999</text:p>
          </table:table-cell>
          <table:table-cell table:formula="of:=[.F341]*[.B$10]" office:value-type="float" office:value="28.5525628840632" calcext:value-type="float">
            <text:p>28.5525628840632</text:p>
          </table:table-cell>
          <table:table-cell table:formula="of:=[.G341]*[.B$14]" office:value-type="float" office:value="1.17808078272436" calcext:value-type="float">
            <text:p>1.17808078272436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441526" calcext:value-type="float">
            <text:p>-0.441526</text:p>
          </table:table-cell>
          <table:table-cell table:formula="of:=[.D342]+[.F341]" office:value-type="float" office:value="205.826260000001" calcext:value-type="float">
            <text:p>205.826260000001</text:p>
          </table:table-cell>
          <table:table-cell table:formula="of:=[.E342]+[.G341]" office:value-type="float" office:value="80.7598899999999" calcext:value-type="float">
            <text:p>80.7598899999999</text:p>
          </table:table-cell>
          <table:table-cell table:formula="of:=[.F342]*[.B$10]" office:value-type="float" office:value="28.613249153081" calcext:value-type="float">
            <text:p>28.613249153081</text:p>
          </table:table-cell>
          <table:table-cell table:formula="of:=[.G342]*[.B$14]" office:value-type="float" office:value="1.17167506566552" calcext:value-type="float">
            <text:p>1.1716750656655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462959" calcext:value-type="float">
            <text:p>-0.462959</text:p>
          </table:table-cell>
          <table:table-cell table:formula="of:=[.D343]+[.F342]" office:value-type="float" office:value="206.262800000001" calcext:value-type="float">
            <text:p>206.262800000001</text:p>
          </table:table-cell>
          <table:table-cell table:formula="of:=[.E343]+[.G342]" office:value-type="float" office:value="80.2969309999999" calcext:value-type="float">
            <text:p>80.2969309999999</text:p>
          </table:table-cell>
          <table:table-cell table:formula="of:=[.F343]*[.B$10]" office:value-type="float" office:value="28.6739354220988" calcext:value-type="float">
            <text:p>28.6739354220988</text:p>
          </table:table-cell>
          <table:table-cell table:formula="of:=[.G343]*[.B$14]" office:value-type="float" office:value="1.16495839583442" calcext:value-type="float">
            <text:p>1.16495839583442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-0.46296" calcext:value-type="float">
            <text:p>-0.46296</text:p>
          </table:table-cell>
          <table:table-cell table:formula="of:=[.D344]+[.F343]" office:value-type="float" office:value="206.699350000001" calcext:value-type="float">
            <text:p>206.699350000001</text:p>
          </table:table-cell>
          <table:table-cell table:formula="of:=[.E344]+[.G343]" office:value-type="float" office:value="79.833971" calcext:value-type="float">
            <text:p>79.833971</text:p>
          </table:table-cell>
          <table:table-cell table:formula="of:=[.F344]*[.B$10]" office:value-type="float" office:value="28.7346230812817" calcext:value-type="float">
            <text:p>28.7346230812817</text:p>
          </table:table-cell>
          <table:table-cell table:formula="of:=[.G344]*[.B$14]" office:value-type="float" office:value="1.1582417114952" calcext:value-type="float">
            <text:p>1.158241711495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462959" calcext:value-type="float">
            <text:p>-0.462959</text:p>
          </table:table-cell>
          <table:table-cell table:formula="of:=[.D345]+[.F344]" office:value-type="float" office:value="207.135890000001" calcext:value-type="float">
            <text:p>207.135890000001</text:p>
          </table:table-cell>
          <table:table-cell table:formula="of:=[.E345]+[.G344]" office:value-type="float" office:value="79.371012" calcext:value-type="float">
            <text:p>79.371012</text:p>
          </table:table-cell>
          <table:table-cell table:formula="of:=[.F345]*[.B$10]" office:value-type="float" office:value="28.7953093502995" calcext:value-type="float">
            <text:p>28.7953093502995</text:p>
          </table:table-cell>
          <table:table-cell table:formula="of:=[.G345]*[.B$14]" office:value-type="float" office:value="1.15152504166411" calcext:value-type="float">
            <text:p>1.15152504166411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462959" calcext:value-type="float">
            <text:p>-0.462959</text:p>
          </table:table-cell>
          <table:table-cell table:formula="of:=[.D346]+[.F345]" office:value-type="float" office:value="207.572430000001" calcext:value-type="float">
            <text:p>207.572430000001</text:p>
          </table:table-cell>
          <table:table-cell table:formula="of:=[.E346]+[.G345]" office:value-type="float" office:value="78.908053" calcext:value-type="float">
            <text:p>78.908053</text:p>
          </table:table-cell>
          <table:table-cell table:formula="of:=[.F346]*[.B$10]" office:value-type="float" office:value="28.8559956193173" calcext:value-type="float">
            <text:p>28.8559956193173</text:p>
          </table:table-cell>
          <table:table-cell table:formula="of:=[.G346]*[.B$14]" office:value-type="float" office:value="1.14480837183301" calcext:value-type="float">
            <text:p>1.14480837183301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456686" calcext:value-type="float">
            <text:p>-0.456686</text:p>
          </table:table-cell>
          <table:table-cell table:formula="of:=[.D347]+[.F346]" office:value-type="float" office:value="208.008970000001" calcext:value-type="float">
            <text:p>208.008970000001</text:p>
          </table:table-cell>
          <table:table-cell table:formula="of:=[.E347]+[.G346]" office:value-type="float" office:value="78.451367" calcext:value-type="float">
            <text:p>78.451367</text:p>
          </table:table-cell>
          <table:table-cell table:formula="of:=[.F347]*[.B$10]" office:value-type="float" office:value="28.9166818883351" calcext:value-type="float">
            <text:p>28.9166818883351</text:p>
          </table:table-cell>
          <table:table-cell table:formula="of:=[.G347]*[.B$14]" office:value-type="float" office:value="1.13818271150784" calcext:value-type="float">
            <text:p>1.13818271150784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-0.456687" calcext:value-type="float">
            <text:p>-0.456687</text:p>
          </table:table-cell>
          <table:table-cell table:formula="of:=[.D348]+[.F347]" office:value-type="float" office:value="208.445520000001" calcext:value-type="float">
            <text:p>208.445520000001</text:p>
          </table:table-cell>
          <table:table-cell table:formula="of:=[.E348]+[.G347]" office:value-type="float" office:value="77.99468" calcext:value-type="float">
            <text:p>77.99468</text:p>
          </table:table-cell>
          <table:table-cell table:formula="of:=[.F348]*[.B$10]" office:value-type="float" office:value="28.977369547518" calcext:value-type="float">
            <text:p>28.977369547518</text:p>
          </table:table-cell>
          <table:table-cell table:formula="of:=[.G348]*[.B$14]" office:value-type="float" office:value="1.13155703667453" calcext:value-type="float">
            <text:p>1.13155703667453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456686" calcext:value-type="float">
            <text:p>-0.456686</text:p>
          </table:table-cell>
          <table:table-cell table:formula="of:=[.D349]+[.F348]" office:value-type="float" office:value="208.882060000001" calcext:value-type="float">
            <text:p>208.882060000001</text:p>
          </table:table-cell>
          <table:table-cell table:formula="of:=[.E349]+[.G348]" office:value-type="float" office:value="77.5379939999999" calcext:value-type="float">
            <text:p>77.5379939999999</text:p>
          </table:table-cell>
          <table:table-cell table:formula="of:=[.F349]*[.B$10]" office:value-type="float" office:value="29.0380558165358" calcext:value-type="float">
            <text:p>29.0380558165358</text:p>
          </table:table-cell>
          <table:table-cell table:formula="of:=[.G349]*[.B$14]" office:value-type="float" office:value="1.12493137634936" calcext:value-type="float">
            <text:p>1.12493137634936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456687" calcext:value-type="float">
            <text:p>-0.456687</text:p>
          </table:table-cell>
          <table:table-cell table:formula="of:=[.D350]+[.F349]" office:value-type="float" office:value="209.318600000001" calcext:value-type="float">
            <text:p>209.318600000001</text:p>
          </table:table-cell>
          <table:table-cell table:formula="of:=[.E350]+[.G349]" office:value-type="float" office:value="77.0813069999999" calcext:value-type="float">
            <text:p>77.0813069999999</text:p>
          </table:table-cell>
          <table:table-cell table:formula="of:=[.F350]*[.B$10]" office:value-type="float" office:value="29.0987420855536" calcext:value-type="float">
            <text:p>29.0987420855536</text:p>
          </table:table-cell>
          <table:table-cell table:formula="of:=[.G350]*[.B$14]" office:value-type="float" office:value="1.11830570151605" calcext:value-type="float">
            <text:p>1.11830570151605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42438" calcext:value-type="float">
            <text:p>-0.42438</text:p>
          </table:table-cell>
          <table:table-cell table:formula="of:=[.D351]+[.F350]" office:value-type="float" office:value="209.755140000001" calcext:value-type="float">
            <text:p>209.755140000001</text:p>
          </table:table-cell>
          <table:table-cell table:formula="of:=[.E351]+[.G350]" office:value-type="float" office:value="76.6569269999999" calcext:value-type="float">
            <text:p>76.6569269999999</text:p>
          </table:table-cell>
          <table:table-cell table:formula="of:=[.F351]*[.B$10]" office:value-type="float" office:value="29.1594283545714" calcext:value-type="float">
            <text:p>29.1594283545714</text:p>
          </table:table-cell>
          <table:table-cell table:formula="of:=[.G351]*[.B$14]" office:value-type="float" office:value="1.11214874087176" calcext:value-type="float">
            <text:p>1.11214874087176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-0.424381" calcext:value-type="float">
            <text:p>-0.424381</text:p>
          </table:table-cell>
          <table:table-cell table:formula="of:=[.D352]+[.F351]" office:value-type="float" office:value="210.191690000001" calcext:value-type="float">
            <text:p>210.191690000001</text:p>
          </table:table-cell>
          <table:table-cell table:formula="of:=[.E352]+[.G351]" office:value-type="float" office:value="76.2325459999999" calcext:value-type="float">
            <text:p>76.2325459999999</text:p>
          </table:table-cell>
          <table:table-cell table:formula="of:=[.F352]*[.B$10]" office:value-type="float" office:value="29.2201160137543" calcext:value-type="float">
            <text:p>29.2201160137543</text:p>
          </table:table-cell>
          <table:table-cell table:formula="of:=[.G352]*[.B$14]" office:value-type="float" office:value="1.10599176571934" calcext:value-type="float">
            <text:p>1.10599176571934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424381" calcext:value-type="float">
            <text:p>-0.424381</text:p>
          </table:table-cell>
          <table:table-cell table:formula="of:=[.D353]+[.F352]" office:value-type="float" office:value="210.628230000002" calcext:value-type="float">
            <text:p>210.628230000002</text:p>
          </table:table-cell>
          <table:table-cell table:formula="of:=[.E353]+[.G352]" office:value-type="float" office:value="75.808165" calcext:value-type="float">
            <text:p>75.808165</text:p>
          </table:table-cell>
          <table:table-cell table:formula="of:=[.F353]*[.B$10]" office:value-type="float" office:value="29.2808022827721" calcext:value-type="float">
            <text:p>29.2808022827721</text:p>
          </table:table-cell>
          <table:table-cell table:formula="of:=[.G353]*[.B$14]" office:value-type="float" office:value="1.09983479056692" calcext:value-type="float">
            <text:p>1.0998347905669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42438" calcext:value-type="float">
            <text:p>-0.42438</text:p>
          </table:table-cell>
          <table:table-cell table:formula="of:=[.D354]+[.F353]" office:value-type="float" office:value="211.064770000001" calcext:value-type="float">
            <text:p>211.064770000001</text:p>
          </table:table-cell>
          <table:table-cell table:formula="of:=[.E354]+[.G353]" office:value-type="float" office:value="75.383785" calcext:value-type="float">
            <text:p>75.383785</text:p>
          </table:table-cell>
          <table:table-cell table:formula="of:=[.F354]*[.B$10]" office:value-type="float" office:value="29.3414885517899" calcext:value-type="float">
            <text:p>29.3414885517899</text:p>
          </table:table-cell>
          <table:table-cell table:formula="of:=[.G354]*[.B$14]" office:value-type="float" office:value="1.09367782992263" calcext:value-type="float">
            <text:p>1.09367782992263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369135" calcext:value-type="float">
            <text:p>-0.369135</text:p>
          </table:table-cell>
          <table:table-cell table:formula="of:=[.D355]+[.F354]" office:value-type="float" office:value="211.501310000002" calcext:value-type="float">
            <text:p>211.501310000002</text:p>
          </table:table-cell>
          <table:table-cell table:formula="of:=[.E355]+[.G354]" office:value-type="float" office:value="75.0146499999999" calcext:value-type="float">
            <text:p>75.0146499999999</text:p>
          </table:table-cell>
          <table:table-cell table:formula="of:=[.F355]*[.B$10]" office:value-type="float" office:value="29.4021748208077" calcext:value-type="float">
            <text:p>29.4021748208077</text:p>
          </table:table-cell>
          <table:table-cell table:formula="of:=[.G355]*[.B$14]" office:value-type="float" office:value="1.0883223709768" calcext:value-type="float">
            <text:p>1.0883223709768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-0.369136" calcext:value-type="float">
            <text:p>-0.369136</text:p>
          </table:table-cell>
          <table:table-cell table:formula="of:=[.D356]+[.F355]" office:value-type="float" office:value="211.937860000002" calcext:value-type="float">
            <text:p>211.937860000002</text:p>
          </table:table-cell>
          <table:table-cell table:formula="of:=[.E356]+[.G355]" office:value-type="float" office:value="74.645514" calcext:value-type="float">
            <text:p>74.645514</text:p>
          </table:table-cell>
          <table:table-cell table:formula="of:=[.F356]*[.B$10]" office:value-type="float" office:value="29.4628624799906" calcext:value-type="float">
            <text:p>29.4628624799906</text:p>
          </table:table-cell>
          <table:table-cell table:formula="of:=[.G356]*[.B$14]" office:value-type="float" office:value="1.08296689752285" calcext:value-type="float">
            <text:p>1.08296689752285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369135" calcext:value-type="float">
            <text:p>-0.369135</text:p>
          </table:table-cell>
          <table:table-cell table:formula="of:=[.D357]+[.F356]" office:value-type="float" office:value="212.374400000002" calcext:value-type="float">
            <text:p>212.374400000002</text:p>
          </table:table-cell>
          <table:table-cell table:formula="of:=[.E357]+[.G356]" office:value-type="float" office:value="74.276379" calcext:value-type="float">
            <text:p>74.276379</text:p>
          </table:table-cell>
          <table:table-cell table:formula="of:=[.F357]*[.B$10]" office:value-type="float" office:value="29.5235487490084" calcext:value-type="float">
            <text:p>29.5235487490084</text:p>
          </table:table-cell>
          <table:table-cell table:formula="of:=[.G357]*[.B$14]" office:value-type="float" office:value="1.07761143857702" calcext:value-type="float">
            <text:p>1.0776114385770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369135" calcext:value-type="float">
            <text:p>-0.369135</text:p>
          </table:table-cell>
          <table:table-cell table:formula="of:=[.D358]+[.F357]" office:value-type="float" office:value="212.810940000002" calcext:value-type="float">
            <text:p>212.810940000002</text:p>
          </table:table-cell>
          <table:table-cell table:formula="of:=[.E358]+[.G357]" office:value-type="float" office:value="73.9072439999999" calcext:value-type="float">
            <text:p>73.9072439999999</text:p>
          </table:table-cell>
          <table:table-cell table:formula="of:=[.F358]*[.B$10]" office:value-type="float" office:value="29.5842350180262" calcext:value-type="float">
            <text:p>29.5842350180262</text:p>
          </table:table-cell>
          <table:table-cell table:formula="of:=[.G358]*[.B$14]" office:value-type="float" office:value="1.07225597963119" calcext:value-type="float">
            <text:p>1.07225597963119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295223" calcext:value-type="float">
            <text:p>-0.295223</text:p>
          </table:table-cell>
          <table:table-cell table:formula="of:=[.D359]+[.F358]" office:value-type="float" office:value="213.247480000002" calcext:value-type="float">
            <text:p>213.247480000002</text:p>
          </table:table-cell>
          <table:table-cell table:formula="of:=[.E359]+[.G358]" office:value-type="float" office:value="73.6120209999999" calcext:value-type="float">
            <text:p>73.6120209999999</text:p>
          </table:table-cell>
          <table:table-cell table:formula="of:=[.F359]*[.B$10]" office:value-type="float" office:value="29.644921287044" calcext:value-type="float">
            <text:p>29.644921287044</text:p>
          </table:table-cell>
          <table:table-cell table:formula="of:=[.G359]*[.B$14]" office:value-type="float" office:value="1.06797284566567" calcext:value-type="float">
            <text:p>1.06797284566567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-0.295223" calcext:value-type="float">
            <text:p>-0.295223</text:p>
          </table:table-cell>
          <table:table-cell table:formula="of:=[.D360]+[.F359]" office:value-type="float" office:value="213.684030000002" calcext:value-type="float">
            <text:p>213.684030000002</text:p>
          </table:table-cell>
          <table:table-cell table:formula="of:=[.E360]+[.G359]" office:value-type="float" office:value="73.3167979999999" calcext:value-type="float">
            <text:p>73.3167979999999</text:p>
          </table:table-cell>
          <table:table-cell table:formula="of:=[.F360]*[.B$10]" office:value-type="float" office:value="29.705608946227" calcext:value-type="float">
            <text:p>29.705608946227</text:p>
          </table:table-cell>
          <table:table-cell table:formula="of:=[.G360]*[.B$14]" office:value-type="float" office:value="1.06368971170015" calcext:value-type="float">
            <text:p>1.06368971170015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295222" calcext:value-type="float">
            <text:p>-0.295222</text:p>
          </table:table-cell>
          <table:table-cell table:formula="of:=[.D361]+[.F360]" office:value-type="float" office:value="214.120570000002" calcext:value-type="float">
            <text:p>214.120570000002</text:p>
          </table:table-cell>
          <table:table-cell table:formula="of:=[.E361]+[.G360]" office:value-type="float" office:value="73.021576" calcext:value-type="float">
            <text:p>73.021576</text:p>
          </table:table-cell>
          <table:table-cell table:formula="of:=[.F361]*[.B$10]" office:value-type="float" office:value="29.7662952152447" calcext:value-type="float">
            <text:p>29.7662952152447</text:p>
          </table:table-cell>
          <table:table-cell table:formula="of:=[.G361]*[.B$14]" office:value-type="float" office:value="1.05940659224275" calcext:value-type="float">
            <text:p>1.05940659224275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295223" calcext:value-type="float">
            <text:p>-0.295223</text:p>
          </table:table-cell>
          <table:table-cell table:formula="of:=[.D362]+[.F361]" office:value-type="float" office:value="214.557110000002" calcext:value-type="float">
            <text:p>214.557110000002</text:p>
          </table:table-cell>
          <table:table-cell table:formula="of:=[.E362]+[.G361]" office:value-type="float" office:value="72.726353" calcext:value-type="float">
            <text:p>72.726353</text:p>
          </table:table-cell>
          <table:table-cell table:formula="of:=[.F362]*[.B$10]" office:value-type="float" office:value="29.8269814842625" calcext:value-type="float">
            <text:p>29.8269814842625</text:p>
          </table:table-cell>
          <table:table-cell table:formula="of:=[.G362]*[.B$14]" office:value-type="float" office:value="1.05512345827723" calcext:value-type="float">
            <text:p>1.05512345827723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207787" calcext:value-type="float">
            <text:p>-0.207787</text:p>
          </table:table-cell>
          <table:table-cell table:formula="of:=[.D363]+[.F362]" office:value-type="float" office:value="214.993650000002" calcext:value-type="float">
            <text:p>214.993650000002</text:p>
          </table:table-cell>
          <table:table-cell table:formula="of:=[.E363]+[.G362]" office:value-type="float" office:value="72.518566" calcext:value-type="float">
            <text:p>72.518566</text:p>
          </table:table-cell>
          <table:table-cell table:formula="of:=[.F363]*[.B$10]" office:value-type="float" office:value="29.8876677532803" calcext:value-type="float">
            <text:p>29.8876677532803</text:p>
          </table:table-cell>
          <table:table-cell table:formula="of:=[.G363]*[.B$14]" office:value-type="float" office:value="1.05210885725599" calcext:value-type="float">
            <text:p>1.05210885725599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-0.207786" calcext:value-type="float">
            <text:p>-0.207786</text:p>
          </table:table-cell>
          <table:table-cell table:formula="of:=[.D364]+[.F363]" office:value-type="float" office:value="215.430200000002" calcext:value-type="float">
            <text:p>215.430200000002</text:p>
          </table:table-cell>
          <table:table-cell table:formula="of:=[.E364]+[.G363]" office:value-type="float" office:value="72.31078" calcext:value-type="float">
            <text:p>72.31078</text:p>
          </table:table-cell>
          <table:table-cell table:formula="of:=[.F364]*[.B$10]" office:value-type="float" office:value="29.9483554124633" calcext:value-type="float">
            <text:p>29.9483554124633</text:p>
          </table:table-cell>
          <table:table-cell table:formula="of:=[.G364]*[.B$14]" office:value-type="float" office:value="1.04909427074288" calcext:value-type="float">
            <text:p>1.04909427074288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207787" calcext:value-type="float">
            <text:p>-0.207787</text:p>
          </table:table-cell>
          <table:table-cell table:formula="of:=[.D365]+[.F364]" office:value-type="float" office:value="215.866740000002" calcext:value-type="float">
            <text:p>215.866740000002</text:p>
          </table:table-cell>
          <table:table-cell table:formula="of:=[.E365]+[.G364]" office:value-type="float" office:value="72.102993" calcext:value-type="float">
            <text:p>72.102993</text:p>
          </table:table-cell>
          <table:table-cell table:formula="of:=[.F365]*[.B$10]" office:value-type="float" office:value="30.0090416814811" calcext:value-type="float">
            <text:p>30.0090416814811</text:p>
          </table:table-cell>
          <table:table-cell table:formula="of:=[.G365]*[.B$14]" office:value-type="float" office:value="1.04607966972163" calcext:value-type="float">
            <text:p>1.04607966972163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207786" calcext:value-type="float">
            <text:p>-0.207786</text:p>
          </table:table-cell>
          <table:table-cell table:formula="of:=[.D366]+[.F365]" office:value-type="float" office:value="216.303280000002" calcext:value-type="float">
            <text:p>216.303280000002</text:p>
          </table:table-cell>
          <table:table-cell table:formula="of:=[.E366]+[.G365]" office:value-type="float" office:value="71.895207" calcext:value-type="float">
            <text:p>71.895207</text:p>
          </table:table-cell>
          <table:table-cell table:formula="of:=[.F366]*[.B$10]" office:value-type="float" office:value="30.0697279504989" calcext:value-type="float">
            <text:p>30.0697279504989</text:p>
          </table:table-cell>
          <table:table-cell table:formula="of:=[.G366]*[.B$14]" office:value-type="float" office:value="1.04306508320852" calcext:value-type="float">
            <text:p>1.0430650832085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112509" calcext:value-type="float">
            <text:p>-0.112509</text:p>
          </table:table-cell>
          <table:table-cell table:formula="of:=[.D367]+[.F366]" office:value-type="float" office:value="216.739820000002" calcext:value-type="float">
            <text:p>216.739820000002</text:p>
          </table:table-cell>
          <table:table-cell table:formula="of:=[.E367]+[.G366]" office:value-type="float" office:value="71.782698" calcext:value-type="float">
            <text:p>71.782698</text:p>
          </table:table-cell>
          <table:table-cell table:formula="of:=[.F367]*[.B$10]" office:value-type="float" office:value="30.1304142195166" calcext:value-type="float">
            <text:p>30.1304142195166</text:p>
          </table:table-cell>
          <table:table-cell table:formula="of:=[.G367]*[.B$14]" office:value-type="float" office:value="1.04143278789506" calcext:value-type="float">
            <text:p>1.04143278789506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11251" calcext:value-type="float">
            <text:p>-0.11251</text:p>
          </table:table-cell>
          <table:table-cell table:formula="of:=[.D368]+[.F367]" office:value-type="float" office:value="217.176360000002" calcext:value-type="float">
            <text:p>217.176360000002</text:p>
          </table:table-cell>
          <table:table-cell table:formula="of:=[.E368]+[.G367]" office:value-type="float" office:value="71.670188" calcext:value-type="float">
            <text:p>71.670188</text:p>
          </table:table-cell>
          <table:table-cell table:formula="of:=[.F368]*[.B$10]" office:value-type="float" office:value="30.1911004885344" calcext:value-type="float">
            <text:p>30.1911004885344</text:p>
          </table:table-cell>
          <table:table-cell table:formula="of:=[.G368]*[.B$14]" office:value-type="float" office:value="1.03980047807346" calcext:value-type="float">
            <text:p>1.03980047807346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112509" calcext:value-type="float">
            <text:p>-0.112509</text:p>
          </table:table-cell>
          <table:table-cell table:formula="of:=[.D369]+[.F368]" office:value-type="float" office:value="217.612900000002" calcext:value-type="float">
            <text:p>217.612900000002</text:p>
          </table:table-cell>
          <table:table-cell table:formula="of:=[.E369]+[.G368]" office:value-type="float" office:value="71.557679" calcext:value-type="float">
            <text:p>71.557679</text:p>
          </table:table-cell>
          <table:table-cell table:formula="of:=[.F369]*[.B$10]" office:value-type="float" office:value="30.2517867575522" calcext:value-type="float">
            <text:p>30.2517867575522</text:p>
          </table:table-cell>
          <table:table-cell table:formula="of:=[.G369]*[.B$14]" office:value-type="float" office:value="1.03816818275999" calcext:value-type="float">
            <text:p>1.03816818275999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112509" calcext:value-type="float">
            <text:p>-0.112509</text:p>
          </table:table-cell>
          <table:table-cell table:formula="of:=[.D370]+[.F369]" office:value-type="float" office:value="218.049440000002" calcext:value-type="float">
            <text:p>218.049440000002</text:p>
          </table:table-cell>
          <table:table-cell table:formula="of:=[.E370]+[.G369]" office:value-type="float" office:value="71.44517" calcext:value-type="float">
            <text:p>71.44517</text:p>
          </table:table-cell>
          <table:table-cell table:formula="of:=[.F370]*[.B$10]" office:value-type="float" office:value="30.31247302657" calcext:value-type="float">
            <text:p>30.31247302657</text:p>
          </table:table-cell>
          <table:table-cell table:formula="of:=[.G370]*[.B$14]" office:value-type="float" office:value="1.03653588744653" calcext:value-type="float">
            <text:p>1.03653588744653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01525" calcext:value-type="float">
            <text:p>-0.01525</text:p>
          </table:table-cell>
          <table:table-cell table:formula="of:=[.D371]+[.F370]" office:value-type="float" office:value="218.485980000002" calcext:value-type="float">
            <text:p>218.485980000002</text:p>
          </table:table-cell>
          <table:table-cell table:formula="of:=[.E371]+[.G370]" office:value-type="float" office:value="71.42992" calcext:value-type="float">
            <text:p>71.42992</text:p>
          </table:table-cell>
          <table:table-cell table:formula="of:=[.F371]*[.B$10]" office:value-type="float" office:value="30.3731592955878" calcext:value-type="float">
            <text:p>30.3731592955878</text:p>
          </table:table-cell>
          <table:table-cell table:formula="of:=[.G371]*[.B$14]" office:value-type="float" office:value="1.0363146384484" calcext:value-type="float">
            <text:p>1.0363146384484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-0.01525" calcext:value-type="float">
            <text:p>-0.01525</text:p>
          </table:table-cell>
          <table:table-cell table:formula="of:=[.D372]+[.F371]" office:value-type="float" office:value="218.922530000002" calcext:value-type="float">
            <text:p>218.922530000002</text:p>
          </table:table-cell>
          <table:table-cell table:formula="of:=[.E372]+[.G371]" office:value-type="float" office:value="71.41467" calcext:value-type="float">
            <text:p>71.41467</text:p>
          </table:table-cell>
          <table:table-cell table:formula="of:=[.F372]*[.B$10]" office:value-type="float" office:value="30.4338469547707" calcext:value-type="float">
            <text:p>30.4338469547707</text:p>
          </table:table-cell>
          <table:table-cell table:formula="of:=[.G372]*[.B$14]" office:value-type="float" office:value="1.03609338945027" calcext:value-type="float">
            <text:p>1.03609338945027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01525" calcext:value-type="float">
            <text:p>-0.01525</text:p>
          </table:table-cell>
          <table:table-cell table:formula="of:=[.D373]+[.F372]" office:value-type="float" office:value="219.359070000002" calcext:value-type="float">
            <text:p>219.359070000002</text:p>
          </table:table-cell>
          <table:table-cell table:formula="of:=[.E373]+[.G372]" office:value-type="float" office:value="71.39942" calcext:value-type="float">
            <text:p>71.39942</text:p>
          </table:table-cell>
          <table:table-cell table:formula="of:=[.F373]*[.B$10]" office:value-type="float" office:value="30.4945332237885" calcext:value-type="float">
            <text:p>30.4945332237885</text:p>
          </table:table-cell>
          <table:table-cell table:formula="of:=[.G373]*[.B$14]" office:value-type="float" office:value="1.03587214045215" calcext:value-type="float">
            <text:p>1.03587214045215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-0.01526" calcext:value-type="float">
            <text:p>-0.01526</text:p>
          </table:table-cell>
          <table:table-cell table:formula="of:=[.D374]+[.F373]" office:value-type="float" office:value="219.795610000002" calcext:value-type="float">
            <text:p>219.795610000002</text:p>
          </table:table-cell>
          <table:table-cell table:formula="of:=[.E374]+[.G373]" office:value-type="float" office:value="71.38416" calcext:value-type="float">
            <text:p>71.38416</text:p>
          </table:table-cell>
          <table:table-cell table:formula="of:=[.F374]*[.B$10]" office:value-type="float" office:value="30.5552194928063" calcext:value-type="float">
            <text:p>30.5552194928063</text:p>
          </table:table-cell>
          <table:table-cell table:formula="of:=[.G374]*[.B$14]" office:value-type="float" office:value="1.03565074637271" calcext:value-type="float">
            <text:p>1.03565074637271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07828" calcext:value-type="float">
            <text:p>0.07828</text:p>
          </table:table-cell>
          <table:table-cell table:formula="of:=[.D375]+[.F374]" office:value-type="float" office:value="220.232150000002" calcext:value-type="float">
            <text:p>220.232150000002</text:p>
          </table:table-cell>
          <table:table-cell table:formula="of:=[.E375]+[.G374]" office:value-type="float" office:value="71.46244" calcext:value-type="float">
            <text:p>71.46244</text:p>
          </table:table-cell>
          <table:table-cell table:formula="of:=[.F375]*[.B$10]" office:value-type="float" office:value="30.6159057618241" calcext:value-type="float">
            <text:p>30.6159057618241</text:p>
          </table:table-cell>
          <table:table-cell table:formula="of:=[.G375]*[.B$14]" office:value-type="float" office:value="1.03678644286933" calcext:value-type="float">
            <text:p>1.03678644286933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0.07828" calcext:value-type="float">
            <text:p>0.07828</text:p>
          </table:table-cell>
          <table:table-cell table:formula="of:=[.D376]+[.F375]" office:value-type="float" office:value="220.668700000002" calcext:value-type="float">
            <text:p>220.668700000002</text:p>
          </table:table-cell>
          <table:table-cell table:formula="of:=[.E376]+[.G375]" office:value-type="float" office:value="71.54072" calcext:value-type="float">
            <text:p>71.54072</text:p>
          </table:table-cell>
          <table:table-cell table:formula="of:=[.F376]*[.B$10]" office:value-type="float" office:value="30.6765934210071" calcext:value-type="float">
            <text:p>30.6765934210071</text:p>
          </table:table-cell>
          <table:table-cell table:formula="of:=[.G376]*[.B$14]" office:value-type="float" office:value="1.03792213936595" calcext:value-type="float">
            <text:p>1.03792213936595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07828" calcext:value-type="float">
            <text:p>0.07828</text:p>
          </table:table-cell>
          <table:table-cell table:formula="of:=[.D377]+[.F376]" office:value-type="float" office:value="221.105240000002" calcext:value-type="float">
            <text:p>221.105240000002</text:p>
          </table:table-cell>
          <table:table-cell table:formula="of:=[.E377]+[.G376]" office:value-type="float" office:value="71.619" calcext:value-type="float">
            <text:p>71.619</text:p>
          </table:table-cell>
          <table:table-cell table:formula="of:=[.F377]*[.B$10]" office:value-type="float" office:value="30.7372796900249" calcext:value-type="float">
            <text:p>30.7372796900249</text:p>
          </table:table-cell>
          <table:table-cell table:formula="of:=[.G377]*[.B$14]" office:value-type="float" office:value="1.03905783586256" calcext:value-type="float">
            <text:p>1.03905783586256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07828" calcext:value-type="float">
            <text:p>0.07828</text:p>
          </table:table-cell>
          <table:table-cell table:formula="of:=[.D378]+[.F377]" office:value-type="float" office:value="221.541780000002" calcext:value-type="float">
            <text:p>221.541780000002</text:p>
          </table:table-cell>
          <table:table-cell table:formula="of:=[.E378]+[.G377]" office:value-type="float" office:value="71.69728" calcext:value-type="float">
            <text:p>71.69728</text:p>
          </table:table-cell>
          <table:table-cell table:formula="of:=[.F378]*[.B$10]" office:value-type="float" office:value="30.7979659590426" calcext:value-type="float">
            <text:p>30.7979659590426</text:p>
          </table:table-cell>
          <table:table-cell table:formula="of:=[.G378]*[.B$14]" office:value-type="float" office:value="1.04019353235918" calcext:value-type="float">
            <text:p>1.04019353235918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162869" calcext:value-type="float">
            <text:p>0.162869</text:p>
          </table:table-cell>
          <table:table-cell table:formula="of:=[.D379]+[.F378]" office:value-type="float" office:value="221.978320000002" calcext:value-type="float">
            <text:p>221.978320000002</text:p>
          </table:table-cell>
          <table:table-cell table:formula="of:=[.E379]+[.G378]" office:value-type="float" office:value="71.860149" calcext:value-type="float">
            <text:p>71.860149</text:p>
          </table:table-cell>
          <table:table-cell table:formula="of:=[.F379]*[.B$10]" office:value-type="float" office:value="30.8586522280604" calcext:value-type="float">
            <text:p>30.8586522280604</text:p>
          </table:table-cell>
          <table:table-cell table:formula="of:=[.G379]*[.B$14]" office:value-type="float" office:value="1.04255645715106" calcext:value-type="float">
            <text:p>1.04255645715106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0.16287" calcext:value-type="float">
            <text:p>0.16287</text:p>
          </table:table-cell>
          <table:table-cell table:formula="of:=[.D380]+[.F379]" office:value-type="float" office:value="222.414870000002" calcext:value-type="float">
            <text:p>222.414870000002</text:p>
          </table:table-cell>
          <table:table-cell table:formula="of:=[.E380]+[.G379]" office:value-type="float" office:value="72.023019" calcext:value-type="float">
            <text:p>72.023019</text:p>
          </table:table-cell>
          <table:table-cell table:formula="of:=[.F380]*[.B$10]" office:value-type="float" office:value="30.9193398872434" calcext:value-type="float">
            <text:p>30.9193398872434</text:p>
          </table:table-cell>
          <table:table-cell table:formula="of:=[.G380]*[.B$14]" office:value-type="float" office:value="1.04491939645106" calcext:value-type="float">
            <text:p>1.04491939645106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162869" calcext:value-type="float">
            <text:p>0.162869</text:p>
          </table:table-cell>
          <table:table-cell table:formula="of:=[.D381]+[.F380]" office:value-type="float" office:value="222.851410000002" calcext:value-type="float">
            <text:p>222.851410000002</text:p>
          </table:table-cell>
          <table:table-cell table:formula="of:=[.E381]+[.G380]" office:value-type="float" office:value="72.185888" calcext:value-type="float">
            <text:p>72.185888</text:p>
          </table:table-cell>
          <table:table-cell table:formula="of:=[.F381]*[.B$10]" office:value-type="float" office:value="30.9800261562612" calcext:value-type="float">
            <text:p>30.9800261562612</text:p>
          </table:table-cell>
          <table:table-cell table:formula="of:=[.G381]*[.B$14]" office:value-type="float" office:value="1.04728232124293" calcext:value-type="float">
            <text:p>1.04728232124293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162869" calcext:value-type="float">
            <text:p>0.162869</text:p>
          </table:table-cell>
          <table:table-cell table:formula="of:=[.D382]+[.F381]" office:value-type="float" office:value="223.287950000002" calcext:value-type="float">
            <text:p>223.287950000002</text:p>
          </table:table-cell>
          <table:table-cell table:formula="of:=[.E382]+[.G381]" office:value-type="float" office:value="72.348757" calcext:value-type="float">
            <text:p>72.348757</text:p>
          </table:table-cell>
          <table:table-cell table:formula="of:=[.F382]*[.B$10]" office:value-type="float" office:value="31.040712425279" calcext:value-type="float">
            <text:p>31.040712425279</text:p>
          </table:table-cell>
          <table:table-cell table:formula="of:=[.G382]*[.B$14]" office:value-type="float" office:value="1.0496452460348" calcext:value-type="float">
            <text:p>1.0496452460348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234068" calcext:value-type="float">
            <text:p>0.234068</text:p>
          </table:table-cell>
          <table:table-cell table:formula="of:=[.D383]+[.F382]" office:value-type="float" office:value="223.724490000002" calcext:value-type="float">
            <text:p>223.724490000002</text:p>
          </table:table-cell>
          <table:table-cell table:formula="of:=[.E383]+[.G382]" office:value-type="float" office:value="72.582825" calcext:value-type="float">
            <text:p>72.582825</text:p>
          </table:table-cell>
          <table:table-cell table:formula="of:=[.F383]*[.B$10]" office:value-type="float" office:value="31.1013986942967" calcext:value-type="float">
            <text:p>31.1013986942967</text:p>
          </table:table-cell>
          <table:table-cell table:formula="of:=[.G383]*[.B$14]" office:value-type="float" office:value="1.05304113524751" calcext:value-type="float">
            <text:p>1.05304113524751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0.234067" calcext:value-type="float">
            <text:p>0.234067</text:p>
          </table:table-cell>
          <table:table-cell table:formula="of:=[.D384]+[.F383]" office:value-type="float" office:value="224.161040000002" calcext:value-type="float">
            <text:p>224.161040000002</text:p>
          </table:table-cell>
          <table:table-cell table:formula="of:=[.E384]+[.G383]" office:value-type="float" office:value="72.816892" calcext:value-type="float">
            <text:p>72.816892</text:p>
          </table:table-cell>
          <table:table-cell table:formula="of:=[.F384]*[.B$10]" office:value-type="float" office:value="31.1620863534797" calcext:value-type="float">
            <text:p>31.1620863534797</text:p>
          </table:table-cell>
          <table:table-cell table:formula="of:=[.G384]*[.B$14]" office:value-type="float" office:value="1.05643700995208" calcext:value-type="float">
            <text:p>1.05643700995208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234067" calcext:value-type="float">
            <text:p>0.234067</text:p>
          </table:table-cell>
          <table:table-cell table:formula="of:=[.D385]+[.F384]" office:value-type="float" office:value="224.597580000002" calcext:value-type="float">
            <text:p>224.597580000002</text:p>
          </table:table-cell>
          <table:table-cell table:formula="of:=[.E385]+[.G384]" office:value-type="float" office:value="73.050959" calcext:value-type="float">
            <text:p>73.050959</text:p>
          </table:table-cell>
          <table:table-cell table:formula="of:=[.F385]*[.B$10]" office:value-type="float" office:value="31.2227726224975" calcext:value-type="float">
            <text:p>31.2227726224975</text:p>
          </table:table-cell>
          <table:table-cell table:formula="of:=[.G385]*[.B$14]" office:value-type="float" office:value="1.05983288465665" calcext:value-type="float">
            <text:p>1.05983288465665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234068" calcext:value-type="float">
            <text:p>0.234068</text:p>
          </table:table-cell>
          <table:table-cell table:formula="of:=[.D386]+[.F385]" office:value-type="float" office:value="225.034120000002" calcext:value-type="float">
            <text:p>225.034120000002</text:p>
          </table:table-cell>
          <table:table-cell table:formula="of:=[.E386]+[.G385]" office:value-type="float" office:value="73.285027" calcext:value-type="float">
            <text:p>73.285027</text:p>
          </table:table-cell>
          <table:table-cell table:formula="of:=[.F386]*[.B$10]" office:value-type="float" office:value="31.2834588915153" calcext:value-type="float">
            <text:p>31.2834588915153</text:p>
          </table:table-cell>
          <table:table-cell table:formula="of:=[.G386]*[.B$14]" office:value-type="float" office:value="1.06322877386936" calcext:value-type="float">
            <text:p>1.06322877386936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2884" calcext:value-type="float">
            <text:p>0.2884</text:p>
          </table:table-cell>
          <table:table-cell table:formula="of:=[.D387]+[.F386]" office:value-type="float" office:value="225.470660000002" calcext:value-type="float">
            <text:p>225.470660000002</text:p>
          </table:table-cell>
          <table:table-cell table:formula="of:=[.E387]+[.G386]" office:value-type="float" office:value="73.573427" calcext:value-type="float">
            <text:p>73.573427</text:p>
          </table:table-cell>
          <table:table-cell table:formula="of:=[.F387]*[.B$10]" office:value-type="float" office:value="31.3441451605331" calcext:value-type="float">
            <text:p>31.3441451605331</text:p>
          </table:table-cell>
          <table:table-cell table:formula="of:=[.G387]*[.B$14]" office:value-type="float" office:value="1.0674129188569" calcext:value-type="float">
            <text:p>1.0674129188569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0.288401" calcext:value-type="float">
            <text:p>0.288401</text:p>
          </table:table-cell>
          <table:table-cell table:formula="of:=[.D388]+[.F387]" office:value-type="float" office:value="225.907210000002" calcext:value-type="float">
            <text:p>225.907210000002</text:p>
          </table:table-cell>
          <table:table-cell table:formula="of:=[.E388]+[.G387]" office:value-type="float" office:value="73.861828" calcext:value-type="float">
            <text:p>73.861828</text:p>
          </table:table-cell>
          <table:table-cell table:formula="of:=[.F388]*[.B$10]" office:value-type="float" office:value="31.404832819716" calcext:value-type="float">
            <text:p>31.404832819716</text:p>
          </table:table-cell>
          <table:table-cell table:formula="of:=[.G388]*[.B$14]" office:value-type="float" office:value="1.07159707835257" calcext:value-type="float">
            <text:p>1.07159707835257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2884" calcext:value-type="float">
            <text:p>0.2884</text:p>
          </table:table-cell>
          <table:table-cell table:formula="of:=[.D389]+[.F388]" office:value-type="float" office:value="226.343750000002" calcext:value-type="float">
            <text:p>226.343750000002</text:p>
          </table:table-cell>
          <table:table-cell table:formula="of:=[.E389]+[.G388]" office:value-type="float" office:value="74.150228" calcext:value-type="float">
            <text:p>74.150228</text:p>
          </table:table-cell>
          <table:table-cell table:formula="of:=[.F389]*[.B$10]" office:value-type="float" office:value="31.4655190887338" calcext:value-type="float">
            <text:p>31.4655190887338</text:p>
          </table:table-cell>
          <table:table-cell table:formula="of:=[.G389]*[.B$14]" office:value-type="float" office:value="1.07578122334012" calcext:value-type="float">
            <text:p>1.07578122334012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2884" calcext:value-type="float">
            <text:p>0.2884</text:p>
          </table:table-cell>
          <table:table-cell table:formula="of:=[.D390]+[.F389]" office:value-type="float" office:value="226.780290000002" calcext:value-type="float">
            <text:p>226.780290000002</text:p>
          </table:table-cell>
          <table:table-cell table:formula="of:=[.E390]+[.G389]" office:value-type="float" office:value="74.438628" calcext:value-type="float">
            <text:p>74.438628</text:p>
          </table:table-cell>
          <table:table-cell table:formula="of:=[.F390]*[.B$10]" office:value-type="float" office:value="31.5262053577516" calcext:value-type="float">
            <text:p>31.5262053577516</text:p>
          </table:table-cell>
          <table:table-cell table:formula="of:=[.G390]*[.B$14]" office:value-type="float" office:value="1.07996536832766" calcext:value-type="float">
            <text:p>1.07996536832766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323534" calcext:value-type="float">
            <text:p>0.323534</text:p>
          </table:table-cell>
          <table:table-cell table:formula="of:=[.D391]+[.F390]" office:value-type="float" office:value="227.216830000002" calcext:value-type="float">
            <text:p>227.216830000002</text:p>
          </table:table-cell>
          <table:table-cell table:formula="of:=[.E391]+[.G390]" office:value-type="float" office:value="74.762162" calcext:value-type="float">
            <text:p>74.762162</text:p>
          </table:table-cell>
          <table:table-cell table:formula="of:=[.F391]*[.B$10]" office:value-type="float" office:value="31.5868916267694" calcext:value-type="float">
            <text:p>31.5868916267694</text:p>
          </table:table-cell>
          <table:table-cell table:formula="of:=[.G391]*[.B$14]" office:value-type="float" office:value="1.08465924199062" calcext:value-type="float">
            <text:p>1.08465924199062</text:p>
          </table:table-cell>
        </table:table-row>
        <table:table-row table:style-name="ro1">
          <table:table-cell table:number-columns-repeated="3"/>
          <table:table-cell office:value-type="float" office:value="0.43655" calcext:value-type="float">
            <text:p>0.43655</text:p>
          </table:table-cell>
          <table:table-cell office:value-type="float" office:value="0.323534" calcext:value-type="float">
            <text:p>0.323534</text:p>
          </table:table-cell>
          <table:table-cell table:formula="of:=[.D392]+[.F391]" office:value-type="float" office:value="227.653380000002" calcext:value-type="float">
            <text:p>227.653380000002</text:p>
          </table:table-cell>
          <table:table-cell table:formula="of:=[.E392]+[.G391]" office:value-type="float" office:value="75.085696" calcext:value-type="float">
            <text:p>75.085696</text:p>
          </table:table-cell>
          <table:table-cell table:formula="of:=[.F392]*[.B$10]" office:value-type="float" office:value="31.6475792859523" calcext:value-type="float">
            <text:p>31.6475792859523</text:p>
          </table:table-cell>
          <table:table-cell table:formula="of:=[.G392]*[.B$14]" office:value-type="float" office:value="1.08935311565359" calcext:value-type="float">
            <text:p>1.08935311565359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323535" calcext:value-type="float">
            <text:p>0.323535</text:p>
          </table:table-cell>
          <table:table-cell table:formula="of:=[.D393]+[.F392]" office:value-type="float" office:value="228.089920000002" calcext:value-type="float">
            <text:p>228.089920000002</text:p>
          </table:table-cell>
          <table:table-cell table:formula="of:=[.E393]+[.G392]" office:value-type="float" office:value="75.409231" calcext:value-type="float">
            <text:p>75.409231</text:p>
          </table:table-cell>
          <table:table-cell table:formula="of:=[.F393]*[.B$10]" office:value-type="float" office:value="31.7082655549701" calcext:value-type="float">
            <text:p>31.7082655549701</text:p>
          </table:table-cell>
          <table:table-cell table:formula="of:=[.G393]*[.B$14]" office:value-type="float" office:value="1.09404700382469" calcext:value-type="float">
            <text:p>1.09404700382469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323534" calcext:value-type="float">
            <text:p>0.323534</text:p>
          </table:table-cell>
          <table:table-cell table:formula="of:=[.D394]+[.F393]" office:value-type="float" office:value="228.526460000002" calcext:value-type="float">
            <text:p>228.526460000002</text:p>
          </table:table-cell>
          <table:table-cell table:formula="of:=[.E394]+[.G393]" office:value-type="float" office:value="75.732765" calcext:value-type="float">
            <text:p>75.732765</text:p>
          </table:table-cell>
          <table:table-cell table:formula="of:=[.F394]*[.B$10]" office:value-type="float" office:value="31.7689518239879" calcext:value-type="float">
            <text:p>31.7689518239879</text:p>
          </table:table-cell>
          <table:table-cell table:formula="of:=[.G394]*[.B$14]" office:value-type="float" office:value="1.09874087748765" calcext:value-type="float">
            <text:p>1.09874087748765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338352" calcext:value-type="float">
            <text:p>0.338352</text:p>
          </table:table-cell>
          <table:table-cell table:formula="of:=[.D395]+[.F394]" office:value-type="float" office:value="228.963000000002" calcext:value-type="float">
            <text:p>228.963000000002</text:p>
          </table:table-cell>
          <table:table-cell table:formula="of:=[.E395]+[.G394]" office:value-type="float" office:value="76.071117" calcext:value-type="float">
            <text:p>76.071117</text:p>
          </table:table-cell>
          <table:table-cell table:formula="of:=[.F395]*[.B$10]" office:value-type="float" office:value="31.8296380930057" calcext:value-type="float">
            <text:p>31.8296380930057</text:p>
          </table:table-cell>
          <table:table-cell table:formula="of:=[.G395]*[.B$14]" office:value-type="float" office:value="1.10364973263614" calcext:value-type="float">
            <text:p>1.10364973263614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338351" calcext:value-type="float">
            <text:p>0.338351</text:p>
          </table:table-cell>
          <table:table-cell table:formula="of:=[.D396]+[.F395]" office:value-type="float" office:value="229.399540000002" calcext:value-type="float">
            <text:p>229.399540000002</text:p>
          </table:table-cell>
          <table:table-cell table:formula="of:=[.E396]+[.G395]" office:value-type="float" office:value="76.409468" calcext:value-type="float">
            <text:p>76.409468</text:p>
          </table:table-cell>
          <table:table-cell table:formula="of:=[.F396]*[.B$10]" office:value-type="float" office:value="31.8903243620235" calcext:value-type="float">
            <text:p>31.8903243620235</text:p>
          </table:table-cell>
          <table:table-cell table:formula="of:=[.G396]*[.B$14]" office:value-type="float" office:value="1.1085585732765" calcext:value-type="float">
            <text:p>1.1085585732765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338352" calcext:value-type="float">
            <text:p>0.338352</text:p>
          </table:table-cell>
          <table:table-cell table:formula="of:=[.D397]+[.F396]" office:value-type="float" office:value="229.836080000002" calcext:value-type="float">
            <text:p>229.836080000002</text:p>
          </table:table-cell>
          <table:table-cell table:formula="of:=[.E397]+[.G396]" office:value-type="float" office:value="76.74782" calcext:value-type="float">
            <text:p>76.74782</text:p>
          </table:table-cell>
          <table:table-cell table:formula="of:=[.F397]*[.B$10]" office:value-type="float" office:value="31.9510106310413" calcext:value-type="float">
            <text:p>31.9510106310413</text:p>
          </table:table-cell>
          <table:table-cell table:formula="of:=[.G397]*[.B$14]" office:value-type="float" office:value="1.11346742842499" calcext:value-type="float">
            <text:p>1.11346742842499</text:p>
          </table:table-cell>
        </table:table-row>
        <table:table-row table:style-name="ro1">
          <table:table-cell table:number-columns-repeated="3"/>
          <table:table-cell office:value-type="float" office:value="0.43654" calcext:value-type="float">
            <text:p>0.43654</text:p>
          </table:table-cell>
          <table:table-cell office:value-type="float" office:value="0.338352" calcext:value-type="float">
            <text:p>0.338352</text:p>
          </table:table-cell>
          <table:table-cell table:formula="of:=[.D398]+[.F397]" office:value-type="float" office:value="230.272620000002" calcext:value-type="float">
            <text:p>230.272620000002</text:p>
          </table:table-cell>
          <table:table-cell table:formula="of:=[.E398]+[.G397]" office:value-type="float" office:value="77.086172" calcext:value-type="float">
            <text:p>77.086172</text:p>
          </table:table-cell>
          <table:table-cell table:formula="of:=[.F398]*[.B$10]" office:value-type="float" office:value="32.0116969000591" calcext:value-type="float">
            <text:p>32.0116969000591</text:p>
          </table:table-cell>
          <table:table-cell table:formula="of:=[.G398]*[.B$14]" office:value-type="float" office:value="1.11837628357348" calcext:value-type="float">
            <text:p>1.118376283573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1T16:05:09.575321154</dc:date>
    <meta:editing-duration>PT9M33S</meta:editing-duration>
    <meta:editing-cycles>1</meta:editing-cycles>
    <meta:generator>LibreOffice/6.0.7.3$Linux_X86_64 LibreOffice_project/00m0$Build-3</meta:generator>
    <meta:document-statistic meta:table-count="1" meta:cell-count="2409" meta:object-count="0"/>
  </office:meta>
</office:document-meta>
</file>